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order-bottom="0.06pt solid #ffffff" fo:background-color="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000000" style:text-align-source="fix" style:repeat-content="false" fo:border-left="none" fo:border-right="0.06pt solid #ffffff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ffffff" fo:background-color="#000000" style:text-align-source="fix" style:repeat-content="false" fo:border-left="none" fo:border-right="0.06pt solid #ffffff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9900ff" fo:font-weight="bold" style:font-weight-asian="bold" style:font-weight-complex="bold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006600" fo:font-weight="bold" style:font-weight-asian="bold" style:font-weight-complex="bold"/>
    </style:style>
    <style:style style:name="ce8" style:family="table-cell" style:parent-style-name="Default">
      <style:table-cell-properties fo:border-bottom="0.06pt solid #ffffff" fo:background-color="#000000" style:text-align-source="fix" style:repeat-content="false" fo:border-left="none" fo:border-right="none" fo:border-top="none"/>
      <style:paragraph-properties fo:text-align="center" fo:margin-left="0mm"/>
      <style:text-properties fo:color="#0066cc"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00ff"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600"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66cc"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/>
      <table:table table:name="1" table:style-name="ta1">
        <table:table-column table:style-name="co1" table:default-cell-style-name="ce3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Elapsed Time in Sequential Algorithm in Second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Execution</text:p>
          </table:table-cell>
          <table:table-cell table:style-name="ce9" office:value-type="string" calcext:value-type="string">
            <text:p>4X4</text:p>
          </table:table-cell>
          <table:table-cell table:style-name="ce9" office:value-type="string" calcext:value-type="string">
            <text:p>8X8</text:p>
          </table:table-cell>
          <table:table-cell table:style-name="ce9" office:value-type="string" calcext:value-type="string">
            <text:p>16X16</text:p>
          </table:table-cell>
          <table:table-cell table:style-name="ce9" office:value-type="string" calcext:value-type="string">
            <text:p>32X32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506" calcext:value-type="float">
            <text:p>0,000506</text:p>
          </table:table-cell>
          <table:table-cell office:value-type="float" office:value="0.000253434" calcext:value-type="float">
            <text:p>0,000253434</text:p>
          </table:table-cell>
          <table:table-cell office:value-type="float" office:value="0.000509148" calcext:value-type="float">
            <text:p>0,000509148</text:p>
          </table:table-cell>
          <table:table-cell office:value-type="float" office:value="0.00220188" calcext:value-type="float">
            <text:p>0,00220188</text:p>
          </table:table-cell>
          <table:table-cell office:value-type="float" office:value="0.00863249" calcext:value-type="float">
            <text:p>0,00863249</text:p>
          </table:table-cell>
          <table:table-cell office:value-type="float" office:value="0.0570014" calcext:value-type="float">
            <text:p>0,0570014</text:p>
          </table:table-cell>
          <table:table-cell office:value-type="float" office:value="0.368727" calcext:value-type="float">
            <text:p>0,368727</text:p>
          </table:table-cell>
          <table:table-cell office:value-type="float" office:value="2.93019" calcext:value-type="float">
            <text:p>2,93019</text:p>
          </table:table-cell>
          <table:table-cell office:value-type="float" office:value="24.5071" calcext:value-type="float">
            <text:p>24,5071</text:p>
          </table:table-cell>
          <table:table-cell office:value-type="float" office:value="223.92" calcext:value-type="float">
            <text:p>223,9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313759" calcext:value-type="float">
            <text:p>0,000313759</text:p>
          </table:table-cell>
          <table:table-cell office:value-type="float" office:value="0.000311958" calcext:value-type="float">
            <text:p>0,000311958</text:p>
          </table:table-cell>
          <table:table-cell office:value-type="float" office:value="0.000523789" calcext:value-type="float">
            <text:p>0,000523789</text:p>
          </table:table-cell>
          <table:table-cell office:value-type="float" office:value="0.00299609" calcext:value-type="float">
            <text:p>0,00299609</text:p>
          </table:table-cell>
          <table:table-cell office:value-type="float" office:value="0.00825005" calcext:value-type="float">
            <text:p>0,00825005</text:p>
          </table:table-cell>
          <table:table-cell office:value-type="float" office:value="0.0513512" calcext:value-type="float">
            <text:p>0,0513512</text:p>
          </table:table-cell>
          <table:table-cell office:value-type="float" office:value="0.388429" calcext:value-type="float">
            <text:p>0,388429</text:p>
          </table:table-cell>
          <table:table-cell office:value-type="float" office:value="3.15313" calcext:value-type="float">
            <text:p>3,15313</text:p>
          </table:table-cell>
          <table:table-cell office:value-type="float" office:value="27.6493" calcext:value-type="float">
            <text:p>27,6493</text:p>
          </table:table-cell>
          <table:table-cell office:value-type="float" office:value="253.366" calcext:value-type="float">
            <text:p>253,36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278432" calcext:value-type="float">
            <text:p>0,000278432</text:p>
          </table:table-cell>
          <table:table-cell office:value-type="float" office:value="0.000288446" calcext:value-type="float">
            <text:p>0,000288446</text:p>
          </table:table-cell>
          <table:table-cell office:value-type="float" office:value="0.000518079" calcext:value-type="float">
            <text:p>0,000518079</text:p>
          </table:table-cell>
          <table:table-cell office:value-type="float" office:value="0.00171628" calcext:value-type="float">
            <text:p>0,00171628</text:p>
          </table:table-cell>
          <table:table-cell office:value-type="float" office:value="0.0110088" calcext:value-type="float">
            <text:p>0,0110088</text:p>
          </table:table-cell>
          <table:table-cell office:value-type="float" office:value="0.0551081" calcext:value-type="float">
            <text:p>0,0551081</text:p>
          </table:table-cell>
          <table:table-cell office:value-type="float" office:value="0.368549" calcext:value-type="float">
            <text:p>0,368549</text:p>
          </table:table-cell>
          <table:table-cell office:value-type="float" office:value="3.21748" calcext:value-type="float">
            <text:p>3,21748</text:p>
          </table:table-cell>
          <table:table-cell office:value-type="float" office:value="26.9448" calcext:value-type="float">
            <text:p>26,9448</text:p>
          </table:table-cell>
          <table:table-cell office:value-type="float" office:value="276.183" calcext:value-type="float">
            <text:p>276,18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278053" calcext:value-type="float">
            <text:p>0,000278053</text:p>
          </table:table-cell>
          <table:table-cell office:value-type="float" office:value="0.000301426" calcext:value-type="float">
            <text:p>0,000301426</text:p>
          </table:table-cell>
          <table:table-cell office:value-type="float" office:value="0.00045597" calcext:value-type="float">
            <text:p>0,00045597</text:p>
          </table:table-cell>
          <table:table-cell office:value-type="float" office:value="0.00157447" calcext:value-type="float">
            <text:p>0,00157447</text:p>
          </table:table-cell>
          <table:table-cell office:value-type="float" office:value="0.0134783" calcext:value-type="float">
            <text:p>0,0134783</text:p>
          </table:table-cell>
          <table:table-cell office:value-type="float" office:value="0.0539169" calcext:value-type="float">
            <text:p>0,0539169</text:p>
          </table:table-cell>
          <table:table-cell office:value-type="float" office:value="0.370829" calcext:value-type="float">
            <text:p>0,370829</text:p>
          </table:table-cell>
          <table:table-cell office:value-type="float" office:value="3.27677" calcext:value-type="float">
            <text:p>3,27677</text:p>
          </table:table-cell>
          <table:table-cell office:value-type="float" office:value="28.7697" calcext:value-type="float">
            <text:p>28,7697</text:p>
          </table:table-cell>
          <table:table-cell office:value-type="float" office:value="281.176" calcext:value-type="float">
            <text:p>281,17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270422" calcext:value-type="float">
            <text:p>0,000270422</text:p>
          </table:table-cell>
          <table:table-cell office:value-type="float" office:value="0.000269267" calcext:value-type="float">
            <text:p>0,000269267</text:p>
          </table:table-cell>
          <table:table-cell office:value-type="float" office:value="0.0005415" calcext:value-type="float">
            <text:p>0,0005415</text:p>
          </table:table-cell>
          <table:table-cell office:value-type="float" office:value="0.00167883" calcext:value-type="float">
            <text:p>0,00167883</text:p>
          </table:table-cell>
          <table:table-cell office:value-type="float" office:value="0.00958816" calcext:value-type="float">
            <text:p>0,00958816</text:p>
          </table:table-cell>
          <table:table-cell office:value-type="float" office:value="0.0530751" calcext:value-type="float">
            <text:p>0,0530751</text:p>
          </table:table-cell>
          <table:table-cell office:value-type="float" office:value="0.382847" calcext:value-type="float">
            <text:p>0,382847</text:p>
          </table:table-cell>
          <table:table-cell office:value-type="float" office:value="3.09069" calcext:value-type="float">
            <text:p>3,09069</text:p>
          </table:table-cell>
          <table:table-cell office:value-type="float" office:value="26.4613" calcext:value-type="float">
            <text:p>26,4613</text:p>
          </table:table-cell>
          <table:table-cell office:value-type="float" office:value="263.777" calcext:value-type="float">
            <text:p>263,77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0260994" calcext:value-type="float">
            <text:p>0,000260994</text:p>
          </table:table-cell>
          <table:table-cell office:value-type="float" office:value="0.000270789" calcext:value-type="float">
            <text:p>0,000270789</text:p>
          </table:table-cell>
          <table:table-cell office:value-type="float" office:value="0.000520032" calcext:value-type="float">
            <text:p>0,000520032</text:p>
          </table:table-cell>
          <table:table-cell office:value-type="float" office:value="0.00216384" calcext:value-type="float">
            <text:p>0,00216384</text:p>
          </table:table-cell>
          <table:table-cell office:value-type="float" office:value="0.00850979" calcext:value-type="float">
            <text:p>0,00850979</text:p>
          </table:table-cell>
          <table:table-cell office:value-type="float" office:value="0.0523449" calcext:value-type="float">
            <text:p>0,0523449</text:p>
          </table:table-cell>
          <table:table-cell office:value-type="float" office:value="0.367817" calcext:value-type="float">
            <text:p>0,367817</text:p>
          </table:table-cell>
          <table:table-cell office:value-type="float" office:value="3.10455" calcext:value-type="float">
            <text:p>3,10455</text:p>
          </table:table-cell>
          <table:table-cell office:value-type="float" office:value="24.2888" calcext:value-type="float">
            <text:p>24,2888</text:p>
          </table:table-cell>
          <table:table-cell office:value-type="float" office:value="301.17" calcext:value-type="float">
            <text:p>301,1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0312964" calcext:value-type="float">
            <text:p>0,000312964</text:p>
          </table:table-cell>
          <table:table-cell office:value-type="float" office:value="0.000304046" calcext:value-type="float">
            <text:p>0,000304046</text:p>
          </table:table-cell>
          <table:table-cell office:value-type="float" office:value="0.000526395" calcext:value-type="float">
            <text:p>0,000526395</text:p>
          </table:table-cell>
          <table:table-cell office:value-type="float" office:value="0.00170257" calcext:value-type="float">
            <text:p>0,00170257</text:p>
          </table:table-cell>
          <table:table-cell office:value-type="float" office:value="0.00854276" calcext:value-type="float">
            <text:p>0,00854276</text:p>
          </table:table-cell>
          <table:table-cell office:value-type="float" office:value="0.0538609" calcext:value-type="float">
            <text:p>0,0538609</text:p>
          </table:table-cell>
          <table:table-cell office:value-type="float" office:value="0.369067" calcext:value-type="float">
            <text:p>0,369067</text:p>
          </table:table-cell>
          <table:table-cell office:value-type="float" office:value="3.09888" calcext:value-type="float">
            <text:p>3,09888</text:p>
          </table:table-cell>
          <table:table-cell office:value-type="float" office:value="24.6404" calcext:value-type="float">
            <text:p>24,6404</text:p>
          </table:table-cell>
          <table:table-cell office:value-type="float" office:value="297.161" calcext:value-type="float">
            <text:p>297,16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238735" calcext:value-type="float">
            <text:p>0,000238735</text:p>
          </table:table-cell>
          <table:table-cell office:value-type="float" office:value="0.00026821" calcext:value-type="float">
            <text:p>0,00026821</text:p>
          </table:table-cell>
          <table:table-cell office:value-type="float" office:value="0.000551938" calcext:value-type="float">
            <text:p>0,000551938</text:p>
          </table:table-cell>
          <table:table-cell office:value-type="float" office:value="0.00163194" calcext:value-type="float">
            <text:p>0,00163194</text:p>
          </table:table-cell>
          <table:table-cell office:value-type="float" office:value="0.00860191" calcext:value-type="float">
            <text:p>0,00860191</text:p>
          </table:table-cell>
          <table:table-cell office:value-type="float" office:value="0.0513683" calcext:value-type="float">
            <text:p>0,0513683</text:p>
          </table:table-cell>
          <table:table-cell office:value-type="float" office:value="0.366168" calcext:value-type="float">
            <text:p>0,366168</text:p>
          </table:table-cell>
          <table:table-cell office:value-type="float" office:value="3.10292" calcext:value-type="float">
            <text:p>3,10292</text:p>
          </table:table-cell>
          <table:table-cell office:value-type="float" office:value="24.6535" calcext:value-type="float">
            <text:p>24,6535</text:p>
          </table:table-cell>
          <table:table-cell office:value-type="float" office:value="223.581" calcext:value-type="float">
            <text:p>223,58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0244499" calcext:value-type="float">
            <text:p>0,000244499</text:p>
          </table:table-cell>
          <table:table-cell office:value-type="float" office:value="0.000285412" calcext:value-type="float">
            <text:p>0,000285412</text:p>
          </table:table-cell>
          <table:table-cell office:value-type="float" office:value="0.000532158" calcext:value-type="float">
            <text:p>0,000532158</text:p>
          </table:table-cell>
          <table:table-cell office:value-type="float" office:value="0.00220716" calcext:value-type="float">
            <text:p>0,00220716</text:p>
          </table:table-cell>
          <table:table-cell office:value-type="float" office:value="0.00934219" calcext:value-type="float">
            <text:p>0,00934219</text:p>
          </table:table-cell>
          <table:table-cell office:value-type="float" office:value="0.052909" calcext:value-type="float">
            <text:p>0,052909</text:p>
          </table:table-cell>
          <table:table-cell office:value-type="float" office:value="0.376112" calcext:value-type="float">
            <text:p>0,376112</text:p>
          </table:table-cell>
          <table:table-cell office:value-type="float" office:value="3.05722" calcext:value-type="float">
            <text:p>3,05722</text:p>
          </table:table-cell>
          <table:table-cell office:value-type="float" office:value="24.3238" calcext:value-type="float">
            <text:p>24,3238</text:p>
          </table:table-cell>
          <table:table-cell office:value-type="float" office:value="220.662" calcext:value-type="float">
            <text:p>220,66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1944" calcext:value-type="float">
            <text:p>0,0001944</text:p>
          </table:table-cell>
          <table:table-cell office:value-type="float" office:value="0.000275464" calcext:value-type="float">
            <text:p>0,000275464</text:p>
          </table:table-cell>
          <table:table-cell office:value-type="float" office:value="0.000481892" calcext:value-type="float">
            <text:p>0,000481892</text:p>
          </table:table-cell>
          <table:table-cell office:value-type="float" office:value="0.0016318" calcext:value-type="float">
            <text:p>0,0016318</text:p>
          </table:table-cell>
          <table:table-cell office:value-type="float" office:value="0.00964043" calcext:value-type="float">
            <text:p>0,00964043</text:p>
          </table:table-cell>
          <table:table-cell office:value-type="float" office:value="0.0527632" calcext:value-type="float">
            <text:p>0,0527632</text:p>
          </table:table-cell>
          <table:table-cell office:value-type="float" office:value="0.378539" calcext:value-type="float">
            <text:p>0,378539</text:p>
          </table:table-cell>
          <table:table-cell office:value-type="float" office:value="3.07502" calcext:value-type="float">
            <text:p>3,07502</text:p>
          </table:table-cell>
          <table:table-cell office:value-type="float" office:value="24.3331" calcext:value-type="float">
            <text:p>24,3331</text:p>
          </table:table-cell>
          <table:table-cell office:value-type="float" office:value="221.637" calcext:value-type="float">
            <text:p>221,63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0195465" calcext:value-type="float">
            <text:p>0,000195465</text:p>
          </table:table-cell>
          <table:table-cell office:value-type="float" office:value="0.000267587" calcext:value-type="float">
            <text:p>0,000267587</text:p>
          </table:table-cell>
          <table:table-cell office:value-type="float" office:value="0.000593605" calcext:value-type="float">
            <text:p>0,000593605</text:p>
          </table:table-cell>
          <table:table-cell office:value-type="float" office:value="0.00197647" calcext:value-type="float">
            <text:p>0,00197647</text:p>
          </table:table-cell>
          <table:table-cell office:value-type="float" office:value="0.00824105" calcext:value-type="float">
            <text:p>0,00824105</text:p>
          </table:table-cell>
          <table:table-cell office:value-type="float" office:value="0.052502" calcext:value-type="float">
            <text:p>0,052502</text:p>
          </table:table-cell>
          <table:table-cell office:value-type="float" office:value="0.378489" calcext:value-type="float">
            <text:p>0,378489</text:p>
          </table:table-cell>
          <table:table-cell office:value-type="float" office:value="3.04646" calcext:value-type="float">
            <text:p>3,04646</text:p>
          </table:table-cell>
          <table:table-cell office:value-type="float" office:value="26.4446" calcext:value-type="float">
            <text:p>26,4446</text:p>
          </table:table-cell>
          <table:table-cell office:value-type="float" office:value="221.14" calcext:value-type="float">
            <text:p>221,1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0266052" calcext:value-type="float">
            <text:p>0,000266052</text:p>
          </table:table-cell>
          <table:table-cell office:value-type="float" office:value="0.000345869" calcext:value-type="float">
            <text:p>0,000345869</text:p>
          </table:table-cell>
          <table:table-cell office:value-type="float" office:value="0.00114771" calcext:value-type="float">
            <text:p>0,00114771</text:p>
          </table:table-cell>
          <table:table-cell office:value-type="float" office:value="0.00158514" calcext:value-type="float">
            <text:p>0,00158514</text:p>
          </table:table-cell>
          <table:table-cell office:value-type="float" office:value="0.0117412" calcext:value-type="float">
            <text:p>0,0117412</text:p>
          </table:table-cell>
          <table:table-cell office:value-type="float" office:value="0.0534709" calcext:value-type="float">
            <text:p>0,0534709</text:p>
          </table:table-cell>
          <table:table-cell office:value-type="float" office:value="0.384714" calcext:value-type="float">
            <text:p>0,384714</text:p>
          </table:table-cell>
          <table:table-cell office:value-type="float" office:value="3.12826" calcext:value-type="float">
            <text:p>3,12826</text:p>
          </table:table-cell>
          <table:table-cell office:value-type="float" office:value="24.5909" calcext:value-type="float">
            <text:p>24,5909</text:p>
          </table:table-cell>
          <table:table-cell office:value-type="float" office:value="221.493" calcext:value-type="float">
            <text:p>221,49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0288466" calcext:value-type="float">
            <text:p>0,000288466</text:p>
          </table:table-cell>
          <table:table-cell office:value-type="float" office:value="0.000321639" calcext:value-type="float">
            <text:p>0,000321639</text:p>
          </table:table-cell>
          <table:table-cell office:value-type="float" office:value="0.000690175" calcext:value-type="float">
            <text:p>0,000690175</text:p>
          </table:table-cell>
          <table:table-cell office:value-type="float" office:value="0.00161444" calcext:value-type="float">
            <text:p>0,00161444</text:p>
          </table:table-cell>
          <table:table-cell office:value-type="float" office:value="0.0110004" calcext:value-type="float">
            <text:p>0,0110004</text:p>
          </table:table-cell>
          <table:table-cell office:value-type="float" office:value="0.0605327" calcext:value-type="float">
            <text:p>0,0605327</text:p>
          </table:table-cell>
          <table:table-cell office:value-type="float" office:value="0.399732" calcext:value-type="float">
            <text:p>0,399732</text:p>
          </table:table-cell>
          <table:table-cell office:value-type="float" office:value="3.11557" calcext:value-type="float">
            <text:p>3,11557</text:p>
          </table:table-cell>
          <table:table-cell office:value-type="float" office:value="24.5596" calcext:value-type="float">
            <text:p>24,5596</text:p>
          </table:table-cell>
          <table:table-cell office:value-type="float" office:value="201.687" calcext:value-type="float">
            <text:p>201,68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032478" calcext:value-type="float">
            <text:p>0,00032478</text:p>
          </table:table-cell>
          <table:table-cell office:value-type="float" office:value="0.000291923" calcext:value-type="float">
            <text:p>0,000291923</text:p>
          </table:table-cell>
          <table:table-cell office:value-type="float" office:value="0.000512119" calcext:value-type="float">
            <text:p>0,000512119</text:p>
          </table:table-cell>
          <table:table-cell office:value-type="float" office:value="0.00159786" calcext:value-type="float">
            <text:p>0,00159786</text:p>
          </table:table-cell>
          <table:table-cell office:value-type="float" office:value="0.00849503" calcext:value-type="float">
            <text:p>0,00849503</text:p>
          </table:table-cell>
          <table:table-cell office:value-type="float" office:value="0.0511663" calcext:value-type="float">
            <text:p>0,0511663</text:p>
          </table:table-cell>
          <table:table-cell office:value-type="float" office:value="0.396128" calcext:value-type="float">
            <text:p>0,396128</text:p>
          </table:table-cell>
          <table:table-cell office:value-type="float" office:value="3.03669" calcext:value-type="float">
            <text:p>3,03669</text:p>
          </table:table-cell>
          <table:table-cell office:value-type="float" office:value="24.3363" calcext:value-type="float">
            <text:p>24,3363</text:p>
          </table:table-cell>
          <table:table-cell office:value-type="float" office:value="221.741" calcext:value-type="float">
            <text:p>221,74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0647929" calcext:value-type="float">
            <text:p>0,000647929</text:p>
          </table:table-cell>
          <table:table-cell office:value-type="float" office:value="0.000364741" calcext:value-type="float">
            <text:p>0,000364741</text:p>
          </table:table-cell>
          <table:table-cell office:value-type="float" office:value="0.00118018" calcext:value-type="float">
            <text:p>0,00118018</text:p>
          </table:table-cell>
          <table:table-cell office:value-type="float" office:value="0.0016022" calcext:value-type="float">
            <text:p>0,0016022</text:p>
          </table:table-cell>
          <table:table-cell office:value-type="float" office:value="0.00922055" calcext:value-type="float">
            <text:p>0,00922055</text:p>
          </table:table-cell>
          <table:table-cell office:value-type="float" office:value="0.0535521" calcext:value-type="float">
            <text:p>0,0535521</text:p>
          </table:table-cell>
          <table:table-cell office:value-type="float" office:value="0.404946" calcext:value-type="float">
            <text:p>0,404946</text:p>
          </table:table-cell>
          <table:table-cell office:value-type="float" office:value="3.04338" calcext:value-type="float">
            <text:p>3,04338</text:p>
          </table:table-cell>
          <table:table-cell office:value-type="float" office:value="24.3254" calcext:value-type="float">
            <text:p>24,3254</text:p>
          </table:table-cell>
          <table:table-cell office:value-type="float" office:value="220.079" calcext:value-type="float">
            <text:p>220,07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0231181" calcext:value-type="float">
            <text:p>0,000231181</text:p>
          </table:table-cell>
          <table:table-cell office:value-type="float" office:value="0.000684378" calcext:value-type="float">
            <text:p>0,000684378</text:p>
          </table:table-cell>
          <table:table-cell office:value-type="float" office:value="0.00808809" calcext:value-type="float">
            <text:p>0,00808809</text:p>
          </table:table-cell>
          <table:table-cell office:value-type="float" office:value="0.00162789" calcext:value-type="float">
            <text:p>0,00162789</text:p>
          </table:table-cell>
          <table:table-cell office:value-type="float" office:value="0.00805262" calcext:value-type="float">
            <text:p>0,00805262</text:p>
          </table:table-cell>
          <table:table-cell office:value-type="float" office:value="0.0505568" calcext:value-type="float">
            <text:p>0,0505568</text:p>
          </table:table-cell>
          <table:table-cell office:value-type="float" office:value="0.400063" calcext:value-type="float">
            <text:p>0,400063</text:p>
          </table:table-cell>
          <table:table-cell office:value-type="float" office:value="3.0501" calcext:value-type="float">
            <text:p>3,0501</text:p>
          </table:table-cell>
          <table:table-cell office:value-type="float" office:value="24.4908" calcext:value-type="float">
            <text:p>24,4908</text:p>
          </table:table-cell>
          <table:table-cell office:value-type="float" office:value="220.828" calcext:value-type="float">
            <text:p>220,82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0211479" calcext:value-type="float">
            <text:p>0,000211479</text:p>
          </table:table-cell>
          <table:table-cell office:value-type="float" office:value="0.00024033" calcext:value-type="float">
            <text:p>0,00024033</text:p>
          </table:table-cell>
          <table:table-cell office:value-type="float" office:value="0.00116049" calcext:value-type="float">
            <text:p>0,00116049</text:p>
          </table:table-cell>
          <table:table-cell office:value-type="float" office:value="0.00171539" calcext:value-type="float">
            <text:p>0,00171539</text:p>
          </table:table-cell>
          <table:table-cell office:value-type="float" office:value="0.00864366" calcext:value-type="float">
            <text:p>0,00864366</text:p>
          </table:table-cell>
          <table:table-cell office:value-type="float" office:value="0.053335" calcext:value-type="float">
            <text:p>0,053335</text:p>
          </table:table-cell>
          <table:table-cell office:value-type="float" office:value="0.393424" calcext:value-type="float">
            <text:p>0,393424</text:p>
          </table:table-cell>
          <table:table-cell office:value-type="float" office:value="3.02306" calcext:value-type="float">
            <text:p>3,02306</text:p>
          </table:table-cell>
          <table:table-cell office:value-type="float" office:value="24.3457" calcext:value-type="float">
            <text:p>24,3457</text:p>
          </table:table-cell>
          <table:table-cell office:value-type="float" office:value="220.462" calcext:value-type="float">
            <text:p>220,46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0217219" calcext:value-type="float">
            <text:p>0,000217219</text:p>
          </table:table-cell>
          <table:table-cell office:value-type="float" office:value="0.000315933" calcext:value-type="float">
            <text:p>0,000315933</text:p>
          </table:table-cell>
          <table:table-cell office:value-type="float" office:value="0.000860638" calcext:value-type="float">
            <text:p>0,000860638</text:p>
          </table:table-cell>
          <table:table-cell office:value-type="float" office:value="0.001555" calcext:value-type="float">
            <text:p>0,001555</text:p>
          </table:table-cell>
          <table:table-cell office:value-type="float" office:value="0.00796402" calcext:value-type="float">
            <text:p>0,00796402</text:p>
          </table:table-cell>
          <table:table-cell office:value-type="float" office:value="0.0513358" calcext:value-type="float">
            <text:p>0,0513358</text:p>
          </table:table-cell>
          <table:table-cell office:value-type="float" office:value="0.384563" calcext:value-type="float">
            <text:p>0,384563</text:p>
          </table:table-cell>
          <table:table-cell office:value-type="float" office:value="3.0467" calcext:value-type="float">
            <text:p>3,0467</text:p>
          </table:table-cell>
          <table:table-cell office:value-type="float" office:value="24.4757" calcext:value-type="float">
            <text:p>24,4757</text:p>
          </table:table-cell>
          <table:table-cell office:value-type="float" office:value="221.432" calcext:value-type="float">
            <text:p>221,43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0233065" calcext:value-type="float">
            <text:p>0,000233065</text:p>
          </table:table-cell>
          <table:table-cell office:value-type="float" office:value="0.00028674" calcext:value-type="float">
            <text:p>0,00028674</text:p>
          </table:table-cell>
          <table:table-cell office:value-type="float" office:value="0.000661011" calcext:value-type="float">
            <text:p>0,000661011</text:p>
          </table:table-cell>
          <table:table-cell office:value-type="float" office:value="0.00198668" calcext:value-type="float">
            <text:p>0,00198668</text:p>
          </table:table-cell>
          <table:table-cell office:value-type="float" office:value="0.00904551" calcext:value-type="float">
            <text:p>0,00904551</text:p>
          </table:table-cell>
          <table:table-cell office:value-type="float" office:value="0.0540432" calcext:value-type="float">
            <text:p>0,0540432</text:p>
          </table:table-cell>
          <table:table-cell office:value-type="float" office:value="0.380326" calcext:value-type="float">
            <text:p>0,380326</text:p>
          </table:table-cell>
          <table:table-cell office:value-type="float" office:value="3.10597" calcext:value-type="float">
            <text:p>3,10597</text:p>
          </table:table-cell>
          <table:table-cell office:value-type="float" office:value="24.2211" calcext:value-type="float">
            <text:p>24,2211</text:p>
          </table:table-cell>
          <table:table-cell office:value-type="float" office:value="221.563" calcext:value-type="float">
            <text:p>221,563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0.000219464" calcext:value-type="float">
            <text:p>0,000219464</text:p>
          </table:table-cell>
          <table:table-cell table:style-name="ce11" office:value-type="float" office:value="0.000302867" calcext:value-type="float">
            <text:p>0,000302867</text:p>
          </table:table-cell>
          <table:table-cell table:style-name="ce11" office:value-type="float" office:value="0.00123902" calcext:value-type="float">
            <text:p>0,00123902</text:p>
          </table:table-cell>
          <table:table-cell table:style-name="ce11" office:value-type="float" office:value="0.00203193" calcext:value-type="float">
            <text:p>0,00203193</text:p>
          </table:table-cell>
          <table:table-cell table:style-name="ce11" office:value-type="float" office:value="0.00892269" calcext:value-type="float">
            <text:p>0,00892269</text:p>
          </table:table-cell>
          <table:table-cell table:style-name="ce11" office:value-type="float" office:value="0.0523232" calcext:value-type="float">
            <text:p>0,0523232</text:p>
          </table:table-cell>
          <table:table-cell table:style-name="ce11" office:value-type="float" office:value="0.372404" calcext:value-type="float">
            <text:p>0,372404</text:p>
          </table:table-cell>
          <table:table-cell table:style-name="ce11" office:value-type="float" office:value="3.0731" calcext:value-type="float">
            <text:p>3,0731</text:p>
          </table:table-cell>
          <table:table-cell table:style-name="ce11" office:value-type="float" office:value="24.2198" calcext:value-type="float">
            <text:p>24,2198</text:p>
          </table:table-cell>
          <table:table-cell table:style-name="ce11" office:value-type="float" office:value="221.327" calcext:value-type="float">
            <text:p>221,327</text:p>
          </table:table-cell>
        </table:table-row>
        <table:table-row table:style-name="ro2">
          <table:table-cell table:style-name="ce5" office:value-type="string" calcext:value-type="string">
            <text:p>Max time</text:p>
          </table:table-cell>
          <table:table-cell table:style-name="ce12" table:formula="of:=MAX([.B3:.B22])" office:value-type="float" office:value="0.000647929" calcext:value-type="float">
            <text:p>0,000647929</text:p>
          </table:table-cell>
          <table:table-cell table:style-name="ce12" table:formula="of:=MAX([.C3:.C22])" office:value-type="float" office:value="0.000684378" calcext:value-type="float">
            <text:p>0,000684378</text:p>
          </table:table-cell>
          <table:table-cell table:style-name="ce12" table:formula="of:=MAX([.D3:.D22])" office:value-type="float" office:value="0.00808809" calcext:value-type="float">
            <text:p>0,00808809</text:p>
          </table:table-cell>
          <table:table-cell table:style-name="ce12" table:formula="of:=MAX([.E3:.E22])" office:value-type="float" office:value="0.00299609" calcext:value-type="float">
            <text:p>0,00299609</text:p>
          </table:table-cell>
          <table:table-cell table:style-name="ce12" table:formula="of:=MAX([.F3:.F22])" office:value-type="float" office:value="0.0134783" calcext:value-type="float">
            <text:p>0,0134783</text:p>
          </table:table-cell>
          <table:table-cell table:style-name="ce12" table:formula="of:=MAX([.G3:.G22])" office:value-type="float" office:value="0.0605327" calcext:value-type="float">
            <text:p>0,0605327</text:p>
          </table:table-cell>
          <table:table-cell table:style-name="ce12" table:formula="of:=MAX([.H3:.H22])" office:value-type="float" office:value="0.404946" calcext:value-type="float">
            <text:p>0,404946</text:p>
          </table:table-cell>
          <table:table-cell table:style-name="ce12" table:formula="of:=MAX([.I3:.I22])" office:value-type="float" office:value="3.27677" calcext:value-type="float">
            <text:p>3,27677</text:p>
          </table:table-cell>
          <table:table-cell table:style-name="ce12" table:formula="of:=MAX([.J3:.J22])" office:value-type="float" office:value="28.7697" calcext:value-type="float">
            <text:p>28,7697</text:p>
          </table:table-cell>
          <table:table-cell table:style-name="ce12" table:formula="of:=MAX([.K3:.K22])" office:value-type="float" office:value="301.17" calcext:value-type="float">
            <text:p>301,17</text:p>
          </table:table-cell>
        </table:table-row>
        <table:table-row table:style-name="ro2">
          <table:table-cell table:style-name="ce6" office:value-type="string" calcext:value-type="string">
            <text:p>Min time</text:p>
          </table:table-cell>
          <table:table-cell table:style-name="ce13" table:formula="of:=MIN([.B3:.B22])" office:value-type="float" office:value="0.0001944" calcext:value-type="float">
            <text:p>0,0001944</text:p>
          </table:table-cell>
          <table:table-cell table:style-name="ce13" table:formula="of:=MIN([.C3:.C22])" office:value-type="float" office:value="0.00024033" calcext:value-type="float">
            <text:p>0,00024033</text:p>
          </table:table-cell>
          <table:table-cell table:style-name="ce13" table:formula="of:=MIN([.D3:.D22])" office:value-type="float" office:value="0.00045597" calcext:value-type="float">
            <text:p>0,00045597</text:p>
          </table:table-cell>
          <table:table-cell table:style-name="ce13" table:formula="of:=MIN([.E3:.E22])" office:value-type="float" office:value="0.001555" calcext:value-type="float">
            <text:p>0,001555</text:p>
          </table:table-cell>
          <table:table-cell table:style-name="ce13" table:formula="of:=MIN([.F3:.F22])" office:value-type="float" office:value="0.00796402" calcext:value-type="float">
            <text:p>0,00796402</text:p>
          </table:table-cell>
          <table:table-cell table:style-name="ce13" table:formula="of:=MIN([.G3:.G22])" office:value-type="float" office:value="0.0505568" calcext:value-type="float">
            <text:p>0,0505568</text:p>
          </table:table-cell>
          <table:table-cell table:style-name="ce13" table:formula="of:=MIN([.H3:.H22])" office:value-type="float" office:value="0.366168" calcext:value-type="float">
            <text:p>0,366168</text:p>
          </table:table-cell>
          <table:table-cell table:style-name="ce13" table:formula="of:=MIN([.I3:.I22])" office:value-type="float" office:value="2.93019" calcext:value-type="float">
            <text:p>2,93019</text:p>
          </table:table-cell>
          <table:table-cell table:style-name="ce13" table:formula="of:=MIN([.J3:.J22])" office:value-type="float" office:value="24.2198" calcext:value-type="float">
            <text:p>24,2198</text:p>
          </table:table-cell>
          <table:table-cell table:style-name="ce13" table:formula="of:=MIN([.K3:.K22])" office:value-type="float" office:value="201.687" calcext:value-type="float">
            <text:p>201,687</text:p>
          </table:table-cell>
        </table:table-row>
        <table:table-row table:style-name="ro2">
          <table:table-cell table:style-name="ce7" office:value-type="string" calcext:value-type="string">
            <text:p>Mean time</text:p>
          </table:table-cell>
          <table:table-cell table:style-name="ce14" table:formula="of:=SUM([.B3:.B22]) / 20" office:value-type="float" office:value="0.0002866679" calcext:value-type="float">
            <text:p>0,0002866679</text:p>
          </table:table-cell>
          <table:table-cell table:style-name="ce14" table:formula="of:=SUM([.C3:.C22]) / 20" office:value-type="float" office:value="0.00031252295" calcext:value-type="float">
            <text:p>0,000312523</text:p>
          </table:table-cell>
          <table:table-cell table:style-name="ce14" table:formula="of:=SUM([.D3:.D22]) / 20" office:value-type="float" office:value="0.00106469695" calcext:value-type="float">
            <text:p>0,001064697</text:p>
          </table:table-cell>
          <table:table-cell table:style-name="ce14" table:formula="of:=SUM([.E3:.E22]) / 20" office:value-type="float" office:value="0.001839893" calcext:value-type="float">
            <text:p>0,001839893</text:p>
          </table:table-cell>
          <table:table-cell table:style-name="ce14" table:formula="of:=SUM([.F3:.F22]) / 20" office:value-type="float" office:value="0.0093460805" calcext:value-type="float">
            <text:p>0,0093460805</text:p>
          </table:table-cell>
          <table:table-cell table:style-name="ce14" table:formula="of:=SUM([.G3:.G22]) / 20" office:value-type="float" office:value="0.05332585" calcext:value-type="float">
            <text:p>0,05332585</text:p>
          </table:table-cell>
          <table:table-cell table:style-name="ce14" table:formula="of:=SUM([.H3:.H22]) / 20" office:value-type="float" office:value="0.38159365" calcext:value-type="float">
            <text:p>0,38159365</text:p>
          </table:table-cell>
          <table:table-cell table:style-name="ce14" table:formula="of:=SUM([.I3:.I22]) / 20" office:value-type="float" office:value="3.088807" calcext:value-type="float">
            <text:p>3,088807</text:p>
          </table:table-cell>
          <table:table-cell table:style-name="ce14" table:formula="of:=SUM([.J3:.J22]) / 20" office:value-type="float" office:value="25.129085" calcext:value-type="float">
            <text:p>25,129085</text:p>
          </table:table-cell>
          <table:table-cell table:style-name="ce14" table:formula="of:=SUM([.K3:.K22]) / 20" office:value-type="float" office:value="237.71925" calcext:value-type="float">
            <text:p>237,71925</text:p>
          </table:table-cell>
        </table:table-row>
        <table:table-row table:style-name="ro2">
          <table:table-cell table:style-name="ce8" office:value-type="string" calcext:value-type="string">
            <text:p>STD</text:p>
          </table:table-cell>
          <table:table-cell table:style-name="ce15" table:formula="of:=STDEV([.B3:.B22])" office:value-type="float" office:value="0.000108782626214851" calcext:value-type="float">
            <text:p>0,0001087826</text:p>
          </table:table-cell>
          <table:table-cell table:style-name="ce15" table:formula="of:=STDEV([.C3:.C22])" office:value-type="float" office:value="0.0000925015905032392" calcext:value-type="float">
            <text:p>9,25015905032392E-05</text:p>
          </table:table-cell>
          <table:table-cell table:style-name="ce15" table:formula="of:=STDEV([.D3:.D22])" office:value-type="float" office:value="0.00167452871826165" calcext:value-type="float">
            <text:p>0,0016745287</text:p>
          </table:table-cell>
          <table:table-cell table:style-name="ce15" table:formula="of:=STDEV([.E3:.E22])" office:value-type="float" office:value="0.000353495527152526" calcext:value-type="float">
            <text:p>0,0003534955</text:p>
          </table:table-cell>
          <table:table-cell table:style-name="ce15" table:formula="of:=STDEV([.F3:.F22])" office:value-type="float" office:value="0.00142116999023775" calcext:value-type="float">
            <text:p>0,00142117</text:p>
          </table:table-cell>
          <table:table-cell table:style-name="ce15" table:formula="of:=STDEV([.G3:.G22])" office:value-type="float" office:value="0.00226029391067436" calcext:value-type="float">
            <text:p>0,0022602939</text:p>
          </table:table-cell>
          <table:table-cell table:style-name="ce15" table:formula="of:=STDEV([.H3:.H22])" office:value-type="float" office:value="0.0121500048268347" calcext:value-type="float">
            <text:p>0,0121500048</text:p>
          </table:table-cell>
          <table:table-cell table:style-name="ce15" table:formula="of:=STDEV([.I3:.I22])" office:value-type="float" office:value="0.0725129820028618" calcext:value-type="float">
            <text:p>0,072512982</text:p>
          </table:table-cell>
          <table:table-cell table:style-name="ce15" table:formula="of:=STDEV([.J3:.J22])" office:value-type="float" office:value="1.34233486145949" calcext:value-type="float">
            <text:p>1,3423348615</text:p>
          </table:table-cell>
          <table:table-cell table:style-name="ce15" table:formula="of:=STDEV([.K3:.K22])" office:value-type="float" office:value="29.533294346114" calcext:value-type="float">
            <text:p>29,5332943461</text:p>
          </table:table-cell>
        </table:table-row>
      </table:table>
      <table:table table:name="2" table:style-name="ta1">
        <table:table-column table:style-name="co2" table:default-cell-style-name="ce3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Elapsed Time in Sequential Algorithm in Second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Execution</text:p>
          </table:table-cell>
          <table:table-cell table:style-name="ce9" office:value-type="string" calcext:value-type="string">
            <text:p>4X4</text:p>
          </table:table-cell>
          <table:table-cell table:style-name="ce9" office:value-type="string" calcext:value-type="string">
            <text:p>8X8</text:p>
          </table:table-cell>
          <table:table-cell table:style-name="ce9" office:value-type="string" calcext:value-type="string">
            <text:p>16X16</text:p>
          </table:table-cell>
          <table:table-cell table:style-name="ce9" office:value-type="string" calcext:value-type="string">
            <text:p>32X32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123713" calcext:value-type="float">
            <text:p>0,00123713</text:p>
          </table:table-cell>
          <table:table-cell office:value-type="float" office:value="0.000405734" calcext:value-type="float">
            <text:p>0,000405734</text:p>
          </table:table-cell>
          <table:table-cell office:value-type="float" office:value="0.000703858" calcext:value-type="float">
            <text:p>0,000703858</text:p>
          </table:table-cell>
          <table:table-cell office:value-type="float" office:value="0.00305874" calcext:value-type="float">
            <text:p>0,00305874</text:p>
          </table:table-cell>
          <table:table-cell office:value-type="float" office:value="0.00817914" calcext:value-type="float">
            <text:p>0,00817914</text:p>
          </table:table-cell>
          <table:table-cell office:value-type="float" office:value="0.0317562" calcext:value-type="float">
            <text:p>0,0317562</text:p>
          </table:table-cell>
          <table:table-cell office:value-type="float" office:value="0.211402" calcext:value-type="float">
            <text:p>0,211402</text:p>
          </table:table-cell>
          <table:table-cell office:value-type="float" office:value="2.42479" calcext:value-type="float">
            <text:p>2,42479</text:p>
          </table:table-cell>
          <table:table-cell office:value-type="float" office:value="15.7609" calcext:value-type="float">
            <text:p>15,7609</text:p>
          </table:table-cell>
          <table:table-cell office:value-type="float" office:value="104.748" calcext:value-type="float">
            <text:p>104,74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591589" calcext:value-type="float">
            <text:p>0,000591589</text:p>
          </table:table-cell>
          <table:table-cell office:value-type="float" office:value="0.000412776" calcext:value-type="float">
            <text:p>0,000412776</text:p>
          </table:table-cell>
          <table:table-cell office:value-type="float" office:value="0.000643588" calcext:value-type="float">
            <text:p>0,000643588</text:p>
          </table:table-cell>
          <table:table-cell office:value-type="float" office:value="0.00166069" calcext:value-type="float">
            <text:p>0,00166069</text:p>
          </table:table-cell>
          <table:table-cell office:value-type="float" office:value="0.00581904" calcext:value-type="float">
            <text:p>0,00581904</text:p>
          </table:table-cell>
          <table:table-cell office:value-type="float" office:value="0.0448586" calcext:value-type="float">
            <text:p>0,0448586</text:p>
          </table:table-cell>
          <table:table-cell office:value-type="float" office:value="0.204118" calcext:value-type="float">
            <text:p>0,204118</text:p>
          </table:table-cell>
          <table:table-cell office:value-type="float" office:value="2.16406" calcext:value-type="float">
            <text:p>2,16406</text:p>
          </table:table-cell>
          <table:table-cell office:value-type="float" office:value="16.308" calcext:value-type="float">
            <text:p>16,308</text:p>
          </table:table-cell>
          <table:table-cell office:value-type="float" office:value="103.215" calcext:value-type="float">
            <text:p>103,21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44275" calcext:value-type="float">
            <text:p>0,00044275</text:p>
          </table:table-cell>
          <table:table-cell office:value-type="float" office:value="0.00083307" calcext:value-type="float">
            <text:p>0,00083307</text:p>
          </table:table-cell>
          <table:table-cell office:value-type="float" office:value="0.000606061" calcext:value-type="float">
            <text:p>0,000606061</text:p>
          </table:table-cell>
          <table:table-cell office:value-type="float" office:value="0.0021075" calcext:value-type="float">
            <text:p>0,0021075</text:p>
          </table:table-cell>
          <table:table-cell office:value-type="float" office:value="0.0119722" calcext:value-type="float">
            <text:p>0,0119722</text:p>
          </table:table-cell>
          <table:table-cell office:value-type="float" office:value="0.0314657" calcext:value-type="float">
            <text:p>0,0314657</text:p>
          </table:table-cell>
          <table:table-cell office:value-type="float" office:value="0.186719" calcext:value-type="float">
            <text:p>0,186719</text:p>
          </table:table-cell>
          <table:table-cell office:value-type="float" office:value="2.18355" calcext:value-type="float">
            <text:p>2,18355</text:p>
          </table:table-cell>
          <table:table-cell office:value-type="float" office:value="12.4715" calcext:value-type="float">
            <text:p>12,4715</text:p>
          </table:table-cell>
          <table:table-cell office:value-type="float" office:value="107.579" calcext:value-type="float">
            <text:p>107,57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73277" calcext:value-type="float">
            <text:p>0,00073277</text:p>
          </table:table-cell>
          <table:table-cell office:value-type="float" office:value="0.000320377" calcext:value-type="float">
            <text:p>0,000320377</text:p>
          </table:table-cell>
          <table:table-cell office:value-type="float" office:value="0.00056965" calcext:value-type="float">
            <text:p>0,00056965</text:p>
          </table:table-cell>
          <table:table-cell office:value-type="float" office:value="0.00309118" calcext:value-type="float">
            <text:p>0,00309118</text:p>
          </table:table-cell>
          <table:table-cell office:value-type="float" office:value="0.00756815" calcext:value-type="float">
            <text:p>0,00756815</text:p>
          </table:table-cell>
          <table:table-cell office:value-type="float" office:value="0.0330906" calcext:value-type="float">
            <text:p>0,0330906</text:p>
          </table:table-cell>
          <table:table-cell office:value-type="float" office:value="0.202258" calcext:value-type="float">
            <text:p>0,202258</text:p>
          </table:table-cell>
          <table:table-cell office:value-type="float" office:value="2.15878" calcext:value-type="float">
            <text:p>2,15878</text:p>
          </table:table-cell>
          <table:table-cell office:value-type="float" office:value="12.3396" calcext:value-type="float">
            <text:p>12,3396</text:p>
          </table:table-cell>
          <table:table-cell office:value-type="float" office:value="114.026" calcext:value-type="float">
            <text:p>114,02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3788" calcext:value-type="float">
            <text:p>0,0003788</text:p>
          </table:table-cell>
          <table:table-cell office:value-type="float" office:value="0.000320193" calcext:value-type="float">
            <text:p>0,000320193</text:p>
          </table:table-cell>
          <table:table-cell office:value-type="float" office:value="0.000801324" calcext:value-type="float">
            <text:p>0,000801324</text:p>
          </table:table-cell>
          <table:table-cell office:value-type="float" office:value="0.00164383" calcext:value-type="float">
            <text:p>0,00164383</text:p>
          </table:table-cell>
          <table:table-cell office:value-type="float" office:value="0.00673491" calcext:value-type="float">
            <text:p>0,00673491</text:p>
          </table:table-cell>
          <table:table-cell office:value-type="float" office:value="0.0431662" calcext:value-type="float">
            <text:p>0,0431662</text:p>
          </table:table-cell>
          <table:table-cell office:value-type="float" office:value="0.187409" calcext:value-type="float">
            <text:p>0,187409</text:p>
          </table:table-cell>
          <table:table-cell office:value-type="float" office:value="1.63646" calcext:value-type="float">
            <text:p>1,63646</text:p>
          </table:table-cell>
          <table:table-cell office:value-type="float" office:value="12.6331" calcext:value-type="float">
            <text:p>12,6331</text:p>
          </table:table-cell>
          <table:table-cell office:value-type="float" office:value="102.266" calcext:value-type="float">
            <text:p>102,26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0333273" calcext:value-type="float">
            <text:p>0,000333273</text:p>
          </table:table-cell>
          <table:table-cell office:value-type="float" office:value="0.00031359" calcext:value-type="float">
            <text:p>0,00031359</text:p>
          </table:table-cell>
          <table:table-cell office:value-type="float" office:value="0.00136388" calcext:value-type="float">
            <text:p>0,00136388</text:p>
          </table:table-cell>
          <table:table-cell office:value-type="float" office:value="0.00214757" calcext:value-type="float">
            <text:p>0,00214757</text:p>
          </table:table-cell>
          <table:table-cell office:value-type="float" office:value="0.00944199" calcext:value-type="float">
            <text:p>0,00944199</text:p>
          </table:table-cell>
          <table:table-cell office:value-type="float" office:value="0.0384232" calcext:value-type="float">
            <text:p>0,0384232</text:p>
          </table:table-cell>
          <table:table-cell office:value-type="float" office:value="0.19579" calcext:value-type="float">
            <text:p>0,19579</text:p>
          </table:table-cell>
          <table:table-cell office:value-type="float" office:value="2.04439" calcext:value-type="float">
            <text:p>2,04439</text:p>
          </table:table-cell>
          <table:table-cell office:value-type="float" office:value="12.0813" calcext:value-type="float">
            <text:p>12,0813</text:p>
          </table:table-cell>
          <table:table-cell office:value-type="float" office:value="90.7886" calcext:value-type="float">
            <text:p>90,788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0317476" calcext:value-type="float">
            <text:p>0,000317476</text:p>
          </table:table-cell>
          <table:table-cell office:value-type="float" office:value="0.00032082" calcext:value-type="float">
            <text:p>0,00032082</text:p>
          </table:table-cell>
          <table:table-cell office:value-type="float" office:value="0.0011896" calcext:value-type="float">
            <text:p>0,0011896</text:p>
          </table:table-cell>
          <table:table-cell office:value-type="float" office:value="0.00203141" calcext:value-type="float">
            <text:p>0,00203141</text:p>
          </table:table-cell>
          <table:table-cell office:value-type="float" office:value="0.0051888" calcext:value-type="float">
            <text:p>0,0051888</text:p>
          </table:table-cell>
          <table:table-cell office:value-type="float" office:value="0.0467112" calcext:value-type="float">
            <text:p>0,0467112</text:p>
          </table:table-cell>
          <table:table-cell office:value-type="float" office:value="0.203473" calcext:value-type="float">
            <text:p>0,203473</text:p>
          </table:table-cell>
          <table:table-cell office:value-type="float" office:value="1.73469" calcext:value-type="float">
            <text:p>1,73469</text:p>
          </table:table-cell>
          <table:table-cell office:value-type="float" office:value="12.473" calcext:value-type="float">
            <text:p>12,473</text:p>
          </table:table-cell>
          <table:table-cell office:value-type="float" office:value="103.634" calcext:value-type="float">
            <text:p>103,63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319528" calcext:value-type="float">
            <text:p>0,000319528</text:p>
          </table:table-cell>
          <table:table-cell office:value-type="float" office:value="0.000311556" calcext:value-type="float">
            <text:p>0,000311556</text:p>
          </table:table-cell>
          <table:table-cell office:value-type="float" office:value="0.000794026" calcext:value-type="float">
            <text:p>0,000794026</text:p>
          </table:table-cell>
          <table:table-cell office:value-type="float" office:value="0.00238204" calcext:value-type="float">
            <text:p>0,00238204</text:p>
          </table:table-cell>
          <table:table-cell office:value-type="float" office:value="0.0115996" calcext:value-type="float">
            <text:p>0,0115996</text:p>
          </table:table-cell>
          <table:table-cell office:value-type="float" office:value="0.0319204" calcext:value-type="float">
            <text:p>0,0319204</text:p>
          </table:table-cell>
          <table:table-cell office:value-type="float" office:value="0.191627" calcext:value-type="float">
            <text:p>0,191627</text:p>
          </table:table-cell>
          <table:table-cell office:value-type="float" office:value="2.05087" calcext:value-type="float">
            <text:p>2,05087</text:p>
          </table:table-cell>
          <table:table-cell office:value-type="float" office:value="12.0683" calcext:value-type="float">
            <text:p>12,0683</text:p>
          </table:table-cell>
          <table:table-cell office:value-type="float" office:value="103.202" calcext:value-type="float">
            <text:p>103,20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0325399" calcext:value-type="float">
            <text:p>0,000325399</text:p>
          </table:table-cell>
          <table:table-cell office:value-type="float" office:value="0.000317183" calcext:value-type="float">
            <text:p>0,000317183</text:p>
          </table:table-cell>
          <table:table-cell office:value-type="float" office:value="0.000608706" calcext:value-type="float">
            <text:p>0,000608706</text:p>
          </table:table-cell>
          <table:table-cell office:value-type="float" office:value="0.00289589" calcext:value-type="float">
            <text:p>0,00289589</text:p>
          </table:table-cell>
          <table:table-cell office:value-type="float" office:value="0.00608677" calcext:value-type="float">
            <text:p>0,00608677</text:p>
          </table:table-cell>
          <table:table-cell office:value-type="float" office:value="0.0443395" calcext:value-type="float">
            <text:p>0,0443395</text:p>
          </table:table-cell>
          <table:table-cell office:value-type="float" office:value="0.191945" calcext:value-type="float">
            <text:p>0,191945</text:p>
          </table:table-cell>
          <table:table-cell office:value-type="float" office:value="1.7688" calcext:value-type="float">
            <text:p>1,7688</text:p>
          </table:table-cell>
          <table:table-cell office:value-type="float" office:value="12.1296" calcext:value-type="float">
            <text:p>12,1296</text:p>
          </table:table-cell>
          <table:table-cell office:value-type="float" office:value="103.047" calcext:value-type="float">
            <text:p>103,04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354355" calcext:value-type="float">
            <text:p>0,000354355</text:p>
          </table:table-cell>
          <table:table-cell office:value-type="float" office:value="0.000310697" calcext:value-type="float">
            <text:p>0,000310697</text:p>
          </table:table-cell>
          <table:table-cell office:value-type="float" office:value="0.000943078" calcext:value-type="float">
            <text:p>0,000943078</text:p>
          </table:table-cell>
          <table:table-cell office:value-type="float" office:value="0.00181726" calcext:value-type="float">
            <text:p>0,00181726</text:p>
          </table:table-cell>
          <table:table-cell office:value-type="float" office:value="0.00589874" calcext:value-type="float">
            <text:p>0,00589874</text:p>
          </table:table-cell>
          <table:table-cell office:value-type="float" office:value="0.0439291" calcext:value-type="float">
            <text:p>0,0439291</text:p>
          </table:table-cell>
          <table:table-cell office:value-type="float" office:value="0.190667" calcext:value-type="float">
            <text:p>0,190667</text:p>
          </table:table-cell>
          <table:table-cell office:value-type="float" office:value="1.51475" calcext:value-type="float">
            <text:p>1,51475</text:p>
          </table:table-cell>
          <table:table-cell office:value-type="float" office:value="15.7343" calcext:value-type="float">
            <text:p>15,7343</text:p>
          </table:table-cell>
          <table:table-cell office:value-type="float" office:value="103.929" calcext:value-type="float">
            <text:p>103,92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0349793" calcext:value-type="float">
            <text:p>0,000349793</text:p>
          </table:table-cell>
          <table:table-cell office:value-type="float" office:value="0.000331623" calcext:value-type="float">
            <text:p>0,000331623</text:p>
          </table:table-cell>
          <table:table-cell office:value-type="float" office:value="0.000531618" calcext:value-type="float">
            <text:p>0,000531618</text:p>
          </table:table-cell>
          <table:table-cell office:value-type="float" office:value="0.00151287" calcext:value-type="float">
            <text:p>0,00151287</text:p>
          </table:table-cell>
          <table:table-cell office:value-type="float" office:value="0.00838413" calcext:value-type="float">
            <text:p>0,00838413</text:p>
          </table:table-cell>
          <table:table-cell office:value-type="float" office:value="0.0307127" calcext:value-type="float">
            <text:p>0,0307127</text:p>
          </table:table-cell>
          <table:table-cell office:value-type="float" office:value="0.242704" calcext:value-type="float">
            <text:p>0,242704</text:p>
          </table:table-cell>
          <table:table-cell office:value-type="float" office:value="1.81928" calcext:value-type="float">
            <text:p>1,81928</text:p>
          </table:table-cell>
          <table:table-cell office:value-type="float" office:value="13.1903" calcext:value-type="float">
            <text:p>13,1903</text:p>
          </table:table-cell>
          <table:table-cell office:value-type="float" office:value="103.657" calcext:value-type="float">
            <text:p>103,65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0295272" calcext:value-type="float">
            <text:p>0,000295272</text:p>
          </table:table-cell>
          <table:table-cell office:value-type="float" office:value="0.000319841" calcext:value-type="float">
            <text:p>0,000319841</text:p>
          </table:table-cell>
          <table:table-cell office:value-type="float" office:value="0.000515465" calcext:value-type="float">
            <text:p>0,000515465</text:p>
          </table:table-cell>
          <table:table-cell office:value-type="float" office:value="0.00155878" calcext:value-type="float">
            <text:p>0,00155878</text:p>
          </table:table-cell>
          <table:table-cell office:value-type="float" office:value="0.00768775" calcext:value-type="float">
            <text:p>0,00768775</text:p>
          </table:table-cell>
          <table:table-cell office:value-type="float" office:value="0.0304086" calcext:value-type="float">
            <text:p>0,0304086</text:p>
          </table:table-cell>
          <table:table-cell office:value-type="float" office:value="0.279007" calcext:value-type="float">
            <text:p>0,279007</text:p>
          </table:table-cell>
          <table:table-cell office:value-type="float" office:value="1.9446" calcext:value-type="float">
            <text:p>1,9446</text:p>
          </table:table-cell>
          <table:table-cell office:value-type="float" office:value="13.7725" calcext:value-type="float">
            <text:p>13,7725</text:p>
          </table:table-cell>
          <table:table-cell office:value-type="float" office:value="103.351" calcext:value-type="float">
            <text:p>103,35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0312465" calcext:value-type="float">
            <text:p>0,000312465</text:p>
          </table:table-cell>
          <table:table-cell office:value-type="float" office:value="0.000318165" calcext:value-type="float">
            <text:p>0,000318165</text:p>
          </table:table-cell>
          <table:table-cell office:value-type="float" office:value="0.000574246" calcext:value-type="float">
            <text:p>0,000574246</text:p>
          </table:table-cell>
          <table:table-cell office:value-type="float" office:value="0.00334676" calcext:value-type="float">
            <text:p>0,00334676</text:p>
          </table:table-cell>
          <table:table-cell office:value-type="float" office:value="0.00746261" calcext:value-type="float">
            <text:p>0,00746261</text:p>
          </table:table-cell>
          <table:table-cell office:value-type="float" office:value="0.0406305" calcext:value-type="float">
            <text:p>0,0406305</text:p>
          </table:table-cell>
          <table:table-cell office:value-type="float" office:value="0.305634" calcext:value-type="float">
            <text:p>0,305634</text:p>
          </table:table-cell>
          <table:table-cell office:value-type="float" office:value="1.62027" calcext:value-type="float">
            <text:p>1,62027</text:p>
          </table:table-cell>
          <table:table-cell office:value-type="float" office:value="13.3007" calcext:value-type="float">
            <text:p>13,3007</text:p>
          </table:table-cell>
          <table:table-cell office:value-type="float" office:value="103.502" calcext:value-type="float">
            <text:p>103,50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0311419" calcext:value-type="float">
            <text:p>0,000311419</text:p>
          </table:table-cell>
          <table:table-cell office:value-type="float" office:value="0.000312787" calcext:value-type="float">
            <text:p>0,000312787</text:p>
          </table:table-cell>
          <table:table-cell office:value-type="float" office:value="0.000519426" calcext:value-type="float">
            <text:p>0,000519426</text:p>
          </table:table-cell>
          <table:table-cell office:value-type="float" office:value="0.00262539" calcext:value-type="float">
            <text:p>0,00262539</text:p>
          </table:table-cell>
          <table:table-cell office:value-type="float" office:value="0.00635138" calcext:value-type="float">
            <text:p>0,00635138</text:p>
          </table:table-cell>
          <table:table-cell office:value-type="float" office:value="0.0310444" calcext:value-type="float">
            <text:p>0,0310444</text:p>
          </table:table-cell>
          <table:table-cell office:value-type="float" office:value="0.300943" calcext:value-type="float">
            <text:p>0,300943</text:p>
          </table:table-cell>
          <table:table-cell office:value-type="float" office:value="1.75095" calcext:value-type="float">
            <text:p>1,75095</text:p>
          </table:table-cell>
          <table:table-cell office:value-type="float" office:value="13.6157" calcext:value-type="float">
            <text:p>13,6157</text:p>
          </table:table-cell>
          <table:table-cell office:value-type="float" office:value="103.491" calcext:value-type="float">
            <text:p>103,49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711749" calcext:value-type="float">
            <text:p>0,00711749</text:p>
          </table:table-cell>
          <table:table-cell office:value-type="float" office:value="0.000348143" calcext:value-type="float">
            <text:p>0,000348143</text:p>
          </table:table-cell>
          <table:table-cell office:value-type="float" office:value="0.000925202" calcext:value-type="float">
            <text:p>0,000925202</text:p>
          </table:table-cell>
          <table:table-cell office:value-type="float" office:value="0.0027835" calcext:value-type="float">
            <text:p>0,0027835</text:p>
          </table:table-cell>
          <table:table-cell office:value-type="float" office:value="0.00954261" calcext:value-type="float">
            <text:p>0,00954261</text:p>
          </table:table-cell>
          <table:table-cell office:value-type="float" office:value="0.0340979" calcext:value-type="float">
            <text:p>0,0340979</text:p>
          </table:table-cell>
          <table:table-cell office:value-type="float" office:value="0.270617" calcext:value-type="float">
            <text:p>0,270617</text:p>
          </table:table-cell>
          <table:table-cell office:value-type="float" office:value="1.64353" calcext:value-type="float">
            <text:p>1,64353</text:p>
          </table:table-cell>
          <table:table-cell office:value-type="float" office:value="13.2672" calcext:value-type="float">
            <text:p>13,2672</text:p>
          </table:table-cell>
          <table:table-cell office:value-type="float" office:value="112.665" calcext:value-type="float">
            <text:p>112,66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0428944" calcext:value-type="float">
            <text:p>0,000428944</text:p>
          </table:table-cell>
          <table:table-cell office:value-type="float" office:value="0.0012402" calcext:value-type="float">
            <text:p>0,0012402</text:p>
          </table:table-cell>
          <table:table-cell office:value-type="float" office:value="0.000526584" calcext:value-type="float">
            <text:p>0,000526584</text:p>
          </table:table-cell>
          <table:table-cell office:value-type="float" office:value="0.00147958" calcext:value-type="float">
            <text:p>0,00147958</text:p>
          </table:table-cell>
          <table:table-cell office:value-type="float" office:value="0.00583862" calcext:value-type="float">
            <text:p>0,00583862</text:p>
          </table:table-cell>
          <table:table-cell office:value-type="float" office:value="0.0361843" calcext:value-type="float">
            <text:p>0,0361843</text:p>
          </table:table-cell>
          <table:table-cell office:value-type="float" office:value="0.306271" calcext:value-type="float">
            <text:p>0,306271</text:p>
          </table:table-cell>
          <table:table-cell office:value-type="float" office:value="1.78737" calcext:value-type="float">
            <text:p>1,78737</text:p>
          </table:table-cell>
          <table:table-cell office:value-type="float" office:value="13.498" calcext:value-type="float">
            <text:p>13,498</text:p>
          </table:table-cell>
          <table:table-cell office:value-type="float" office:value="103.448" calcext:value-type="float">
            <text:p>103,44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034101" calcext:value-type="float">
            <text:p>0,00034101</text:p>
          </table:table-cell>
          <table:table-cell office:value-type="float" office:value="0.000384696" calcext:value-type="float">
            <text:p>0,000384696</text:p>
          </table:table-cell>
          <table:table-cell office:value-type="float" office:value="0.000566695" calcext:value-type="float">
            <text:p>0,000566695</text:p>
          </table:table-cell>
          <table:table-cell office:value-type="float" office:value="0.00225692" calcext:value-type="float">
            <text:p>0,00225692</text:p>
          </table:table-cell>
          <table:table-cell office:value-type="float" office:value="0.00749818" calcext:value-type="float">
            <text:p>0,00749818</text:p>
          </table:table-cell>
          <table:table-cell office:value-type="float" office:value="0.0353297" calcext:value-type="float">
            <text:p>0,0353297</text:p>
          </table:table-cell>
          <table:table-cell office:value-type="float" office:value="0.299594" calcext:value-type="float">
            <text:p>0,299594</text:p>
          </table:table-cell>
          <table:table-cell office:value-type="float" office:value="1.8191" calcext:value-type="float">
            <text:p>1,8191</text:p>
          </table:table-cell>
          <table:table-cell office:value-type="float" office:value="13.225" calcext:value-type="float">
            <text:p>13,225</text:p>
          </table:table-cell>
          <table:table-cell office:value-type="float" office:value="103.925" calcext:value-type="float">
            <text:p>103,92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038045" calcext:value-type="float">
            <text:p>0,00038045</text:p>
          </table:table-cell>
          <table:table-cell office:value-type="float" office:value="0.000363983" calcext:value-type="float">
            <text:p>0,000363983</text:p>
          </table:table-cell>
          <table:table-cell office:value-type="float" office:value="0.000632343" calcext:value-type="float">
            <text:p>0,000632343</text:p>
          </table:table-cell>
          <table:table-cell office:value-type="float" office:value="0.00234508" calcext:value-type="float">
            <text:p>0,00234508</text:p>
          </table:table-cell>
          <table:table-cell office:value-type="float" office:value="0.0081571" calcext:value-type="float">
            <text:p>0,0081571</text:p>
          </table:table-cell>
          <table:table-cell office:value-type="float" office:value="0.0339101" calcext:value-type="float">
            <text:p>0,0339101</text:p>
          </table:table-cell>
          <table:table-cell office:value-type="float" office:value="0.248002" calcext:value-type="float">
            <text:p>0,248002</text:p>
          </table:table-cell>
          <table:table-cell office:value-type="float" office:value="1.3744" calcext:value-type="float">
            <text:p>1,3744</text:p>
          </table:table-cell>
          <table:table-cell office:value-type="float" office:value="13.462" calcext:value-type="float">
            <text:p>13,462</text:p>
          </table:table-cell>
          <table:table-cell office:value-type="float" office:value="104.239" calcext:value-type="float">
            <text:p>104,23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0276515" calcext:value-type="float">
            <text:p>0,000276515</text:p>
          </table:table-cell>
          <table:table-cell office:value-type="float" office:value="0.000352626" calcext:value-type="float">
            <text:p>0,000352626</text:p>
          </table:table-cell>
          <table:table-cell office:value-type="float" office:value="0.000608229" calcext:value-type="float">
            <text:p>0,000608229</text:p>
          </table:table-cell>
          <table:table-cell office:value-type="float" office:value="0.00190374" calcext:value-type="float">
            <text:p>0,00190374</text:p>
          </table:table-cell>
          <table:table-cell office:value-type="float" office:value="0.00784761" calcext:value-type="float">
            <text:p>0,00784761</text:p>
          </table:table-cell>
          <table:table-cell office:value-type="float" office:value="0.0329724" calcext:value-type="float">
            <text:p>0,0329724</text:p>
          </table:table-cell>
          <table:table-cell office:value-type="float" office:value="0.245627" calcext:value-type="float">
            <text:p>0,245627</text:p>
          </table:table-cell>
          <table:table-cell office:value-type="float" office:value="1.37292" calcext:value-type="float">
            <text:p>1,37292</text:p>
          </table:table-cell>
          <table:table-cell office:value-type="float" office:value="13.6463" calcext:value-type="float">
            <text:p>13,6463</text:p>
          </table:table-cell>
          <table:table-cell office:value-type="float" office:value="102.943" calcext:value-type="float">
            <text:p>102,943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0.000279787" calcext:value-type="float">
            <text:p>0,000279787</text:p>
          </table:table-cell>
          <table:table-cell table:style-name="ce11" office:value-type="float" office:value="0.000385074" calcext:value-type="float">
            <text:p>0,000385074</text:p>
          </table:table-cell>
          <table:table-cell table:style-name="ce11" office:value-type="float" office:value="0.000542469" calcext:value-type="float">
            <text:p>0,000542469</text:p>
          </table:table-cell>
          <table:table-cell table:style-name="ce11" office:value-type="float" office:value="0.00277454" calcext:value-type="float">
            <text:p>0,00277454</text:p>
          </table:table-cell>
          <table:table-cell table:style-name="ce11" office:value-type="float" office:value="0.00851708" calcext:value-type="float">
            <text:p>0,00851708</text:p>
          </table:table-cell>
          <table:table-cell table:style-name="ce11" office:value-type="float" office:value="0.0331723" calcext:value-type="float">
            <text:p>0,0331723</text:p>
          </table:table-cell>
          <table:table-cell table:style-name="ce11" office:value-type="float" office:value="0.235903" calcext:value-type="float">
            <text:p>0,235903</text:p>
          </table:table-cell>
          <table:table-cell table:style-name="ce11" office:value-type="float" office:value="1.36854" calcext:value-type="float">
            <text:p>1,36854</text:p>
          </table:table-cell>
          <table:table-cell table:style-name="ce11" office:value-type="float" office:value="12.8299" calcext:value-type="float">
            <text:p>12,8299</text:p>
          </table:table-cell>
          <table:table-cell table:style-name="ce11" office:value-type="float" office:value="103.246" calcext:value-type="float">
            <text:p>103,246</text:p>
          </table:table-cell>
        </table:table-row>
        <table:table-row table:style-name="ro2">
          <table:table-cell table:style-name="ce5" office:value-type="string" calcext:value-type="string">
            <text:p>Max time</text:p>
          </table:table-cell>
          <table:table-cell table:style-name="ce12" table:formula="of:=MAX([.B3:.B22])" office:value-type="float" office:value="0.00711749" calcext:value-type="float">
            <text:p>0,00711749</text:p>
          </table:table-cell>
          <table:table-cell table:style-name="ce12" table:formula="of:=MAX([.C3:.C22])" office:value-type="float" office:value="0.0012402" calcext:value-type="float">
            <text:p>0,0012402</text:p>
          </table:table-cell>
          <table:table-cell table:style-name="ce12" table:formula="of:=MAX([.D3:.D22])" office:value-type="float" office:value="0.00136388" calcext:value-type="float">
            <text:p>0,00136388</text:p>
          </table:table-cell>
          <table:table-cell table:style-name="ce12" table:formula="of:=MAX([.E3:.E22])" office:value-type="float" office:value="0.00334676" calcext:value-type="float">
            <text:p>0,00334676</text:p>
          </table:table-cell>
          <table:table-cell table:style-name="ce12" table:formula="of:=MAX([.F3:.F22])" office:value-type="float" office:value="0.0119722" calcext:value-type="float">
            <text:p>0,0119722</text:p>
          </table:table-cell>
          <table:table-cell table:style-name="ce12" table:formula="of:=MAX([.G3:.G22])" office:value-type="float" office:value="0.0467112" calcext:value-type="float">
            <text:p>0,0467112</text:p>
          </table:table-cell>
          <table:table-cell table:style-name="ce12" table:formula="of:=MAX([.H3:.H22])" office:value-type="float" office:value="0.306271" calcext:value-type="float">
            <text:p>0,306271</text:p>
          </table:table-cell>
          <table:table-cell table:style-name="ce12" table:formula="of:=MAX([.I3:.I22])" office:value-type="float" office:value="2.42479" calcext:value-type="float">
            <text:p>2,42479</text:p>
          </table:table-cell>
          <table:table-cell table:style-name="ce12" table:formula="of:=MAX([.J3:.J22])" office:value-type="float" office:value="16.308" calcext:value-type="float">
            <text:p>16,308</text:p>
          </table:table-cell>
          <table:table-cell table:style-name="ce12" table:formula="of:=MAX([.K3:.K22])" office:value-type="float" office:value="114.026" calcext:value-type="float">
            <text:p>114,026</text:p>
          </table:table-cell>
        </table:table-row>
        <table:table-row table:style-name="ro2">
          <table:table-cell table:style-name="ce6" office:value-type="string" calcext:value-type="string">
            <text:p>Min time</text:p>
          </table:table-cell>
          <table:table-cell table:style-name="ce13" table:formula="of:=MIN([.B3:.B22])" office:value-type="float" office:value="0.000276515" calcext:value-type="float">
            <text:p>0,000276515</text:p>
          </table:table-cell>
          <table:table-cell table:style-name="ce13" table:formula="of:=MIN([.C3:.C22])" office:value-type="float" office:value="0.000310697" calcext:value-type="float">
            <text:p>0,000310697</text:p>
          </table:table-cell>
          <table:table-cell table:style-name="ce13" table:formula="of:=MIN([.D3:.D22])" office:value-type="float" office:value="0.000515465" calcext:value-type="float">
            <text:p>0,000515465</text:p>
          </table:table-cell>
          <table:table-cell table:style-name="ce13" table:formula="of:=MIN([.E3:.E22])" office:value-type="float" office:value="0.00147958" calcext:value-type="float">
            <text:p>0,00147958</text:p>
          </table:table-cell>
          <table:table-cell table:style-name="ce13" table:formula="of:=MIN([.F3:.F22])" office:value-type="float" office:value="0.0051888" calcext:value-type="float">
            <text:p>0,0051888</text:p>
          </table:table-cell>
          <table:table-cell table:style-name="ce13" table:formula="of:=MIN([.G3:.G22])" office:value-type="float" office:value="0.0304086" calcext:value-type="float">
            <text:p>0,0304086</text:p>
          </table:table-cell>
          <table:table-cell table:style-name="ce13" table:formula="of:=MIN([.H3:.H22])" office:value-type="float" office:value="0.186719" calcext:value-type="float">
            <text:p>0,186719</text:p>
          </table:table-cell>
          <table:table-cell table:style-name="ce13" table:formula="of:=MIN([.I3:.I22])" office:value-type="float" office:value="1.36854" calcext:value-type="float">
            <text:p>1,36854</text:p>
          </table:table-cell>
          <table:table-cell table:style-name="ce13" table:formula="of:=MIN([.J3:.J22])" office:value-type="float" office:value="12.0683" calcext:value-type="float">
            <text:p>12,0683</text:p>
          </table:table-cell>
          <table:table-cell table:style-name="ce13" table:formula="of:=MIN([.K3:.K22])" office:value-type="float" office:value="90.7886" calcext:value-type="float">
            <text:p>90,7886</text:p>
          </table:table-cell>
        </table:table-row>
        <table:table-row table:style-name="ro2">
          <table:table-cell table:style-name="ce7" office:value-type="string" calcext:value-type="string">
            <text:p>Mean time</text:p>
          </table:table-cell>
          <table:table-cell table:style-name="ce14" table:formula="of:=SUM([.B3:.B22]) / 20" office:value-type="float" office:value="0.00075631075" calcext:value-type="float">
            <text:p>0,0007563108</text:p>
          </table:table-cell>
          <table:table-cell table:style-name="ce14" table:formula="of:=SUM([.C3:.C22]) / 20" office:value-type="float" office:value="0.0004111567" calcext:value-type="float">
            <text:p>0,0004111567</text:p>
          </table:table-cell>
          <table:table-cell table:style-name="ce14" table:formula="of:=SUM([.D3:.D22]) / 20" office:value-type="float" office:value="0.0007083024" calcext:value-type="float">
            <text:p>0,0007083024</text:p>
          </table:table-cell>
          <table:table-cell table:style-name="ce14" table:formula="of:=SUM([.E3:.E22]) / 20" office:value-type="float" office:value="0.0022711635" calcext:value-type="float">
            <text:p>0,0022711635</text:p>
          </table:table-cell>
          <table:table-cell table:style-name="ce14" table:formula="of:=SUM([.F3:.F22]) / 20" office:value-type="float" office:value="0.0077888205" calcext:value-type="float">
            <text:p>0,0077888205</text:p>
          </table:table-cell>
          <table:table-cell table:style-name="ce14" table:formula="of:=SUM([.G3:.G22]) / 20" office:value-type="float" office:value="0.03640618" calcext:value-type="float">
            <text:p>0,03640618</text:p>
          </table:table-cell>
          <table:table-cell table:style-name="ce14" table:formula="of:=SUM([.H3:.H22]) / 20" office:value-type="float" office:value="0.2349855" calcext:value-type="float">
            <text:p>0,2349855</text:p>
          </table:table-cell>
          <table:table-cell table:style-name="ce14" table:formula="of:=SUM([.I3:.I22]) / 20" office:value-type="float" office:value="1.809105" calcext:value-type="float">
            <text:p>1,809105</text:p>
          </table:table-cell>
          <table:table-cell table:style-name="ce14" table:formula="of:=SUM([.J3:.J22]) / 20" office:value-type="float" office:value="13.39036" calcext:value-type="float">
            <text:p>13,39036</text:p>
          </table:table-cell>
          <table:table-cell table:style-name="ce14" table:formula="of:=SUM([.K3:.K22]) / 20" office:value-type="float" office:value="104.04508" calcext:value-type="float">
            <text:p>104,04508</text:p>
          </table:table-cell>
        </table:table-row>
        <table:table-row table:style-name="ro2">
          <table:table-cell table:style-name="ce8" office:value-type="string" calcext:value-type="string">
            <text:p>STD</text:p>
          </table:table-cell>
          <table:table-cell table:style-name="ce15" table:formula="of:=STDEV([.B3:.B22])" office:value-type="float" office:value="0.00151353220754203" calcext:value-type="float">
            <text:p>0,0015135322</text:p>
          </table:table-cell>
          <table:table-cell table:style-name="ce15" table:formula="of:=STDEV([.C3:.C22])" office:value-type="float" office:value="0.000226225913350745" calcext:value-type="float">
            <text:p>0,0002262259</text:p>
          </table:table-cell>
          <table:table-cell table:style-name="ce15" table:formula="of:=STDEV([.D3:.D22])" office:value-type="float" office:value="0.000234162494284676" calcext:value-type="float">
            <text:p>0,0002341625</text:p>
          </table:table-cell>
          <table:table-cell table:style-name="ce15" table:formula="of:=STDEV([.E3:.E22])" office:value-type="float" office:value="0.000581065633943588" calcext:value-type="float">
            <text:p>0,0005810656</text:p>
          </table:table-cell>
          <table:table-cell table:style-name="ce15" table:formula="of:=STDEV([.F3:.F22])" office:value-type="float" office:value="0.00182594178297256" calcext:value-type="float">
            <text:p>0,0018259418</text:p>
          </table:table-cell>
          <table:table-cell table:style-name="ce15" table:formula="of:=STDEV([.G3:.G22])" office:value-type="float" office:value="0.00549677706360258" calcext:value-type="float">
            <text:p>0,0054967771</text:p>
          </table:table-cell>
          <table:table-cell table:style-name="ce15" table:formula="of:=STDEV([.H3:.H22])" office:value-type="float" office:value="0.0444541261947284" calcext:value-type="float">
            <text:p>0,0444541262</text:p>
          </table:table-cell>
          <table:table-cell table:style-name="ce15" table:formula="of:=STDEV([.I3:.I22])" office:value-type="float" office:value="0.295917762126752" calcext:value-type="float">
            <text:p>0,2959177621</text:p>
          </table:table-cell>
          <table:table-cell table:style-name="ce15" table:formula="of:=STDEV([.J3:.J22])" office:value-type="float" office:value="1.22955384137585" calcext:value-type="float">
            <text:p>1,2295538414</text:p>
          </table:table-cell>
          <table:table-cell table:style-name="ce15" table:formula="of:=STDEV([.K3:.K22])" office:value-type="float" office:value="4.42408618475107" calcext:value-type="float">
            <text:p>4,4240861848</text:p>
          </table:table-cell>
        </table:table-row>
      </table:table>
      <table:table table:name="3" table:style-name="ta1">
        <table:table-column table:style-name="co2" table:default-cell-style-name="ce3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Elapsed Time in Sequential Algorithm in Second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Execution</text:p>
          </table:table-cell>
          <table:table-cell table:style-name="ce9" office:value-type="string" calcext:value-type="string">
            <text:p>4X4</text:p>
          </table:table-cell>
          <table:table-cell table:style-name="ce9" office:value-type="string" calcext:value-type="string">
            <text:p>8X8</text:p>
          </table:table-cell>
          <table:table-cell table:style-name="ce9" office:value-type="string" calcext:value-type="string">
            <text:p>16X16</text:p>
          </table:table-cell>
          <table:table-cell table:style-name="ce9" office:value-type="string" calcext:value-type="string">
            <text:p>32X32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335779" calcext:value-type="float">
            <text:p>0,000335779</text:p>
          </table:table-cell>
          <table:table-cell office:value-type="float" office:value="0.00122731" calcext:value-type="float">
            <text:p>0,00122731</text:p>
          </table:table-cell>
          <table:table-cell office:value-type="float" office:value="0.000582146" calcext:value-type="float">
            <text:p>0,000582146</text:p>
          </table:table-cell>
          <table:table-cell office:value-type="float" office:value="0.00233003" calcext:value-type="float">
            <text:p>0,00233003</text:p>
          </table:table-cell>
          <table:table-cell office:value-type="float" office:value="0.00671742" calcext:value-type="float">
            <text:p>0,00671742</text:p>
          </table:table-cell>
          <table:table-cell office:value-type="float" office:value="0.0325272" calcext:value-type="float">
            <text:p>0,0325272</text:p>
          </table:table-cell>
          <table:table-cell office:value-type="float" office:value="0.232716" calcext:value-type="float">
            <text:p>0,232716</text:p>
          </table:table-cell>
          <table:table-cell office:value-type="float" office:value="1.42191" calcext:value-type="float">
            <text:p>1,42191</text:p>
          </table:table-cell>
          <table:table-cell office:value-type="float" office:value="12.4509" calcext:value-type="float">
            <text:p>12,4509</text:p>
          </table:table-cell>
          <table:table-cell office:value-type="float" office:value="116.667" calcext:value-type="float">
            <text:p>116,66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368151" calcext:value-type="float">
            <text:p>0,000368151</text:p>
          </table:table-cell>
          <table:table-cell office:value-type="float" office:value="0.000389688" calcext:value-type="float">
            <text:p>0,000389688</text:p>
          </table:table-cell>
          <table:table-cell office:value-type="float" office:value="0.000612051" calcext:value-type="float">
            <text:p>0,000612051</text:p>
          </table:table-cell>
          <table:table-cell office:value-type="float" office:value="0.00150629" calcext:value-type="float">
            <text:p>0,00150629</text:p>
          </table:table-cell>
          <table:table-cell office:value-type="float" office:value="0.00718056" calcext:value-type="float">
            <text:p>0,00718056</text:p>
          </table:table-cell>
          <table:table-cell office:value-type="float" office:value="0.0329342" calcext:value-type="float">
            <text:p>0,0329342</text:p>
          </table:table-cell>
          <table:table-cell office:value-type="float" office:value="0.245649" calcext:value-type="float">
            <text:p>0,245649</text:p>
          </table:table-cell>
          <table:table-cell office:value-type="float" office:value="1.58706" calcext:value-type="float">
            <text:p>1,58706</text:p>
          </table:table-cell>
          <table:table-cell office:value-type="float" office:value="12.1118" calcext:value-type="float">
            <text:p>12,1118</text:p>
          </table:table-cell>
          <table:table-cell office:value-type="float" office:value="114.049" calcext:value-type="float">
            <text:p>114,04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356419" calcext:value-type="float">
            <text:p>0,000356419</text:p>
          </table:table-cell>
          <table:table-cell office:value-type="float" office:value="0.000386322" calcext:value-type="float">
            <text:p>0,000386322</text:p>
          </table:table-cell>
          <table:table-cell office:value-type="float" office:value="0.000768284" calcext:value-type="float">
            <text:p>0,000768284</text:p>
          </table:table-cell>
          <table:table-cell office:value-type="float" office:value="0.00152846" calcext:value-type="float">
            <text:p>0,00152846</text:p>
          </table:table-cell>
          <table:table-cell office:value-type="float" office:value="0.00673321" calcext:value-type="float">
            <text:p>0,00673321</text:p>
          </table:table-cell>
          <table:table-cell office:value-type="float" office:value="0.0330248" calcext:value-type="float">
            <text:p>0,0330248</text:p>
          </table:table-cell>
          <table:table-cell office:value-type="float" office:value="0.225727" calcext:value-type="float">
            <text:p>0,225727</text:p>
          </table:table-cell>
          <table:table-cell office:value-type="float" office:value="1.80042" calcext:value-type="float">
            <text:p>1,80042</text:p>
          </table:table-cell>
          <table:table-cell office:value-type="float" office:value="12.3669" calcext:value-type="float">
            <text:p>12,3669</text:p>
          </table:table-cell>
          <table:table-cell office:value-type="float" office:value="106.158" calcext:value-type="float">
            <text:p>106,15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352825" calcext:value-type="float">
            <text:p>0,000352825</text:p>
          </table:table-cell>
          <table:table-cell office:value-type="float" office:value="0.000355543" calcext:value-type="float">
            <text:p>0,000355543</text:p>
          </table:table-cell>
          <table:table-cell office:value-type="float" office:value="0.000903235" calcext:value-type="float">
            <text:p>0,000903235</text:p>
          </table:table-cell>
          <table:table-cell office:value-type="float" office:value="0.00262753" calcext:value-type="float">
            <text:p>0,00262753</text:p>
          </table:table-cell>
          <table:table-cell office:value-type="float" office:value="0.00700299" calcext:value-type="float">
            <text:p>0,00700299</text:p>
          </table:table-cell>
          <table:table-cell office:value-type="float" office:value="0.0393682" calcext:value-type="float">
            <text:p>0,0393682</text:p>
          </table:table-cell>
          <table:table-cell office:value-type="float" office:value="0.225236" calcext:value-type="float">
            <text:p>0,225236</text:p>
          </table:table-cell>
          <table:table-cell office:value-type="float" office:value="1.71088" calcext:value-type="float">
            <text:p>1,71088</text:p>
          </table:table-cell>
          <table:table-cell office:value-type="float" office:value="13.5597" calcext:value-type="float">
            <text:p>13,5597</text:p>
          </table:table-cell>
          <table:table-cell office:value-type="float" office:value="109.818" calcext:value-type="float">
            <text:p>109,81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381579" calcext:value-type="float">
            <text:p>0,000381579</text:p>
          </table:table-cell>
          <table:table-cell office:value-type="float" office:value="0.000418688" calcext:value-type="float">
            <text:p>0,000418688</text:p>
          </table:table-cell>
          <table:table-cell office:value-type="float" office:value="0.000651486" calcext:value-type="float">
            <text:p>0,000651486</text:p>
          </table:table-cell>
          <table:table-cell office:value-type="float" office:value="0.00191244" calcext:value-type="float">
            <text:p>0,00191244</text:p>
          </table:table-cell>
          <table:table-cell office:value-type="float" office:value="0.00881817" calcext:value-type="float">
            <text:p>0,00881817</text:p>
          </table:table-cell>
          <table:table-cell office:value-type="float" office:value="0.0330186" calcext:value-type="float">
            <text:p>0,0330186</text:p>
          </table:table-cell>
          <table:table-cell office:value-type="float" office:value="0.249648" calcext:value-type="float">
            <text:p>0,249648</text:p>
          </table:table-cell>
          <table:table-cell office:value-type="float" office:value="1.83617" calcext:value-type="float">
            <text:p>1,83617</text:p>
          </table:table-cell>
          <table:table-cell office:value-type="float" office:value="14.2378" calcext:value-type="float">
            <text:p>14,2378</text:p>
          </table:table-cell>
          <table:table-cell office:value-type="float" office:value="106.463" calcext:value-type="float">
            <text:p>106,46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127848" calcext:value-type="float">
            <text:p>0,00127848</text:p>
          </table:table-cell>
          <table:table-cell office:value-type="float" office:value="0.00290975" calcext:value-type="float">
            <text:p>0,00290975</text:p>
          </table:table-cell>
          <table:table-cell office:value-type="float" office:value="0.00185229" calcext:value-type="float">
            <text:p>0,00185229</text:p>
          </table:table-cell>
          <table:table-cell office:value-type="float" office:value="0.00142268" calcext:value-type="float">
            <text:p>0,00142268</text:p>
          </table:table-cell>
          <table:table-cell office:value-type="float" office:value="0.00631961" calcext:value-type="float">
            <text:p>0,00631961</text:p>
          </table:table-cell>
          <table:table-cell office:value-type="float" office:value="0.0341287" calcext:value-type="float">
            <text:p>0,0341287</text:p>
          </table:table-cell>
          <table:table-cell office:value-type="float" office:value="0.234091" calcext:value-type="float">
            <text:p>0,234091</text:p>
          </table:table-cell>
          <table:table-cell office:value-type="float" office:value="1.65295" calcext:value-type="float">
            <text:p>1,65295</text:p>
          </table:table-cell>
          <table:table-cell office:value-type="float" office:value="13.1908" calcext:value-type="float">
            <text:p>13,1908</text:p>
          </table:table-cell>
          <table:table-cell office:value-type="float" office:value="97.3774" calcext:value-type="float">
            <text:p>97,377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0392223" calcext:value-type="float">
            <text:p>0,000392223</text:p>
          </table:table-cell>
          <table:table-cell office:value-type="float" office:value="0.00260398" calcext:value-type="float">
            <text:p>0,00260398</text:p>
          </table:table-cell>
          <table:table-cell office:value-type="float" office:value="0.00109435" calcext:value-type="float">
            <text:p>0,00109435</text:p>
          </table:table-cell>
          <table:table-cell office:value-type="float" office:value="0.00141802" calcext:value-type="float">
            <text:p>0,00141802</text:p>
          </table:table-cell>
          <table:table-cell office:value-type="float" office:value="0.00697281" calcext:value-type="float">
            <text:p>0,00697281</text:p>
          </table:table-cell>
          <table:table-cell office:value-type="float" office:value="0.0338669" calcext:value-type="float">
            <text:p>0,0338669</text:p>
          </table:table-cell>
          <table:table-cell office:value-type="float" office:value="0.233321" calcext:value-type="float">
            <text:p>0,233321</text:p>
          </table:table-cell>
          <table:table-cell office:value-type="float" office:value="1.56454" calcext:value-type="float">
            <text:p>1,56454</text:p>
          </table:table-cell>
          <table:table-cell office:value-type="float" office:value="13.4918" calcext:value-type="float">
            <text:p>13,4918</text:p>
          </table:table-cell>
          <table:table-cell office:value-type="float" office:value="108.463" calcext:value-type="float">
            <text:p>108,46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368656" calcext:value-type="float">
            <text:p>0,000368656</text:p>
          </table:table-cell>
          <table:table-cell office:value-type="float" office:value="0.00063664" calcext:value-type="float">
            <text:p>0,00063664</text:p>
          </table:table-cell>
          <table:table-cell office:value-type="float" office:value="0.000557426" calcext:value-type="float">
            <text:p>0,000557426</text:p>
          </table:table-cell>
          <table:table-cell office:value-type="float" office:value="0.00282383" calcext:value-type="float">
            <text:p>0,00282383</text:p>
          </table:table-cell>
          <table:table-cell office:value-type="float" office:value="0.0104559" calcext:value-type="float">
            <text:p>0,0104559</text:p>
          </table:table-cell>
          <table:table-cell office:value-type="float" office:value="0.0350837" calcext:value-type="float">
            <text:p>0,0350837</text:p>
          </table:table-cell>
          <table:table-cell office:value-type="float" office:value="0.234338" calcext:value-type="float">
            <text:p>0,234338</text:p>
          </table:table-cell>
          <table:table-cell office:value-type="float" office:value="1.5816" calcext:value-type="float">
            <text:p>1,5816</text:p>
          </table:table-cell>
          <table:table-cell office:value-type="float" office:value="13.5965" calcext:value-type="float">
            <text:p>13,5965</text:p>
          </table:table-cell>
          <table:table-cell office:value-type="float" office:value="112.115" calcext:value-type="float">
            <text:p>112,11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0303769" calcext:value-type="float">
            <text:p>0,000303769</text:p>
          </table:table-cell>
          <table:table-cell office:value-type="float" office:value="0.000626745" calcext:value-type="float">
            <text:p>0,000626745</text:p>
          </table:table-cell>
          <table:table-cell office:value-type="float" office:value="0.00282312" calcext:value-type="float">
            <text:p>0,00282312</text:p>
          </table:table-cell>
          <table:table-cell office:value-type="float" office:value="0.00224017" calcext:value-type="float">
            <text:p>0,00224017</text:p>
          </table:table-cell>
          <table:table-cell office:value-type="float" office:value="0.00861186" calcext:value-type="float">
            <text:p>0,00861186</text:p>
          </table:table-cell>
          <table:table-cell office:value-type="float" office:value="0.0349551" calcext:value-type="float">
            <text:p>0,0349551</text:p>
          </table:table-cell>
          <table:table-cell office:value-type="float" office:value="0.227078" calcext:value-type="float">
            <text:p>0,227078</text:p>
          </table:table-cell>
          <table:table-cell office:value-type="float" office:value="1.56837" calcext:value-type="float">
            <text:p>1,56837</text:p>
          </table:table-cell>
          <table:table-cell office:value-type="float" office:value="14.0104" calcext:value-type="float">
            <text:p>14,0104</text:p>
          </table:table-cell>
          <table:table-cell office:value-type="float" office:value="117.027" calcext:value-type="float">
            <text:p>117,02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326424" calcext:value-type="float">
            <text:p>0,000326424</text:p>
          </table:table-cell>
          <table:table-cell office:value-type="float" office:value="0.00050954" calcext:value-type="float">
            <text:p>0,00050954</text:p>
          </table:table-cell>
          <table:table-cell office:value-type="float" office:value="0.000713066" calcext:value-type="float">
            <text:p>0,000713066</text:p>
          </table:table-cell>
          <table:table-cell office:value-type="float" office:value="0.00154417" calcext:value-type="float">
            <text:p>0,00154417</text:p>
          </table:table-cell>
          <table:table-cell office:value-type="float" office:value="0.00822038" calcext:value-type="float">
            <text:p>0,00822038</text:p>
          </table:table-cell>
          <table:table-cell office:value-type="float" office:value="0.0323508" calcext:value-type="float">
            <text:p>0,0323508</text:p>
          </table:table-cell>
          <table:table-cell office:value-type="float" office:value="0.228775" calcext:value-type="float">
            <text:p>0,228775</text:p>
          </table:table-cell>
          <table:table-cell office:value-type="float" office:value="1.62596" calcext:value-type="float">
            <text:p>1,62596</text:p>
          </table:table-cell>
          <table:table-cell office:value-type="float" office:value="13.3307" calcext:value-type="float">
            <text:p>13,3307</text:p>
          </table:table-cell>
          <table:table-cell office:value-type="float" office:value="112.294" calcext:value-type="float">
            <text:p>112,29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0323617" calcext:value-type="float">
            <text:p>0,000323617</text:p>
          </table:table-cell>
          <table:table-cell office:value-type="float" office:value="0.00118155" calcext:value-type="float">
            <text:p>0,00118155</text:p>
          </table:table-cell>
          <table:table-cell office:value-type="float" office:value="0.000518843" calcext:value-type="float">
            <text:p>0,000518843</text:p>
          </table:table-cell>
          <table:table-cell office:value-type="float" office:value="0.00150973" calcext:value-type="float">
            <text:p>0,00150973</text:p>
          </table:table-cell>
          <table:table-cell office:value-type="float" office:value="0.00586298" calcext:value-type="float">
            <text:p>0,00586298</text:p>
          </table:table-cell>
          <table:table-cell office:value-type="float" office:value="0.0350014" calcext:value-type="float">
            <text:p>0,0350014</text:p>
          </table:table-cell>
          <table:table-cell office:value-type="float" office:value="0.230852" calcext:value-type="float">
            <text:p>0,230852</text:p>
          </table:table-cell>
          <table:table-cell office:value-type="float" office:value="1.59887" calcext:value-type="float">
            <text:p>1,59887</text:p>
          </table:table-cell>
          <table:table-cell office:value-type="float" office:value="14.6079" calcext:value-type="float">
            <text:p>14,6079</text:p>
          </table:table-cell>
          <table:table-cell office:value-type="float" office:value="109.832" calcext:value-type="float">
            <text:p>109,83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0347725" calcext:value-type="float">
            <text:p>0,000347725</text:p>
          </table:table-cell>
          <table:table-cell office:value-type="float" office:value="0.000485008" calcext:value-type="float">
            <text:p>0,000485008</text:p>
          </table:table-cell>
          <table:table-cell office:value-type="float" office:value="0.000556943" calcext:value-type="float">
            <text:p>0,000556943</text:p>
          </table:table-cell>
          <table:table-cell office:value-type="float" office:value="0.00180411" calcext:value-type="float">
            <text:p>0,00180411</text:p>
          </table:table-cell>
          <table:table-cell office:value-type="float" office:value="0.00754555" calcext:value-type="float">
            <text:p>0,00754555</text:p>
          </table:table-cell>
          <table:table-cell office:value-type="float" office:value="0.0355796" calcext:value-type="float">
            <text:p>0,0355796</text:p>
          </table:table-cell>
          <table:table-cell office:value-type="float" office:value="0.230754" calcext:value-type="float">
            <text:p>0,230754</text:p>
          </table:table-cell>
          <table:table-cell office:value-type="float" office:value="1.58537" calcext:value-type="float">
            <text:p>1,58537</text:p>
          </table:table-cell>
          <table:table-cell office:value-type="float" office:value="13.2965" calcext:value-type="float">
            <text:p>13,2965</text:p>
          </table:table-cell>
          <table:table-cell office:value-type="float" office:value="107.654" calcext:value-type="float">
            <text:p>107,65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0346656" calcext:value-type="float">
            <text:p>0,000346656</text:p>
          </table:table-cell>
          <table:table-cell office:value-type="float" office:value="0.000401927" calcext:value-type="float">
            <text:p>0,000401927</text:p>
          </table:table-cell>
          <table:table-cell office:value-type="float" office:value="0.000504138" calcext:value-type="float">
            <text:p>0,000504138</text:p>
          </table:table-cell>
          <table:table-cell office:value-type="float" office:value="0.00166754" calcext:value-type="float">
            <text:p>0,00166754</text:p>
          </table:table-cell>
          <table:table-cell office:value-type="float" office:value="0.00594989" calcext:value-type="float">
            <text:p>0,00594989</text:p>
          </table:table-cell>
          <table:table-cell office:value-type="float" office:value="0.0450682" calcext:value-type="float">
            <text:p>0,0450682</text:p>
          </table:table-cell>
          <table:table-cell office:value-type="float" office:value="0.219614" calcext:value-type="float">
            <text:p>0,219614</text:p>
          </table:table-cell>
          <table:table-cell office:value-type="float" office:value="1.58736" calcext:value-type="float">
            <text:p>1,58736</text:p>
          </table:table-cell>
          <table:table-cell office:value-type="float" office:value="13.3116" calcext:value-type="float">
            <text:p>13,3116</text:p>
          </table:table-cell>
          <table:table-cell office:value-type="float" office:value="116.141" calcext:value-type="float">
            <text:p>116,14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0319636" calcext:value-type="float">
            <text:p>0,000319636</text:p>
          </table:table-cell>
          <table:table-cell office:value-type="float" office:value="0.000590481" calcext:value-type="float">
            <text:p>0,000590481</text:p>
          </table:table-cell>
          <table:table-cell office:value-type="float" office:value="0.0014017" calcext:value-type="float">
            <text:p>0,0014017</text:p>
          </table:table-cell>
          <table:table-cell office:value-type="float" office:value="0.00296987" calcext:value-type="float">
            <text:p>0,00296987</text:p>
          </table:table-cell>
          <table:table-cell office:value-type="float" office:value="0.0075571" calcext:value-type="float">
            <text:p>0,0075571</text:p>
          </table:table-cell>
          <table:table-cell office:value-type="float" office:value="0.0362972" calcext:value-type="float">
            <text:p>0,0362972</text:p>
          </table:table-cell>
          <table:table-cell office:value-type="float" office:value="0.208182" calcext:value-type="float">
            <text:p>0,208182</text:p>
          </table:table-cell>
          <table:table-cell office:value-type="float" office:value="1.61007" calcext:value-type="float">
            <text:p>1,61007</text:p>
          </table:table-cell>
          <table:table-cell office:value-type="float" office:value="13.3524" calcext:value-type="float">
            <text:p>13,3524</text:p>
          </table:table-cell>
          <table:table-cell office:value-type="float" office:value="108.129" calcext:value-type="float">
            <text:p>108,12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0393068" calcext:value-type="float">
            <text:p>0,000393068</text:p>
          </table:table-cell>
          <table:table-cell office:value-type="float" office:value="0.00037041" calcext:value-type="float">
            <text:p>0,00037041</text:p>
          </table:table-cell>
          <table:table-cell office:value-type="float" office:value="0.00139172" calcext:value-type="float">
            <text:p>0,00139172</text:p>
          </table:table-cell>
          <table:table-cell office:value-type="float" office:value="0.00186476" calcext:value-type="float">
            <text:p>0,00186476</text:p>
          </table:table-cell>
          <table:table-cell office:value-type="float" office:value="0.00665855" calcext:value-type="float">
            <text:p>0,00665855</text:p>
          </table:table-cell>
          <table:table-cell office:value-type="float" office:value="0.0471429" calcext:value-type="float">
            <text:p>0,0471429</text:p>
          </table:table-cell>
          <table:table-cell office:value-type="float" office:value="0.22843" calcext:value-type="float">
            <text:p>0,22843</text:p>
          </table:table-cell>
          <table:table-cell office:value-type="float" office:value="1.58763" calcext:value-type="float">
            <text:p>1,58763</text:p>
          </table:table-cell>
          <table:table-cell office:value-type="float" office:value="13.2159" calcext:value-type="float">
            <text:p>13,2159</text:p>
          </table:table-cell>
          <table:table-cell office:value-type="float" office:value="104.782" calcext:value-type="float">
            <text:p>104,78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0455894" calcext:value-type="float">
            <text:p>0,000455894</text:p>
          </table:table-cell>
          <table:table-cell office:value-type="float" office:value="0.000376781" calcext:value-type="float">
            <text:p>0,000376781</text:p>
          </table:table-cell>
          <table:table-cell office:value-type="float" office:value="0.000593696" calcext:value-type="float">
            <text:p>0,000593696</text:p>
          </table:table-cell>
          <table:table-cell office:value-type="float" office:value="0.00151743" calcext:value-type="float">
            <text:p>0,00151743</text:p>
          </table:table-cell>
          <table:table-cell office:value-type="float" office:value="0.00980262" calcext:value-type="float">
            <text:p>0,00980262</text:p>
          </table:table-cell>
          <table:table-cell office:value-type="float" office:value="0.0343296" calcext:value-type="float">
            <text:p>0,0343296</text:p>
          </table:table-cell>
          <table:table-cell office:value-type="float" office:value="0.228372" calcext:value-type="float">
            <text:p>0,228372</text:p>
          </table:table-cell>
          <table:table-cell office:value-type="float" office:value="1.5793" calcext:value-type="float">
            <text:p>1,5793</text:p>
          </table:table-cell>
          <table:table-cell office:value-type="float" office:value="13.4277" calcext:value-type="float">
            <text:p>13,4277</text:p>
          </table:table-cell>
          <table:table-cell office:value-type="float" office:value="107.57" calcext:value-type="float">
            <text:p>107,5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0357902" calcext:value-type="float">
            <text:p>0,000357902</text:p>
          </table:table-cell>
          <table:table-cell office:value-type="float" office:value="0.000328082" calcext:value-type="float">
            <text:p>0,000328082</text:p>
          </table:table-cell>
          <table:table-cell office:value-type="float" office:value="0.000705413" calcext:value-type="float">
            <text:p>0,000705413</text:p>
          </table:table-cell>
          <table:table-cell office:value-type="float" office:value="0.00317994" calcext:value-type="float">
            <text:p>0,00317994</text:p>
          </table:table-cell>
          <table:table-cell office:value-type="float" office:value="0.00595391" calcext:value-type="float">
            <text:p>0,00595391</text:p>
          </table:table-cell>
          <table:table-cell office:value-type="float" office:value="0.0316122" calcext:value-type="float">
            <text:p>0,0316122</text:p>
          </table:table-cell>
          <table:table-cell office:value-type="float" office:value="0.23409" calcext:value-type="float">
            <text:p>0,23409</text:p>
          </table:table-cell>
          <table:table-cell office:value-type="float" office:value="1.58825" calcext:value-type="float">
            <text:p>1,58825</text:p>
          </table:table-cell>
          <table:table-cell office:value-type="float" office:value="13.9063" calcext:value-type="float">
            <text:p>13,9063</text:p>
          </table:table-cell>
          <table:table-cell office:value-type="float" office:value="111.544" calcext:value-type="float">
            <text:p>111,54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0364603" calcext:value-type="float">
            <text:p>0,000364603</text:p>
          </table:table-cell>
          <table:table-cell office:value-type="float" office:value="0.000379458" calcext:value-type="float">
            <text:p>0,000379458</text:p>
          </table:table-cell>
          <table:table-cell office:value-type="float" office:value="0.000498999" calcext:value-type="float">
            <text:p>0,000498999</text:p>
          </table:table-cell>
          <table:table-cell office:value-type="float" office:value="0.00181885" calcext:value-type="float">
            <text:p>0,00181885</text:p>
          </table:table-cell>
          <table:table-cell office:value-type="float" office:value="0.0070164" calcext:value-type="float">
            <text:p>0,0070164</text:p>
          </table:table-cell>
          <table:table-cell office:value-type="float" office:value="0.0370972" calcext:value-type="float">
            <text:p>0,0370972</text:p>
          </table:table-cell>
          <table:table-cell office:value-type="float" office:value="0.226243" calcext:value-type="float">
            <text:p>0,226243</text:p>
          </table:table-cell>
          <table:table-cell office:value-type="float" office:value="1.53098" calcext:value-type="float">
            <text:p>1,53098</text:p>
          </table:table-cell>
          <table:table-cell office:value-type="float" office:value="13.3182" calcext:value-type="float">
            <text:p>13,3182</text:p>
          </table:table-cell>
          <table:table-cell office:value-type="float" office:value="109.796" calcext:value-type="float">
            <text:p>109,79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0415229" calcext:value-type="float">
            <text:p>0,000415229</text:p>
          </table:table-cell>
          <table:table-cell office:value-type="float" office:value="0.000461219" calcext:value-type="float">
            <text:p>0,000461219</text:p>
          </table:table-cell>
          <table:table-cell office:value-type="float" office:value="0.0006777" calcext:value-type="float">
            <text:p>0,0006777</text:p>
          </table:table-cell>
          <table:table-cell office:value-type="float" office:value="0.00184158" calcext:value-type="float">
            <text:p>0,00184158</text:p>
          </table:table-cell>
          <table:table-cell office:value-type="float" office:value="0.00573996" calcext:value-type="float">
            <text:p>0,00573996</text:p>
          </table:table-cell>
          <table:table-cell office:value-type="float" office:value="0.0342268" calcext:value-type="float">
            <text:p>0,0342268</text:p>
          </table:table-cell>
          <table:table-cell office:value-type="float" office:value="0.266476" calcext:value-type="float">
            <text:p>0,266476</text:p>
          </table:table-cell>
          <table:table-cell office:value-type="float" office:value="1.59294" calcext:value-type="float">
            <text:p>1,59294</text:p>
          </table:table-cell>
          <table:table-cell office:value-type="float" office:value="13.393" calcext:value-type="float">
            <text:p>13,393</text:p>
          </table:table-cell>
          <table:table-cell office:value-type="float" office:value="104.966" calcext:value-type="float">
            <text:p>104,966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0.000436168" calcext:value-type="float">
            <text:p>0,000436168</text:p>
          </table:table-cell>
          <table:table-cell table:style-name="ce11" office:value-type="float" office:value="0.00241604" calcext:value-type="float">
            <text:p>0,00241604</text:p>
          </table:table-cell>
          <table:table-cell table:style-name="ce11" office:value-type="float" office:value="0.000546707" calcext:value-type="float">
            <text:p>0,000546707</text:p>
          </table:table-cell>
          <table:table-cell table:style-name="ce11" office:value-type="float" office:value="0.00268323" calcext:value-type="float">
            <text:p>0,00268323</text:p>
          </table:table-cell>
          <table:table-cell table:style-name="ce11" office:value-type="float" office:value="0.0096537" calcext:value-type="float">
            <text:p>0,0096537</text:p>
          </table:table-cell>
          <table:table-cell table:style-name="ce11" office:value-type="float" office:value="0.0359745" calcext:value-type="float">
            <text:p>0,0359745</text:p>
          </table:table-cell>
          <table:table-cell table:style-name="ce11" office:value-type="float" office:value="0.246964" calcext:value-type="float">
            <text:p>0,246964</text:p>
          </table:table-cell>
          <table:table-cell table:style-name="ce11" office:value-type="float" office:value="1.59756" calcext:value-type="float">
            <text:p>1,59756</text:p>
          </table:table-cell>
          <table:table-cell table:style-name="ce11" office:value-type="float" office:value="13.8971" calcext:value-type="float">
            <text:p>13,8971</text:p>
          </table:table-cell>
          <table:table-cell table:style-name="ce11" office:value-type="float" office:value="109.528" calcext:value-type="float">
            <text:p>109,528</text:p>
          </table:table-cell>
        </table:table-row>
        <table:table-row table:style-name="ro2">
          <table:table-cell table:style-name="ce5" office:value-type="string" calcext:value-type="string">
            <text:p>Max time</text:p>
          </table:table-cell>
          <table:table-cell table:style-name="ce12" table:formula="of:=MAX([.B3:.B22])" office:value-type="float" office:value="0.00127848" calcext:value-type="float">
            <text:p>0,00127848</text:p>
          </table:table-cell>
          <table:table-cell table:style-name="ce12" table:formula="of:=MAX([.C3:.C22])" office:value-type="float" office:value="0.00290975" calcext:value-type="float">
            <text:p>0,00290975</text:p>
          </table:table-cell>
          <table:table-cell table:style-name="ce12" table:formula="of:=MAX([.D3:.D22])" office:value-type="float" office:value="0.00282312" calcext:value-type="float">
            <text:p>0,00282312</text:p>
          </table:table-cell>
          <table:table-cell table:style-name="ce12" table:formula="of:=MAX([.E3:.E22])" office:value-type="float" office:value="0.00317994" calcext:value-type="float">
            <text:p>0,00317994</text:p>
          </table:table-cell>
          <table:table-cell table:style-name="ce12" table:formula="of:=MAX([.F3:.F22])" office:value-type="float" office:value="0.0104559" calcext:value-type="float">
            <text:p>0,0104559</text:p>
          </table:table-cell>
          <table:table-cell table:style-name="ce12" table:formula="of:=MAX([.G3:.G22])" office:value-type="float" office:value="0.0471429" calcext:value-type="float">
            <text:p>0,0471429</text:p>
          </table:table-cell>
          <table:table-cell table:style-name="ce12" table:formula="of:=MAX([.H3:.H22])" office:value-type="float" office:value="0.266476" calcext:value-type="float">
            <text:p>0,266476</text:p>
          </table:table-cell>
          <table:table-cell table:style-name="ce12" table:formula="of:=MAX([.I3:.I22])" office:value-type="float" office:value="1.83617" calcext:value-type="float">
            <text:p>1,83617</text:p>
          </table:table-cell>
          <table:table-cell table:style-name="ce12" table:formula="of:=MAX([.J3:.J22])" office:value-type="float" office:value="14.6079" calcext:value-type="float">
            <text:p>14,6079</text:p>
          </table:table-cell>
          <table:table-cell table:style-name="ce12" table:formula="of:=MAX([.K3:.K22])" office:value-type="float" office:value="117.027" calcext:value-type="float">
            <text:p>117,027</text:p>
          </table:table-cell>
        </table:table-row>
        <table:table-row table:style-name="ro2">
          <table:table-cell table:style-name="ce6" office:value-type="string" calcext:value-type="string">
            <text:p>Min time</text:p>
          </table:table-cell>
          <table:table-cell table:style-name="ce13" table:formula="of:=MIN([.B3:.B22])" office:value-type="float" office:value="0.000303769" calcext:value-type="float">
            <text:p>0,000303769</text:p>
          </table:table-cell>
          <table:table-cell table:style-name="ce13" table:formula="of:=MIN([.C3:.C22])" office:value-type="float" office:value="0.000328082" calcext:value-type="float">
            <text:p>0,000328082</text:p>
          </table:table-cell>
          <table:table-cell table:style-name="ce13" table:formula="of:=MIN([.D3:.D22])" office:value-type="float" office:value="0.000498999" calcext:value-type="float">
            <text:p>0,000498999</text:p>
          </table:table-cell>
          <table:table-cell table:style-name="ce13" table:formula="of:=MIN([.E3:.E22])" office:value-type="float" office:value="0.00141802" calcext:value-type="float">
            <text:p>0,00141802</text:p>
          </table:table-cell>
          <table:table-cell table:style-name="ce13" table:formula="of:=MIN([.F3:.F22])" office:value-type="float" office:value="0.00573996" calcext:value-type="float">
            <text:p>0,00573996</text:p>
          </table:table-cell>
          <table:table-cell table:style-name="ce13" table:formula="of:=MIN([.G3:.G22])" office:value-type="float" office:value="0.0316122" calcext:value-type="float">
            <text:p>0,0316122</text:p>
          </table:table-cell>
          <table:table-cell table:style-name="ce13" table:formula="of:=MIN([.H3:.H22])" office:value-type="float" office:value="0.208182" calcext:value-type="float">
            <text:p>0,208182</text:p>
          </table:table-cell>
          <table:table-cell table:style-name="ce13" table:formula="of:=MIN([.I3:.I22])" office:value-type="float" office:value="1.42191" calcext:value-type="float">
            <text:p>1,42191</text:p>
          </table:table-cell>
          <table:table-cell table:style-name="ce13" table:formula="of:=MIN([.J3:.J22])" office:value-type="float" office:value="12.1118" calcext:value-type="float">
            <text:p>12,1118</text:p>
          </table:table-cell>
          <table:table-cell table:style-name="ce13" table:formula="of:=MIN([.K3:.K22])" office:value-type="float" office:value="97.3774" calcext:value-type="float">
            <text:p>97,3774</text:p>
          </table:table-cell>
        </table:table-row>
        <table:table-row table:style-name="ro2">
          <table:table-cell table:style-name="ce7" office:value-type="string" calcext:value-type="string">
            <text:p>Mean time</text:p>
          </table:table-cell>
          <table:table-cell table:style-name="ce14" table:formula="of:=SUM([.B3:.B22]) / 20" office:value-type="float" office:value="0.00041124015" calcext:value-type="float">
            <text:p>0,0004112402</text:p>
          </table:table-cell>
          <table:table-cell table:style-name="ce14" table:formula="of:=SUM([.C3:.C22]) / 20" office:value-type="float" office:value="0.0008527581" calcext:value-type="float">
            <text:p>0,0008527581</text:p>
          </table:table-cell>
          <table:table-cell table:style-name="ce14" table:formula="of:=SUM([.D3:.D22]) / 20" office:value-type="float" office:value="0.00089766565" calcext:value-type="float">
            <text:p>0,0008976657</text:p>
          </table:table-cell>
          <table:table-cell table:style-name="ce14" table:formula="of:=SUM([.E3:.E22]) / 20" office:value-type="float" office:value="0.002010533" calcext:value-type="float">
            <text:p>0,002010533</text:p>
          </table:table-cell>
          <table:table-cell table:style-name="ce14" table:formula="of:=SUM([.F3:.F22]) / 20" office:value-type="float" office:value="0.0074386785" calcext:value-type="float">
            <text:p>0,0074386785</text:p>
          </table:table-cell>
          <table:table-cell table:style-name="ce14" table:formula="of:=SUM([.G3:.G22]) / 20" office:value-type="float" office:value="0.03567939" calcext:value-type="float">
            <text:p>0,03567939</text:p>
          </table:table-cell>
          <table:table-cell table:style-name="ce14" table:formula="of:=SUM([.H3:.H22]) / 20" office:value-type="float" office:value="0.2328278" calcext:value-type="float">
            <text:p>0,2328278</text:p>
          </table:table-cell>
          <table:table-cell table:style-name="ce14" table:formula="of:=SUM([.I3:.I22]) / 20" office:value-type="float" office:value="1.6104095" calcext:value-type="float">
            <text:p>1,6104095</text:p>
          </table:table-cell>
          <table:table-cell table:style-name="ce14" table:formula="of:=SUM([.J3:.J22]) / 20" office:value-type="float" office:value="13.403695" calcext:value-type="float">
            <text:p>13,403695</text:p>
          </table:table-cell>
          <table:table-cell table:style-name="ce14" table:formula="of:=SUM([.K3:.K22]) / 20" office:value-type="float" office:value="109.51867" calcext:value-type="float">
            <text:p>109,51867</text:p>
          </table:table-cell>
        </table:table-row>
        <table:table-row table:style-name="ro2">
          <table:table-cell table:style-name="ce8" office:value-type="string" calcext:value-type="string">
            <text:p>STD</text:p>
          </table:table-cell>
          <table:table-cell table:style-name="ce15" table:formula="of:=STDEV([.B3:.B22])" office:value-type="float" office:value="0.000207761032529221" calcext:value-type="float">
            <text:p>0,000207761</text:p>
          </table:table-cell>
          <table:table-cell table:style-name="ce15" table:formula="of:=STDEV([.C3:.C22])" office:value-type="float" office:value="0.000814104418541846" calcext:value-type="float">
            <text:p>0,0008141044</text:p>
          </table:table-cell>
          <table:table-cell table:style-name="ce15" table:formula="of:=STDEV([.D3:.D22])" office:value-type="float" office:value="0.000582108859651225" calcext:value-type="float">
            <text:p>0,0005821089</text:p>
          </table:table-cell>
          <table:table-cell table:style-name="ce15" table:formula="of:=STDEV([.E3:.E22])" office:value-type="float" office:value="0.000566079371885901" calcext:value-type="float">
            <text:p>0,0005660794</text:p>
          </table:table-cell>
          <table:table-cell table:style-name="ce15" table:formula="of:=STDEV([.F3:.F22])" office:value-type="float" office:value="0.00139235005636353" calcext:value-type="float">
            <text:p>0,0013923501</text:p>
          </table:table-cell>
          <table:table-cell table:style-name="ce15" table:formula="of:=STDEV([.G3:.G22])" office:value-type="float" office:value="0.00401208337307767" calcext:value-type="float">
            <text:p>0,0040120834</text:p>
          </table:table-cell>
          <table:table-cell table:style-name="ce15" table:formula="of:=STDEV([.H3:.H22])" office:value-type="float" office:value="0.0121728387235465" calcext:value-type="float">
            <text:p>0,0121728387</text:p>
          </table:table-cell>
          <table:table-cell table:style-name="ce15" table:formula="of:=STDEV([.I3:.I22])" office:value-type="float" office:value="0.08886560683799" calcext:value-type="float">
            <text:p>0,0888656068</text:p>
          </table:table-cell>
          <table:table-cell table:style-name="ce15" table:formula="of:=STDEV([.J3:.J22])" office:value-type="float" office:value="0.600330774152664" calcext:value-type="float">
            <text:p>0,6003307742</text:p>
          </table:table-cell>
          <table:table-cell table:style-name="ce15" table:formula="of:=STDEV([.K3:.K22])" office:value-type="float" office:value="4.65768941690146" calcext:value-type="float">
            <text:p>4,6576894169</text:p>
          </table:table-cell>
        </table:table-row>
      </table:table>
      <table:table table:name="4" table:style-name="ta1">
        <table:table-column table:style-name="co2" table:default-cell-style-name="ce3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Elapsed Time in Sequential Algorithm in Second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Execution</text:p>
          </table:table-cell>
          <table:table-cell table:style-name="ce9" office:value-type="string" calcext:value-type="string">
            <text:p>4X4</text:p>
          </table:table-cell>
          <table:table-cell table:style-name="ce9" office:value-type="string" calcext:value-type="string">
            <text:p>8X8</text:p>
          </table:table-cell>
          <table:table-cell table:style-name="ce9" office:value-type="string" calcext:value-type="string">
            <text:p>16X16</text:p>
          </table:table-cell>
          <table:table-cell table:style-name="ce9" office:value-type="string" calcext:value-type="string">
            <text:p>32X32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127202" calcext:value-type="float">
            <text:p>0,00127202</text:p>
          </table:table-cell>
          <table:table-cell office:value-type="float" office:value="0.00264659" calcext:value-type="float">
            <text:p>0,00264659</text:p>
          </table:table-cell>
          <table:table-cell office:value-type="float" office:value="0.000613216" calcext:value-type="float">
            <text:p>0,000613216</text:p>
          </table:table-cell>
          <table:table-cell office:value-type="float" office:value="0.00279873" calcext:value-type="float">
            <text:p>0,00279873</text:p>
          </table:table-cell>
          <table:table-cell office:value-type="float" office:value="0.00926879" calcext:value-type="float">
            <text:p>0,00926879</text:p>
          </table:table-cell>
          <table:table-cell office:value-type="float" office:value="0.0304072" calcext:value-type="float">
            <text:p>0,0304072</text:p>
          </table:table-cell>
          <table:table-cell office:value-type="float" office:value="0.237552" calcext:value-type="float">
            <text:p>0,237552</text:p>
          </table:table-cell>
          <table:table-cell office:value-type="float" office:value="1.49891" calcext:value-type="float">
            <text:p>1,49891</text:p>
          </table:table-cell>
          <table:table-cell office:value-type="float" office:value="13.3908" calcext:value-type="float">
            <text:p>13,3908</text:p>
          </table:table-cell>
          <table:table-cell office:value-type="float" office:value="100.945" calcext:value-type="float">
            <text:p>100,94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438654" calcext:value-type="float">
            <text:p>0,000438654</text:p>
          </table:table-cell>
          <table:table-cell office:value-type="float" office:value="0.0012841" calcext:value-type="float">
            <text:p>0,0012841</text:p>
          </table:table-cell>
          <table:table-cell office:value-type="float" office:value="0.00157956" calcext:value-type="float">
            <text:p>0,00157956</text:p>
          </table:table-cell>
          <table:table-cell office:value-type="float" office:value="0.00465152" calcext:value-type="float">
            <text:p>0,00465152</text:p>
          </table:table-cell>
          <table:table-cell office:value-type="float" office:value="0.00590826" calcext:value-type="float">
            <text:p>0,00590826</text:p>
          </table:table-cell>
          <table:table-cell office:value-type="float" office:value="0.0297465" calcext:value-type="float">
            <text:p>0,0297465</text:p>
          </table:table-cell>
          <table:table-cell office:value-type="float" office:value="0.261874" calcext:value-type="float">
            <text:p>0,261874</text:p>
          </table:table-cell>
          <table:table-cell office:value-type="float" office:value="1.51856" calcext:value-type="float">
            <text:p>1,51856</text:p>
          </table:table-cell>
          <table:table-cell office:value-type="float" office:value="13.345" calcext:value-type="float">
            <text:p>13,345</text:p>
          </table:table-cell>
          <table:table-cell office:value-type="float" office:value="103.17" calcext:value-type="float">
            <text:p>103,1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348206" calcext:value-type="float">
            <text:p>0,000348206</text:p>
          </table:table-cell>
          <table:table-cell office:value-type="float" office:value="0.000489634" calcext:value-type="float">
            <text:p>0,000489634</text:p>
          </table:table-cell>
          <table:table-cell office:value-type="float" office:value="0.000746848" calcext:value-type="float">
            <text:p>0,000746848</text:p>
          </table:table-cell>
          <table:table-cell office:value-type="float" office:value="0.00154354" calcext:value-type="float">
            <text:p>0,00154354</text:p>
          </table:table-cell>
          <table:table-cell office:value-type="float" office:value="0.00658444" calcext:value-type="float">
            <text:p>0,00658444</text:p>
          </table:table-cell>
          <table:table-cell office:value-type="float" office:value="0.0292328" calcext:value-type="float">
            <text:p>0,0292328</text:p>
          </table:table-cell>
          <table:table-cell office:value-type="float" office:value="0.203232" calcext:value-type="float">
            <text:p>0,203232</text:p>
          </table:table-cell>
          <table:table-cell office:value-type="float" office:value="1.67095" calcext:value-type="float">
            <text:p>1,67095</text:p>
          </table:table-cell>
          <table:table-cell office:value-type="float" office:value="13.1999" calcext:value-type="float">
            <text:p>13,1999</text:p>
          </table:table-cell>
          <table:table-cell office:value-type="float" office:value="101.891" calcext:value-type="float">
            <text:p>101,89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430877" calcext:value-type="float">
            <text:p>0,000430877</text:p>
          </table:table-cell>
          <table:table-cell office:value-type="float" office:value="0.000378608" calcext:value-type="float">
            <text:p>0,000378608</text:p>
          </table:table-cell>
          <table:table-cell office:value-type="float" office:value="0.00115508" calcext:value-type="float">
            <text:p>0,00115508</text:p>
          </table:table-cell>
          <table:table-cell office:value-type="float" office:value="0.00211466" calcext:value-type="float">
            <text:p>0,00211466</text:p>
          </table:table-cell>
          <table:table-cell office:value-type="float" office:value="0.0051532" calcext:value-type="float">
            <text:p>0,0051532</text:p>
          </table:table-cell>
          <table:table-cell office:value-type="float" office:value="0.0307251" calcext:value-type="float">
            <text:p>0,0307251</text:p>
          </table:table-cell>
          <table:table-cell office:value-type="float" office:value="0.266046" calcext:value-type="float">
            <text:p>0,266046</text:p>
          </table:table-cell>
          <table:table-cell office:value-type="float" office:value="1.83993" calcext:value-type="float">
            <text:p>1,83993</text:p>
          </table:table-cell>
          <table:table-cell office:value-type="float" office:value="12.5843" calcext:value-type="float">
            <text:p>12,5843</text:p>
          </table:table-cell>
          <table:table-cell office:value-type="float" office:value="102.274" calcext:value-type="float">
            <text:p>102,27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454656" calcext:value-type="float">
            <text:p>0,000454656</text:p>
          </table:table-cell>
          <table:table-cell office:value-type="float" office:value="0.000370441" calcext:value-type="float">
            <text:p>0,000370441</text:p>
          </table:table-cell>
          <table:table-cell office:value-type="float" office:value="0.00123646" calcext:value-type="float">
            <text:p>0,00123646</text:p>
          </table:table-cell>
          <table:table-cell office:value-type="float" office:value="0.0024486" calcext:value-type="float">
            <text:p>0,0024486</text:p>
          </table:table-cell>
          <table:table-cell office:value-type="float" office:value="0.00766048" calcext:value-type="float">
            <text:p>0,00766048</text:p>
          </table:table-cell>
          <table:table-cell office:value-type="float" office:value="0.0368523" calcext:value-type="float">
            <text:p>0,0368523</text:p>
          </table:table-cell>
          <table:table-cell office:value-type="float" office:value="0.23922" calcext:value-type="float">
            <text:p>0,23922</text:p>
          </table:table-cell>
          <table:table-cell office:value-type="float" office:value="1.8679" calcext:value-type="float">
            <text:p>1,8679</text:p>
          </table:table-cell>
          <table:table-cell office:value-type="float" office:value="11.894" calcext:value-type="float">
            <text:p>11,894</text:p>
          </table:table-cell>
          <table:table-cell office:value-type="float" office:value="93.7954" calcext:value-type="float">
            <text:p>93,795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0429716" calcext:value-type="float">
            <text:p>0,000429716</text:p>
          </table:table-cell>
          <table:table-cell office:value-type="float" office:value="0.000382915" calcext:value-type="float">
            <text:p>0,000382915</text:p>
          </table:table-cell>
          <table:table-cell office:value-type="float" office:value="0.00135366" calcext:value-type="float">
            <text:p>0,00135366</text:p>
          </table:table-cell>
          <table:table-cell office:value-type="float" office:value="0.00139705" calcext:value-type="float">
            <text:p>0,00139705</text:p>
          </table:table-cell>
          <table:table-cell office:value-type="float" office:value="0.00589342" calcext:value-type="float">
            <text:p>0,00589342</text:p>
          </table:table-cell>
          <table:table-cell office:value-type="float" office:value="0.0315646" calcext:value-type="float">
            <text:p>0,0315646</text:p>
          </table:table-cell>
          <table:table-cell office:value-type="float" office:value="0.209923" calcext:value-type="float">
            <text:p>0,209923</text:p>
          </table:table-cell>
          <table:table-cell office:value-type="float" office:value="1.8458" calcext:value-type="float">
            <text:p>1,8458</text:p>
          </table:table-cell>
          <table:table-cell office:value-type="float" office:value="12.0525" calcext:value-type="float">
            <text:p>12,0525</text:p>
          </table:table-cell>
          <table:table-cell office:value-type="float" office:value="99.7976" calcext:value-type="float">
            <text:p>99,797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0490515" calcext:value-type="float">
            <text:p>0,000490515</text:p>
          </table:table-cell>
          <table:table-cell office:value-type="float" office:value="0.000390062" calcext:value-type="float">
            <text:p>0,000390062</text:p>
          </table:table-cell>
          <table:table-cell office:value-type="float" office:value="0.00128858" calcext:value-type="float">
            <text:p>0,00128858</text:p>
          </table:table-cell>
          <table:table-cell office:value-type="float" office:value="0.00214154" calcext:value-type="float">
            <text:p>0,00214154</text:p>
          </table:table-cell>
          <table:table-cell office:value-type="float" office:value="0.00523669" calcext:value-type="float">
            <text:p>0,00523669</text:p>
          </table:table-cell>
          <table:table-cell office:value-type="float" office:value="0.0316012" calcext:value-type="float">
            <text:p>0,0316012</text:p>
          </table:table-cell>
          <table:table-cell office:value-type="float" office:value="0.24045" calcext:value-type="float">
            <text:p>0,24045</text:p>
          </table:table-cell>
          <table:table-cell office:value-type="float" office:value="1.96361" calcext:value-type="float">
            <text:p>1,96361</text:p>
          </table:table-cell>
          <table:table-cell office:value-type="float" office:value="11.8745" calcext:value-type="float">
            <text:p>11,8745</text:p>
          </table:table-cell>
          <table:table-cell office:value-type="float" office:value="102.594" calcext:value-type="float">
            <text:p>102,59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462214" calcext:value-type="float">
            <text:p>0,000462214</text:p>
          </table:table-cell>
          <table:table-cell office:value-type="float" office:value="0.000417231" calcext:value-type="float">
            <text:p>0,000417231</text:p>
          </table:table-cell>
          <table:table-cell office:value-type="float" office:value="0.000811073" calcext:value-type="float">
            <text:p>0,000811073</text:p>
          </table:table-cell>
          <table:table-cell office:value-type="float" office:value="0.00158942" calcext:value-type="float">
            <text:p>0,00158942</text:p>
          </table:table-cell>
          <table:table-cell office:value-type="float" office:value="0.00548137" calcext:value-type="float">
            <text:p>0,00548137</text:p>
          </table:table-cell>
          <table:table-cell office:value-type="float" office:value="0.0306674" calcext:value-type="float">
            <text:p>0,0306674</text:p>
          </table:table-cell>
          <table:table-cell office:value-type="float" office:value="0.268211" calcext:value-type="float">
            <text:p>0,268211</text:p>
          </table:table-cell>
          <table:table-cell office:value-type="float" office:value="1.52386" calcext:value-type="float">
            <text:p>1,52386</text:p>
          </table:table-cell>
          <table:table-cell office:value-type="float" office:value="12.0202" calcext:value-type="float">
            <text:p>12,0202</text:p>
          </table:table-cell>
          <table:table-cell office:value-type="float" office:value="100.643" calcext:value-type="float">
            <text:p>100,64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44365" calcext:value-type="float">
            <text:p>0,0044365</text:p>
          </table:table-cell>
          <table:table-cell office:value-type="float" office:value="0.000353113" calcext:value-type="float">
            <text:p>0,000353113</text:p>
          </table:table-cell>
          <table:table-cell office:value-type="float" office:value="0.000873407" calcext:value-type="float">
            <text:p>0,000873407</text:p>
          </table:table-cell>
          <table:table-cell office:value-type="float" office:value="0.00142368" calcext:value-type="float">
            <text:p>0,00142368</text:p>
          </table:table-cell>
          <table:table-cell office:value-type="float" office:value="0.00832735" calcext:value-type="float">
            <text:p>0,00832735</text:p>
          </table:table-cell>
          <table:table-cell office:value-type="float" office:value="0.030888" calcext:value-type="float">
            <text:p>0,030888</text:p>
          </table:table-cell>
          <table:table-cell office:value-type="float" office:value="0.210976" calcext:value-type="float">
            <text:p>0,210976</text:p>
          </table:table-cell>
          <table:table-cell office:value-type="float" office:value="1.86618" calcext:value-type="float">
            <text:p>1,86618</text:p>
          </table:table-cell>
          <table:table-cell office:value-type="float" office:value="12.655" calcext:value-type="float">
            <text:p>12,655</text:p>
          </table:table-cell>
          <table:table-cell office:value-type="float" office:value="100.393" calcext:value-type="float">
            <text:p>100,39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642465" calcext:value-type="float">
            <text:p>0,000642465</text:p>
          </table:table-cell>
          <table:table-cell office:value-type="float" office:value="0.000359887" calcext:value-type="float">
            <text:p>0,000359887</text:p>
          </table:table-cell>
          <table:table-cell office:value-type="float" office:value="0.000849149" calcext:value-type="float">
            <text:p>0,000849149</text:p>
          </table:table-cell>
          <table:table-cell office:value-type="float" office:value="0.00156143" calcext:value-type="float">
            <text:p>0,00156143</text:p>
          </table:table-cell>
          <table:table-cell office:value-type="float" office:value="0.00767496" calcext:value-type="float">
            <text:p>0,00767496</text:p>
          </table:table-cell>
          <table:table-cell office:value-type="float" office:value="0.0290861" calcext:value-type="float">
            <text:p>0,0290861</text:p>
          </table:table-cell>
          <table:table-cell office:value-type="float" office:value="0.204413" calcext:value-type="float">
            <text:p>0,204413</text:p>
          </table:table-cell>
          <table:table-cell office:value-type="float" office:value="1.51033" calcext:value-type="float">
            <text:p>1,51033</text:p>
          </table:table-cell>
          <table:table-cell office:value-type="float" office:value="13.4594" calcext:value-type="float">
            <text:p>13,4594</text:p>
          </table:table-cell>
          <table:table-cell office:value-type="float" office:value="103.684" calcext:value-type="float">
            <text:p>103,68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150214" calcext:value-type="float">
            <text:p>0,00150214</text:p>
          </table:table-cell>
          <table:table-cell office:value-type="float" office:value="0.00034656" calcext:value-type="float">
            <text:p>0,00034656</text:p>
          </table:table-cell>
          <table:table-cell office:value-type="float" office:value="0.00358292" calcext:value-type="float">
            <text:p>0,00358292</text:p>
          </table:table-cell>
          <table:table-cell office:value-type="float" office:value="0.00188875" calcext:value-type="float">
            <text:p>0,00188875</text:p>
          </table:table-cell>
          <table:table-cell office:value-type="float" office:value="0.00597669" calcext:value-type="float">
            <text:p>0,00597669</text:p>
          </table:table-cell>
          <table:table-cell office:value-type="float" office:value="0.0296611" calcext:value-type="float">
            <text:p>0,0296611</text:p>
          </table:table-cell>
          <table:table-cell office:value-type="float" office:value="0.228475" calcext:value-type="float">
            <text:p>0,228475</text:p>
          </table:table-cell>
          <table:table-cell office:value-type="float" office:value="1.50707" calcext:value-type="float">
            <text:p>1,50707</text:p>
          </table:table-cell>
          <table:table-cell office:value-type="float" office:value="13.4038" calcext:value-type="float">
            <text:p>13,4038</text:p>
          </table:table-cell>
          <table:table-cell office:value-type="float" office:value="103.456" calcext:value-type="float">
            <text:p>103,45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0401513" calcext:value-type="float">
            <text:p>0,000401513</text:p>
          </table:table-cell>
          <table:table-cell office:value-type="float" office:value="0.000344463" calcext:value-type="float">
            <text:p>0,000344463</text:p>
          </table:table-cell>
          <table:table-cell office:value-type="float" office:value="0.00179132" calcext:value-type="float">
            <text:p>0,00179132</text:p>
          </table:table-cell>
          <table:table-cell office:value-type="float" office:value="0.00345401" calcext:value-type="float">
            <text:p>0,00345401</text:p>
          </table:table-cell>
          <table:table-cell office:value-type="float" office:value="0.00582289" calcext:value-type="float">
            <text:p>0,00582289</text:p>
          </table:table-cell>
          <table:table-cell office:value-type="float" office:value="0.0282179" calcext:value-type="float">
            <text:p>0,0282179</text:p>
          </table:table-cell>
          <table:table-cell office:value-type="float" office:value="0.208108" calcext:value-type="float">
            <text:p>0,208108</text:p>
          </table:table-cell>
          <table:table-cell office:value-type="float" office:value="1.50167" calcext:value-type="float">
            <text:p>1,50167</text:p>
          </table:table-cell>
          <table:table-cell office:value-type="float" office:value="13.4106" calcext:value-type="float">
            <text:p>13,4106</text:p>
          </table:table-cell>
          <table:table-cell office:value-type="float" office:value="100.212" calcext:value-type="float">
            <text:p>100,21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056289" calcext:value-type="float">
            <text:p>0,00056289</text:p>
          </table:table-cell>
          <table:table-cell office:value-type="float" office:value="0.000362634" calcext:value-type="float">
            <text:p>0,000362634</text:p>
          </table:table-cell>
          <table:table-cell office:value-type="float" office:value="0.000595794" calcext:value-type="float">
            <text:p>0,000595794</text:p>
          </table:table-cell>
          <table:table-cell office:value-type="float" office:value="0.0016121" calcext:value-type="float">
            <text:p>0,0016121</text:p>
          </table:table-cell>
          <table:table-cell office:value-type="float" office:value="0.00876409" calcext:value-type="float">
            <text:p>0,00876409</text:p>
          </table:table-cell>
          <table:table-cell office:value-type="float" office:value="0.0294287" calcext:value-type="float">
            <text:p>0,0294287</text:p>
          </table:table-cell>
          <table:table-cell office:value-type="float" office:value="0.192412" calcext:value-type="float">
            <text:p>0,192412</text:p>
          </table:table-cell>
          <table:table-cell office:value-type="float" office:value="1.49197" calcext:value-type="float">
            <text:p>1,49197</text:p>
          </table:table-cell>
          <table:table-cell office:value-type="float" office:value="13.3759" calcext:value-type="float">
            <text:p>13,3759</text:p>
          </table:table-cell>
          <table:table-cell office:value-type="float" office:value="102.24" calcext:value-type="float">
            <text:p>102,2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0514773" calcext:value-type="float">
            <text:p>0,000514773</text:p>
          </table:table-cell>
          <table:table-cell office:value-type="float" office:value="0.00126523" calcext:value-type="float">
            <text:p>0,00126523</text:p>
          </table:table-cell>
          <table:table-cell office:value-type="float" office:value="0.000507982" calcext:value-type="float">
            <text:p>0,000507982</text:p>
          </table:table-cell>
          <table:table-cell office:value-type="float" office:value="0.00144634" calcext:value-type="float">
            <text:p>0,00144634</text:p>
          </table:table-cell>
          <table:table-cell office:value-type="float" office:value="0.00803967" calcext:value-type="float">
            <text:p>0,00803967</text:p>
          </table:table-cell>
          <table:table-cell office:value-type="float" office:value="0.0307048" calcext:value-type="float">
            <text:p>0,0307048</text:p>
          </table:table-cell>
          <table:table-cell office:value-type="float" office:value="0.195381" calcext:value-type="float">
            <text:p>0,195381</text:p>
          </table:table-cell>
          <table:table-cell office:value-type="float" office:value="1.50184" calcext:value-type="float">
            <text:p>1,50184</text:p>
          </table:table-cell>
          <table:table-cell office:value-type="float" office:value="13.3176" calcext:value-type="float">
            <text:p>13,3176</text:p>
          </table:table-cell>
          <table:table-cell office:value-type="float" office:value="100.792" calcext:value-type="float">
            <text:p>100,79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110725" calcext:value-type="float">
            <text:p>0,00110725</text:p>
          </table:table-cell>
          <table:table-cell office:value-type="float" office:value="0.000405863" calcext:value-type="float">
            <text:p>0,000405863</text:p>
          </table:table-cell>
          <table:table-cell office:value-type="float" office:value="0.000507408" calcext:value-type="float">
            <text:p>0,000507408</text:p>
          </table:table-cell>
          <table:table-cell office:value-type="float" office:value="0.00138737" calcext:value-type="float">
            <text:p>0,00138737</text:p>
          </table:table-cell>
          <table:table-cell office:value-type="float" office:value="0.00675113" calcext:value-type="float">
            <text:p>0,00675113</text:p>
          </table:table-cell>
          <table:table-cell office:value-type="float" office:value="0.0301489" calcext:value-type="float">
            <text:p>0,0301489</text:p>
          </table:table-cell>
          <table:table-cell office:value-type="float" office:value="0.207627" calcext:value-type="float">
            <text:p>0,207627</text:p>
          </table:table-cell>
          <table:table-cell office:value-type="float" office:value="1.49611" calcext:value-type="float">
            <text:p>1,49611</text:p>
          </table:table-cell>
          <table:table-cell office:value-type="float" office:value="13.2707" calcext:value-type="float">
            <text:p>13,2707</text:p>
          </table:table-cell>
          <table:table-cell office:value-type="float" office:value="101.552" calcext:value-type="float">
            <text:p>101,55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0966428" calcext:value-type="float">
            <text:p>0,000966428</text:p>
          </table:table-cell>
          <table:table-cell office:value-type="float" office:value="0.00040071" calcext:value-type="float">
            <text:p>0,00040071</text:p>
          </table:table-cell>
          <table:table-cell office:value-type="float" office:value="0.00218312" calcext:value-type="float">
            <text:p>0,00218312</text:p>
          </table:table-cell>
          <table:table-cell office:value-type="float" office:value="0.00154119" calcext:value-type="float">
            <text:p>0,00154119</text:p>
          </table:table-cell>
          <table:table-cell office:value-type="float" office:value="0.00869656" calcext:value-type="float">
            <text:p>0,00869656</text:p>
          </table:table-cell>
          <table:table-cell office:value-type="float" office:value="0.0302165" calcext:value-type="float">
            <text:p>0,0302165</text:p>
          </table:table-cell>
          <table:table-cell office:value-type="float" office:value="0.209304" calcext:value-type="float">
            <text:p>0,209304</text:p>
          </table:table-cell>
          <table:table-cell office:value-type="float" office:value="1.55354" calcext:value-type="float">
            <text:p>1,55354</text:p>
          </table:table-cell>
          <table:table-cell office:value-type="float" office:value="13.4213" calcext:value-type="float">
            <text:p>13,4213</text:p>
          </table:table-cell>
          <table:table-cell office:value-type="float" office:value="103.079" calcext:value-type="float">
            <text:p>103,07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0328984" calcext:value-type="float">
            <text:p>0,000328984</text:p>
          </table:table-cell>
          <table:table-cell office:value-type="float" office:value="0.000381621" calcext:value-type="float">
            <text:p>0,000381621</text:p>
          </table:table-cell>
          <table:table-cell office:value-type="float" office:value="0.00143035" calcext:value-type="float">
            <text:p>0,00143035</text:p>
          </table:table-cell>
          <table:table-cell office:value-type="float" office:value="0.00145143" calcext:value-type="float">
            <text:p>0,00145143</text:p>
          </table:table-cell>
          <table:table-cell office:value-type="float" office:value="0.00782178" calcext:value-type="float">
            <text:p>0,00782178</text:p>
          </table:table-cell>
          <table:table-cell office:value-type="float" office:value="0.0333596" calcext:value-type="float">
            <text:p>0,0333596</text:p>
          </table:table-cell>
          <table:table-cell office:value-type="float" office:value="0.219674" calcext:value-type="float">
            <text:p>0,219674</text:p>
          </table:table-cell>
          <table:table-cell office:value-type="float" office:value="1.49026" calcext:value-type="float">
            <text:p>1,49026</text:p>
          </table:table-cell>
          <table:table-cell office:value-type="float" office:value="13.3343" calcext:value-type="float">
            <text:p>13,3343</text:p>
          </table:table-cell>
          <table:table-cell office:value-type="float" office:value="101.193" calcext:value-type="float">
            <text:p>101,19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0300076" calcext:value-type="float">
            <text:p>0,000300076</text:p>
          </table:table-cell>
          <table:table-cell office:value-type="float" office:value="0.00238624" calcext:value-type="float">
            <text:p>0,00238624</text:p>
          </table:table-cell>
          <table:table-cell office:value-type="float" office:value="0.000938923" calcext:value-type="float">
            <text:p>0,000938923</text:p>
          </table:table-cell>
          <table:table-cell office:value-type="float" office:value="0.00141422" calcext:value-type="float">
            <text:p>0,00141422</text:p>
          </table:table-cell>
          <table:table-cell office:value-type="float" office:value="0.00524993" calcext:value-type="float">
            <text:p>0,00524993</text:p>
          </table:table-cell>
          <table:table-cell office:value-type="float" office:value="0.0298935" calcext:value-type="float">
            <text:p>0,0298935</text:p>
          </table:table-cell>
          <table:table-cell office:value-type="float" office:value="0.269092" calcext:value-type="float">
            <text:p>0,269092</text:p>
          </table:table-cell>
          <table:table-cell office:value-type="float" office:value="1.49122" calcext:value-type="float">
            <text:p>1,49122</text:p>
          </table:table-cell>
          <table:table-cell office:value-type="float" office:value="13.5685" calcext:value-type="float">
            <text:p>13,5685</text:p>
          </table:table-cell>
          <table:table-cell office:value-type="float" office:value="99.709" calcext:value-type="float">
            <text:p>99,70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0374283" calcext:value-type="float">
            <text:p>0,000374283</text:p>
          </table:table-cell>
          <table:table-cell office:value-type="float" office:value="0.00132217" calcext:value-type="float">
            <text:p>0,00132217</text:p>
          </table:table-cell>
          <table:table-cell office:value-type="float" office:value="0.0019279" calcext:value-type="float">
            <text:p>0,0019279</text:p>
          </table:table-cell>
          <table:table-cell office:value-type="float" office:value="0.00253557" calcext:value-type="float">
            <text:p>0,00253557</text:p>
          </table:table-cell>
          <table:table-cell office:value-type="float" office:value="0.00519748" calcext:value-type="float">
            <text:p>0,00519748</text:p>
          </table:table-cell>
          <table:table-cell office:value-type="float" office:value="0.0296869" calcext:value-type="float">
            <text:p>0,0296869</text:p>
          </table:table-cell>
          <table:table-cell office:value-type="float" office:value="0.310442" calcext:value-type="float">
            <text:p>0,310442</text:p>
          </table:table-cell>
          <table:table-cell office:value-type="float" office:value="1.49409" calcext:value-type="float">
            <text:p>1,49409</text:p>
          </table:table-cell>
          <table:table-cell office:value-type="float" office:value="13.3449" calcext:value-type="float">
            <text:p>13,3449</text:p>
          </table:table-cell>
          <table:table-cell office:value-type="float" office:value="105.712" calcext:value-type="float">
            <text:p>105,712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0.00133795" calcext:value-type="float">
            <text:p>0,00133795</text:p>
          </table:table-cell>
          <table:table-cell table:style-name="ce11" office:value-type="float" office:value="0.000372625" calcext:value-type="float">
            <text:p>0,000372625</text:p>
          </table:table-cell>
          <table:table-cell table:style-name="ce11" office:value-type="float" office:value="0.00204225" calcext:value-type="float">
            <text:p>0,00204225</text:p>
          </table:table-cell>
          <table:table-cell table:style-name="ce11" office:value-type="float" office:value="0.00157955" calcext:value-type="float">
            <text:p>0,00157955</text:p>
          </table:table-cell>
          <table:table-cell table:style-name="ce11" office:value-type="float" office:value="0.00664852" calcext:value-type="float">
            <text:p>0,00664852</text:p>
          </table:table-cell>
          <table:table-cell table:style-name="ce11" office:value-type="float" office:value="0.0306879" calcext:value-type="float">
            <text:p>0,0306879</text:p>
          </table:table-cell>
          <table:table-cell table:style-name="ce11" office:value-type="float" office:value="0.341917" calcext:value-type="float">
            <text:p>0,341917</text:p>
          </table:table-cell>
          <table:table-cell table:style-name="ce11" office:value-type="float" office:value="1.65739" calcext:value-type="float">
            <text:p>1,65739</text:p>
          </table:table-cell>
          <table:table-cell table:style-name="ce11" office:value-type="float" office:value="13.2993" calcext:value-type="float">
            <text:p>13,2993</text:p>
          </table:table-cell>
          <table:table-cell table:style-name="ce11" office:value-type="float" office:value="103.262" calcext:value-type="float">
            <text:p>103,262</text:p>
          </table:table-cell>
        </table:table-row>
        <table:table-row table:style-name="ro2">
          <table:table-cell table:style-name="ce5" office:value-type="string" calcext:value-type="string">
            <text:p>Max time</text:p>
          </table:table-cell>
          <table:table-cell table:style-name="ce12" table:formula="of:=MAX([.B3:.B22])" office:value-type="float" office:value="0.0044365" calcext:value-type="float">
            <text:p>0,0044365</text:p>
          </table:table-cell>
          <table:table-cell table:style-name="ce12" table:formula="of:=MAX([.C3:.C22])" office:value-type="float" office:value="0.00264659" calcext:value-type="float">
            <text:p>0,00264659</text:p>
          </table:table-cell>
          <table:table-cell table:style-name="ce12" table:formula="of:=MAX([.D3:.D22])" office:value-type="float" office:value="0.00358292" calcext:value-type="float">
            <text:p>0,00358292</text:p>
          </table:table-cell>
          <table:table-cell table:style-name="ce12" table:formula="of:=MAX([.E3:.E22])" office:value-type="float" office:value="0.00465152" calcext:value-type="float">
            <text:p>0,00465152</text:p>
          </table:table-cell>
          <table:table-cell table:style-name="ce12" table:formula="of:=MAX([.F3:.F22])" office:value-type="float" office:value="0.00926879" calcext:value-type="float">
            <text:p>0,00926879</text:p>
          </table:table-cell>
          <table:table-cell table:style-name="ce12" table:formula="of:=MAX([.G3:.G22])" office:value-type="float" office:value="0.0368523" calcext:value-type="float">
            <text:p>0,0368523</text:p>
          </table:table-cell>
          <table:table-cell table:style-name="ce12" table:formula="of:=MAX([.H3:.H22])" office:value-type="float" office:value="0.341917" calcext:value-type="float">
            <text:p>0,341917</text:p>
          </table:table-cell>
          <table:table-cell table:style-name="ce12" table:formula="of:=MAX([.I3:.I22])" office:value-type="float" office:value="1.96361" calcext:value-type="float">
            <text:p>1,96361</text:p>
          </table:table-cell>
          <table:table-cell table:style-name="ce12" table:formula="of:=MAX([.J3:.J22])" office:value-type="float" office:value="13.5685" calcext:value-type="float">
            <text:p>13,5685</text:p>
          </table:table-cell>
          <table:table-cell table:style-name="ce12" table:formula="of:=MAX([.K3:.K22])" office:value-type="float" office:value="105.712" calcext:value-type="float">
            <text:p>105,712</text:p>
          </table:table-cell>
        </table:table-row>
        <table:table-row table:style-name="ro2">
          <table:table-cell table:style-name="ce6" office:value-type="string" calcext:value-type="string">
            <text:p>Min time</text:p>
          </table:table-cell>
          <table:table-cell table:style-name="ce13" table:formula="of:=MIN([.B3:.B22])" office:value-type="float" office:value="0.000300076" calcext:value-type="float">
            <text:p>0,000300076</text:p>
          </table:table-cell>
          <table:table-cell table:style-name="ce13" table:formula="of:=MIN([.C3:.C22])" office:value-type="float" office:value="0.000344463" calcext:value-type="float">
            <text:p>0,000344463</text:p>
          </table:table-cell>
          <table:table-cell table:style-name="ce13" table:formula="of:=MIN([.D3:.D22])" office:value-type="float" office:value="0.000507408" calcext:value-type="float">
            <text:p>0,000507408</text:p>
          </table:table-cell>
          <table:table-cell table:style-name="ce13" table:formula="of:=MIN([.E3:.E22])" office:value-type="float" office:value="0.00138737" calcext:value-type="float">
            <text:p>0,00138737</text:p>
          </table:table-cell>
          <table:table-cell table:style-name="ce13" table:formula="of:=MIN([.F3:.F22])" office:value-type="float" office:value="0.0051532" calcext:value-type="float">
            <text:p>0,0051532</text:p>
          </table:table-cell>
          <table:table-cell table:style-name="ce13" table:formula="of:=MIN([.G3:.G22])" office:value-type="float" office:value="0.0282179" calcext:value-type="float">
            <text:p>0,0282179</text:p>
          </table:table-cell>
          <table:table-cell table:style-name="ce13" table:formula="of:=MIN([.H3:.H22])" office:value-type="float" office:value="0.192412" calcext:value-type="float">
            <text:p>0,192412</text:p>
          </table:table-cell>
          <table:table-cell table:style-name="ce13" table:formula="of:=MIN([.I3:.I22])" office:value-type="float" office:value="1.49026" calcext:value-type="float">
            <text:p>1,49026</text:p>
          </table:table-cell>
          <table:table-cell table:style-name="ce13" table:formula="of:=MIN([.J3:.J22])" office:value-type="float" office:value="11.8745" calcext:value-type="float">
            <text:p>11,8745</text:p>
          </table:table-cell>
          <table:table-cell table:style-name="ce13" table:formula="of:=MIN([.K3:.K22])" office:value-type="float" office:value="93.7954" calcext:value-type="float">
            <text:p>93,7954</text:p>
          </table:table-cell>
        </table:table-row>
        <table:table-row table:style-name="ro2">
          <table:table-cell table:style-name="ce7" office:value-type="string" calcext:value-type="string">
            <text:p>Mean time</text:p>
          </table:table-cell>
          <table:table-cell table:style-name="ce14" table:formula="of:=SUM([.B3:.B22]) / 20" office:value-type="float" office:value="0.0008401055" calcext:value-type="float">
            <text:p>0,0008401055</text:p>
          </table:table-cell>
          <table:table-cell table:style-name="ce14" table:formula="of:=SUM([.C3:.C22]) / 20" office:value-type="float" office:value="0.00073303485" calcext:value-type="float">
            <text:p>0,0007330349</text:p>
          </table:table-cell>
          <table:table-cell table:style-name="ce14" table:formula="of:=SUM([.D3:.D22]) / 20" office:value-type="float" office:value="0.00130075" calcext:value-type="float">
            <text:p>0,00130075</text:p>
          </table:table-cell>
          <table:table-cell table:style-name="ce14" table:formula="of:=SUM([.E3:.E22]) / 20" office:value-type="float" office:value="0.001999035" calcext:value-type="float">
            <text:p>0,001999035</text:p>
          </table:table-cell>
          <table:table-cell table:style-name="ce14" table:formula="of:=SUM([.F3:.F22]) / 20" office:value-type="float" office:value="0.006807885" calcext:value-type="float">
            <text:p>0,006807885</text:p>
          </table:table-cell>
          <table:table-cell table:style-name="ce14" table:formula="of:=SUM([.G3:.G22]) / 20" office:value-type="float" office:value="0.03063885" calcext:value-type="float">
            <text:p>0,03063885</text:p>
          </table:table-cell>
          <table:table-cell table:style-name="ce14" table:formula="of:=SUM([.H3:.H22]) / 20" office:value-type="float" office:value="0.23621645" calcext:value-type="float">
            <text:p>0,23621645</text:p>
          </table:table-cell>
          <table:table-cell table:style-name="ce14" table:formula="of:=SUM([.I3:.I22]) / 20" office:value-type="float" office:value="1.6145595" calcext:value-type="float">
            <text:p>1,6145595</text:p>
          </table:table-cell>
          <table:table-cell table:style-name="ce14" table:formula="of:=SUM([.J3:.J22]) / 20" office:value-type="float" office:value="13.011125" calcext:value-type="float">
            <text:p>13,011125</text:p>
          </table:table-cell>
          <table:table-cell table:style-name="ce14" table:formula="of:=SUM([.K3:.K22]) / 20" office:value-type="float" office:value="101.5197" calcext:value-type="float">
            <text:p>101,5197</text:p>
          </table:table-cell>
        </table:table-row>
        <table:table-row table:style-name="ro2">
          <table:table-cell table:style-name="ce8" office:value-type="string" calcext:value-type="string">
            <text:p>STD</text:p>
          </table:table-cell>
          <table:table-cell table:style-name="ce15" table:formula="of:=STDEV([.B3:.B22])" office:value-type="float" office:value="0.000924253643075177" calcext:value-type="float">
            <text:p>0,0009242536</text:p>
          </table:table-cell>
          <table:table-cell table:style-name="ce15" table:formula="of:=STDEV([.C3:.C22])" office:value-type="float" office:value="0.000694983683880365" calcext:value-type="float">
            <text:p>0,0006949837</text:p>
          </table:table-cell>
          <table:table-cell table:style-name="ce15" table:formula="of:=STDEV([.D3:.D22])" office:value-type="float" office:value="0.000746399095795836" calcext:value-type="float">
            <text:p>0,0007463991</text:p>
          </table:table-cell>
          <table:table-cell table:style-name="ce15" table:formula="of:=STDEV([.E3:.E22])" office:value-type="float" office:value="0.000841206238110989" calcext:value-type="float">
            <text:p>0,0008412062</text:p>
          </table:table-cell>
          <table:table-cell table:style-name="ce15" table:formula="of:=STDEV([.F3:.F22])" office:value-type="float" office:value="0.00136023986148148" calcext:value-type="float">
            <text:p>0,0013602399</text:p>
          </table:table-cell>
          <table:table-cell table:style-name="ce15" table:formula="of:=STDEV([.G3:.G22])" office:value-type="float" office:value="0.00182481808163242" calcext:value-type="float">
            <text:p>0,0018248181</text:p>
          </table:table-cell>
          <table:table-cell table:style-name="ce15" table:formula="of:=STDEV([.H3:.H22])" office:value-type="float" office:value="0.0397643444723179" calcext:value-type="float">
            <text:p>0,0397643445</text:p>
          </table:table-cell>
          <table:table-cell table:style-name="ce15" table:formula="of:=STDEV([.I3:.I22])" office:value-type="float" office:value="0.164676919977941" calcext:value-type="float">
            <text:p>0,16467692</text:p>
          </table:table-cell>
          <table:table-cell table:style-name="ce15" table:formula="of:=STDEV([.J3:.J22])" office:value-type="float" office:value="0.59062587309877" calcext:value-type="float">
            <text:p>0,5906258731</text:p>
          </table:table-cell>
          <table:table-cell table:style-name="ce15" table:formula="of:=STDEV([.K3:.K22])" office:value-type="float" office:value="2.37535530993177" calcext:value-type="float">
            <text:p>2,3753553099</text:p>
          </table:table-cell>
        </table:table-row>
      </table:table>
      <table:table table:name="5" table:style-name="ta1">
        <table:table-column table:style-name="co2" table:default-cell-style-name="ce3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Elapsed Time in Sequential Algorithm in Second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Execution</text:p>
          </table:table-cell>
          <table:table-cell table:style-name="ce9" office:value-type="string" calcext:value-type="string">
            <text:p>4X4</text:p>
          </table:table-cell>
          <table:table-cell table:style-name="ce9" office:value-type="string" calcext:value-type="string">
            <text:p>8X8</text:p>
          </table:table-cell>
          <table:table-cell table:style-name="ce9" office:value-type="string" calcext:value-type="string">
            <text:p>16X16</text:p>
          </table:table-cell>
          <table:table-cell table:style-name="ce9" office:value-type="string" calcext:value-type="string">
            <text:p>32X32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10155" calcext:value-type="float">
            <text:p>0,0010155</text:p>
          </table:table-cell>
          <table:table-cell office:value-type="float" office:value="0.0179139" calcext:value-type="float">
            <text:p>0,0179139</text:p>
          </table:table-cell>
          <table:table-cell office:value-type="float" office:value="0.0210142" calcext:value-type="float">
            <text:p>0,0210142</text:p>
          </table:table-cell>
          <table:table-cell office:value-type="float" office:value="0.00392371" calcext:value-type="float">
            <text:p>0,00392371</text:p>
          </table:table-cell>
          <table:table-cell office:value-type="float" office:value="0.0189046" calcext:value-type="float">
            <text:p>0,0189046</text:p>
          </table:table-cell>
          <table:table-cell office:value-type="float" office:value="0.0488993" calcext:value-type="float">
            <text:p>0,0488993</text:p>
          </table:table-cell>
          <table:table-cell office:value-type="float" office:value="0.233501" calcext:value-type="float">
            <text:p>0,233501</text:p>
          </table:table-cell>
          <table:table-cell office:value-type="float" office:value="1.78482" calcext:value-type="float">
            <text:p>1,78482</text:p>
          </table:table-cell>
          <table:table-cell office:value-type="float" office:value="14.7424" calcext:value-type="float">
            <text:p>14,7424</text:p>
          </table:table-cell>
          <table:table-cell office:value-type="float" office:value="85.7441" calcext:value-type="float">
            <text:p>85,744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316746" calcext:value-type="float">
            <text:p>0,00316746</text:p>
          </table:table-cell>
          <table:table-cell office:value-type="float" office:value="0.000532627" calcext:value-type="float">
            <text:p>0,000532627</text:p>
          </table:table-cell>
          <table:table-cell office:value-type="float" office:value="0.001023" calcext:value-type="float">
            <text:p>0,001023</text:p>
          </table:table-cell>
          <table:table-cell office:value-type="float" office:value="0.00234653" calcext:value-type="float">
            <text:p>0,00234653</text:p>
          </table:table-cell>
          <table:table-cell office:value-type="float" office:value="0.00894621" calcext:value-type="float">
            <text:p>0,00894621</text:p>
          </table:table-cell>
          <table:table-cell office:value-type="float" office:value="0.0341006" calcext:value-type="float">
            <text:p>0,0341006</text:p>
          </table:table-cell>
          <table:table-cell office:value-type="float" office:value="0.221273" calcext:value-type="float">
            <text:p>0,221273</text:p>
          </table:table-cell>
          <table:table-cell office:value-type="float" office:value="1.76751" calcext:value-type="float">
            <text:p>1,76751</text:p>
          </table:table-cell>
          <table:table-cell office:value-type="float" office:value="15.786" calcext:value-type="float">
            <text:p>15,786</text:p>
          </table:table-cell>
          <table:table-cell office:value-type="float" office:value="86.0616" calcext:value-type="float">
            <text:p>86,061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316545" calcext:value-type="float">
            <text:p>0,00316545</text:p>
          </table:table-cell>
          <table:table-cell office:value-type="float" office:value="0.000541246" calcext:value-type="float">
            <text:p>0,000541246</text:p>
          </table:table-cell>
          <table:table-cell office:value-type="float" office:value="0.000636499" calcext:value-type="float">
            <text:p>0,000636499</text:p>
          </table:table-cell>
          <table:table-cell office:value-type="float" office:value="0.00230084" calcext:value-type="float">
            <text:p>0,00230084</text:p>
          </table:table-cell>
          <table:table-cell office:value-type="float" office:value="0.00961677" calcext:value-type="float">
            <text:p>0,00961677</text:p>
          </table:table-cell>
          <table:table-cell office:value-type="float" office:value="0.0361078" calcext:value-type="float">
            <text:p>0,0361078</text:p>
          </table:table-cell>
          <table:table-cell office:value-type="float" office:value="0.236601" calcext:value-type="float">
            <text:p>0,236601</text:p>
          </table:table-cell>
          <table:table-cell office:value-type="float" office:value="1.54248" calcext:value-type="float">
            <text:p>1,54248</text:p>
          </table:table-cell>
          <table:table-cell office:value-type="float" office:value="16.0245" calcext:value-type="float">
            <text:p>16,0245</text:p>
          </table:table-cell>
          <table:table-cell office:value-type="float" office:value="84.0115" calcext:value-type="float">
            <text:p>84,011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374416" calcext:value-type="float">
            <text:p>0,000374416</text:p>
          </table:table-cell>
          <table:table-cell office:value-type="float" office:value="0.000554369" calcext:value-type="float">
            <text:p>0,000554369</text:p>
          </table:table-cell>
          <table:table-cell office:value-type="float" office:value="0.000609303" calcext:value-type="float">
            <text:p>0,000609303</text:p>
          </table:table-cell>
          <table:table-cell office:value-type="float" office:value="0.00242623" calcext:value-type="float">
            <text:p>0,00242623</text:p>
          </table:table-cell>
          <table:table-cell office:value-type="float" office:value="0.00836293" calcext:value-type="float">
            <text:p>0,00836293</text:p>
          </table:table-cell>
          <table:table-cell office:value-type="float" office:value="0.0372489" calcext:value-type="float">
            <text:p>0,0372489</text:p>
          </table:table-cell>
          <table:table-cell office:value-type="float" office:value="0.218611" calcext:value-type="float">
            <text:p>0,218611</text:p>
          </table:table-cell>
          <table:table-cell office:value-type="float" office:value="1.66851" calcext:value-type="float">
            <text:p>1,66851</text:p>
          </table:table-cell>
          <table:table-cell office:value-type="float" office:value="14.8676" calcext:value-type="float">
            <text:p>14,8676</text:p>
          </table:table-cell>
          <table:table-cell office:value-type="float" office:value="84.333" calcext:value-type="float">
            <text:p>84,3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345207" calcext:value-type="float">
            <text:p>0,000345207</text:p>
          </table:table-cell>
          <table:table-cell office:value-type="float" office:value="0.000442707" calcext:value-type="float">
            <text:p>0,000442707</text:p>
          </table:table-cell>
          <table:table-cell office:value-type="float" office:value="0.000646857" calcext:value-type="float">
            <text:p>0,000646857</text:p>
          </table:table-cell>
          <table:table-cell office:value-type="float" office:value="0.00245106" calcext:value-type="float">
            <text:p>0,00245106</text:p>
          </table:table-cell>
          <table:table-cell office:value-type="float" office:value="0.00695227" calcext:value-type="float">
            <text:p>0,00695227</text:p>
          </table:table-cell>
          <table:table-cell office:value-type="float" office:value="0.0435712" calcext:value-type="float">
            <text:p>0,0435712</text:p>
          </table:table-cell>
          <table:table-cell office:value-type="float" office:value="0.226061" calcext:value-type="float">
            <text:p>0,226061</text:p>
          </table:table-cell>
          <table:table-cell office:value-type="float" office:value="2.10557" calcext:value-type="float">
            <text:p>2,10557</text:p>
          </table:table-cell>
          <table:table-cell office:value-type="float" office:value="14.9021" calcext:value-type="float">
            <text:p>14,9021</text:p>
          </table:table-cell>
          <table:table-cell office:value-type="float" office:value="84.5689" calcext:value-type="float">
            <text:p>84,568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218367" calcext:value-type="float">
            <text:p>0,00218367</text:p>
          </table:table-cell>
          <table:table-cell office:value-type="float" office:value="0.000414906" calcext:value-type="float">
            <text:p>0,000414906</text:p>
          </table:table-cell>
          <table:table-cell office:value-type="float" office:value="0.00101152" calcext:value-type="float">
            <text:p>0,00101152</text:p>
          </table:table-cell>
          <table:table-cell office:value-type="float" office:value="0.00269279" calcext:value-type="float">
            <text:p>0,00269279</text:p>
          </table:table-cell>
          <table:table-cell office:value-type="float" office:value="0.0106369" calcext:value-type="float">
            <text:p>0,0106369</text:p>
          </table:table-cell>
          <table:table-cell office:value-type="float" office:value="0.0378448" calcext:value-type="float">
            <text:p>0,0378448</text:p>
          </table:table-cell>
          <table:table-cell office:value-type="float" office:value="0.22324" calcext:value-type="float">
            <text:p>0,22324</text:p>
          </table:table-cell>
          <table:table-cell office:value-type="float" office:value="1.77446" calcext:value-type="float">
            <text:p>1,77446</text:p>
          </table:table-cell>
          <table:table-cell office:value-type="float" office:value="16.0716" calcext:value-type="float">
            <text:p>16,0716</text:p>
          </table:table-cell>
          <table:table-cell office:value-type="float" office:value="84.0529" calcext:value-type="float">
            <text:p>84,052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095168" calcext:value-type="float">
            <text:p>0,00095168</text:p>
          </table:table-cell>
          <table:table-cell office:value-type="float" office:value="0.000523894" calcext:value-type="float">
            <text:p>0,000523894</text:p>
          </table:table-cell>
          <table:table-cell office:value-type="float" office:value="0.00119575" calcext:value-type="float">
            <text:p>0,00119575</text:p>
          </table:table-cell>
          <table:table-cell office:value-type="float" office:value="0.00255196" calcext:value-type="float">
            <text:p>0,00255196</text:p>
          </table:table-cell>
          <table:table-cell office:value-type="float" office:value="0.0104559" calcext:value-type="float">
            <text:p>0,0104559</text:p>
          </table:table-cell>
          <table:table-cell office:value-type="float" office:value="0.0365816" calcext:value-type="float">
            <text:p>0,0365816</text:p>
          </table:table-cell>
          <table:table-cell office:value-type="float" office:value="0.23315" calcext:value-type="float">
            <text:p>0,23315</text:p>
          </table:table-cell>
          <table:table-cell office:value-type="float" office:value="1.69729" calcext:value-type="float">
            <text:p>1,69729</text:p>
          </table:table-cell>
          <table:table-cell office:value-type="float" office:value="14.8809" calcext:value-type="float">
            <text:p>14,8809</text:p>
          </table:table-cell>
          <table:table-cell office:value-type="float" office:value="84.1649" calcext:value-type="float">
            <text:p>84,164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410153" calcext:value-type="float">
            <text:p>0,000410153</text:p>
          </table:table-cell>
          <table:table-cell office:value-type="float" office:value="0.000406013" calcext:value-type="float">
            <text:p>0,000406013</text:p>
          </table:table-cell>
          <table:table-cell office:value-type="float" office:value="0.000734691" calcext:value-type="float">
            <text:p>0,000734691</text:p>
          </table:table-cell>
          <table:table-cell office:value-type="float" office:value="0.00288222" calcext:value-type="float">
            <text:p>0,00288222</text:p>
          </table:table-cell>
          <table:table-cell office:value-type="float" office:value="0.00847647" calcext:value-type="float">
            <text:p>0,00847647</text:p>
          </table:table-cell>
          <table:table-cell office:value-type="float" office:value="0.0374568" calcext:value-type="float">
            <text:p>0,0374568</text:p>
          </table:table-cell>
          <table:table-cell office:value-type="float" office:value="0.227344" calcext:value-type="float">
            <text:p>0,227344</text:p>
          </table:table-cell>
          <table:table-cell office:value-type="float" office:value="1.5717" calcext:value-type="float">
            <text:p>1,5717</text:p>
          </table:table-cell>
          <table:table-cell office:value-type="float" office:value="14.5897" calcext:value-type="float">
            <text:p>14,5897</text:p>
          </table:table-cell>
          <table:table-cell office:value-type="float" office:value="84.7844" calcext:value-type="float">
            <text:p>84,784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0341389" calcext:value-type="float">
            <text:p>0,000341389</text:p>
          </table:table-cell>
          <table:table-cell office:value-type="float" office:value="0.000525444" calcext:value-type="float">
            <text:p>0,000525444</text:p>
          </table:table-cell>
          <table:table-cell office:value-type="float" office:value="0.00205438" calcext:value-type="float">
            <text:p>0,00205438</text:p>
          </table:table-cell>
          <table:table-cell office:value-type="float" office:value="0.00211887" calcext:value-type="float">
            <text:p>0,00211887</text:p>
          </table:table-cell>
          <table:table-cell office:value-type="float" office:value="0.00815687" calcext:value-type="float">
            <text:p>0,00815687</text:p>
          </table:table-cell>
          <table:table-cell office:value-type="float" office:value="0.0364034" calcext:value-type="float">
            <text:p>0,0364034</text:p>
          </table:table-cell>
          <table:table-cell office:value-type="float" office:value="0.221159" calcext:value-type="float">
            <text:p>0,221159</text:p>
          </table:table-cell>
          <table:table-cell office:value-type="float" office:value="1.72176" calcext:value-type="float">
            <text:p>1,72176</text:p>
          </table:table-cell>
          <table:table-cell office:value-type="float" office:value="14.5933" calcext:value-type="float">
            <text:p>14,5933</text:p>
          </table:table-cell>
          <table:table-cell office:value-type="float" office:value="84.4768" calcext:value-type="float">
            <text:p>84,476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340144" calcext:value-type="float">
            <text:p>0,000340144</text:p>
          </table:table-cell>
          <table:table-cell office:value-type="float" office:value="0.000530863" calcext:value-type="float">
            <text:p>0,000530863</text:p>
          </table:table-cell>
          <table:table-cell office:value-type="float" office:value="0.00104082" calcext:value-type="float">
            <text:p>0,00104082</text:p>
          </table:table-cell>
          <table:table-cell office:value-type="float" office:value="0.00218975" calcext:value-type="float">
            <text:p>0,00218975</text:p>
          </table:table-cell>
          <table:table-cell office:value-type="float" office:value="0.00753468" calcext:value-type="float">
            <text:p>0,00753468</text:p>
          </table:table-cell>
          <table:table-cell office:value-type="float" office:value="0.0378958" calcext:value-type="float">
            <text:p>0,0378958</text:p>
          </table:table-cell>
          <table:table-cell office:value-type="float" office:value="0.233346" calcext:value-type="float">
            <text:p>0,233346</text:p>
          </table:table-cell>
          <table:table-cell office:value-type="float" office:value="1.69347" calcext:value-type="float">
            <text:p>1,69347</text:p>
          </table:table-cell>
          <table:table-cell office:value-type="float" office:value="15.6095" calcext:value-type="float">
            <text:p>15,6095</text:p>
          </table:table-cell>
          <table:table-cell office:value-type="float" office:value="90.8724" calcext:value-type="float">
            <text:p>90,872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0344575" calcext:value-type="float">
            <text:p>0,000344575</text:p>
          </table:table-cell>
          <table:table-cell office:value-type="float" office:value="0.000873286" calcext:value-type="float">
            <text:p>0,000873286</text:p>
          </table:table-cell>
          <table:table-cell office:value-type="float" office:value="0.00129777" calcext:value-type="float">
            <text:p>0,00129777</text:p>
          </table:table-cell>
          <table:table-cell office:value-type="float" office:value="0.00253414" calcext:value-type="float">
            <text:p>0,00253414</text:p>
          </table:table-cell>
          <table:table-cell office:value-type="float" office:value="0.0097971" calcext:value-type="float">
            <text:p>0,0097971</text:p>
          </table:table-cell>
          <table:table-cell office:value-type="float" office:value="0.0404026" calcext:value-type="float">
            <text:p>0,0404026</text:p>
          </table:table-cell>
          <table:table-cell office:value-type="float" office:value="0.220079" calcext:value-type="float">
            <text:p>0,220079</text:p>
          </table:table-cell>
          <table:table-cell office:value-type="float" office:value="1.65336" calcext:value-type="float">
            <text:p>1,65336</text:p>
          </table:table-cell>
          <table:table-cell office:value-type="float" office:value="14.437" calcext:value-type="float">
            <text:p>14,437</text:p>
          </table:table-cell>
          <table:table-cell office:value-type="float" office:value="94.2264" calcext:value-type="float">
            <text:p>94,226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0363281" calcext:value-type="float">
            <text:p>0,000363281</text:p>
          </table:table-cell>
          <table:table-cell office:value-type="float" office:value="0.00451583" calcext:value-type="float">
            <text:p>0,00451583</text:p>
          </table:table-cell>
          <table:table-cell office:value-type="float" office:value="0.00118539" calcext:value-type="float">
            <text:p>0,00118539</text:p>
          </table:table-cell>
          <table:table-cell office:value-type="float" office:value="0.00218392" calcext:value-type="float">
            <text:p>0,00218392</text:p>
          </table:table-cell>
          <table:table-cell office:value-type="float" office:value="0.00999425" calcext:value-type="float">
            <text:p>0,00999425</text:p>
          </table:table-cell>
          <table:table-cell office:value-type="float" office:value="0.0359579" calcext:value-type="float">
            <text:p>0,0359579</text:p>
          </table:table-cell>
          <table:table-cell office:value-type="float" office:value="0.223192" calcext:value-type="float">
            <text:p>0,223192</text:p>
          </table:table-cell>
          <table:table-cell office:value-type="float" office:value="1.38071" calcext:value-type="float">
            <text:p>1,38071</text:p>
          </table:table-cell>
          <table:table-cell office:value-type="float" office:value="15.2249" calcext:value-type="float">
            <text:p>15,2249</text:p>
          </table:table-cell>
          <table:table-cell office:value-type="float" office:value="89.7807" calcext:value-type="float">
            <text:p>89,780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0346322" calcext:value-type="float">
            <text:p>0,000346322</text:p>
          </table:table-cell>
          <table:table-cell office:value-type="float" office:value="0.000984968" calcext:value-type="float">
            <text:p>0,000984968</text:p>
          </table:table-cell>
          <table:table-cell office:value-type="float" office:value="0.00201201" calcext:value-type="float">
            <text:p>0,00201201</text:p>
          </table:table-cell>
          <table:table-cell office:value-type="float" office:value="0.00286335" calcext:value-type="float">
            <text:p>0,00286335</text:p>
          </table:table-cell>
          <table:table-cell office:value-type="float" office:value="0.00901342" calcext:value-type="float">
            <text:p>0,00901342</text:p>
          </table:table-cell>
          <table:table-cell office:value-type="float" office:value="0.0385096" calcext:value-type="float">
            <text:p>0,0385096</text:p>
          </table:table-cell>
          <table:table-cell office:value-type="float" office:value="0.23074" calcext:value-type="float">
            <text:p>0,23074</text:p>
          </table:table-cell>
          <table:table-cell office:value-type="float" office:value="1.37748" calcext:value-type="float">
            <text:p>1,37748</text:p>
          </table:table-cell>
          <table:table-cell office:value-type="float" office:value="14.7239" calcext:value-type="float">
            <text:p>14,7239</text:p>
          </table:table-cell>
          <table:table-cell office:value-type="float" office:value="89.104" calcext:value-type="float">
            <text:p>89,10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135066" calcext:value-type="float">
            <text:p>0,00135066</text:p>
          </table:table-cell>
          <table:table-cell office:value-type="float" office:value="0.00113254" calcext:value-type="float">
            <text:p>0,00113254</text:p>
          </table:table-cell>
          <table:table-cell office:value-type="float" office:value="0.00168329" calcext:value-type="float">
            <text:p>0,00168329</text:p>
          </table:table-cell>
          <table:table-cell office:value-type="float" office:value="0.00365949" calcext:value-type="float">
            <text:p>0,00365949</text:p>
          </table:table-cell>
          <table:table-cell office:value-type="float" office:value="0.00738147" calcext:value-type="float">
            <text:p>0,00738147</text:p>
          </table:table-cell>
          <table:table-cell office:value-type="float" office:value="0.0376171" calcext:value-type="float">
            <text:p>0,0376171</text:p>
          </table:table-cell>
          <table:table-cell office:value-type="float" office:value="0.219913" calcext:value-type="float">
            <text:p>0,219913</text:p>
          </table:table-cell>
          <table:table-cell office:value-type="float" office:value="1.37936" calcext:value-type="float">
            <text:p>1,37936</text:p>
          </table:table-cell>
          <table:table-cell office:value-type="float" office:value="15.0024" calcext:value-type="float">
            <text:p>15,0024</text:p>
          </table:table-cell>
          <table:table-cell office:value-type="float" office:value="91.5973" calcext:value-type="float">
            <text:p>91,597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0491691" calcext:value-type="float">
            <text:p>0,000491691</text:p>
          </table:table-cell>
          <table:table-cell office:value-type="float" office:value="0.000481241" calcext:value-type="float">
            <text:p>0,000481241</text:p>
          </table:table-cell>
          <table:table-cell office:value-type="float" office:value="0.00154486" calcext:value-type="float">
            <text:p>0,00154486</text:p>
          </table:table-cell>
          <table:table-cell office:value-type="float" office:value="0.00254184" calcext:value-type="float">
            <text:p>0,00254184</text:p>
          </table:table-cell>
          <table:table-cell office:value-type="float" office:value="0.00807389" calcext:value-type="float">
            <text:p>0,00807389</text:p>
          </table:table-cell>
          <table:table-cell office:value-type="float" office:value="0.0359718" calcext:value-type="float">
            <text:p>0,0359718</text:p>
          </table:table-cell>
          <table:table-cell office:value-type="float" office:value="0.227491" calcext:value-type="float">
            <text:p>0,227491</text:p>
          </table:table-cell>
          <table:table-cell office:value-type="float" office:value="1.3865" calcext:value-type="float">
            <text:p>1,3865</text:p>
          </table:table-cell>
          <table:table-cell office:value-type="float" office:value="15.2891" calcext:value-type="float">
            <text:p>15,2891</text:p>
          </table:table-cell>
          <table:table-cell office:value-type="float" office:value="91.1678" calcext:value-type="float">
            <text:p>91,167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0470853" calcext:value-type="float">
            <text:p>0,000470853</text:p>
          </table:table-cell>
          <table:table-cell office:value-type="float" office:value="0.000508325" calcext:value-type="float">
            <text:p>0,000508325</text:p>
          </table:table-cell>
          <table:table-cell office:value-type="float" office:value="0.000846238" calcext:value-type="float">
            <text:p>0,000846238</text:p>
          </table:table-cell>
          <table:table-cell office:value-type="float" office:value="0.00538161" calcext:value-type="float">
            <text:p>0,00538161</text:p>
          </table:table-cell>
          <table:table-cell office:value-type="float" office:value="0.0087898" calcext:value-type="float">
            <text:p>0,0087898</text:p>
          </table:table-cell>
          <table:table-cell office:value-type="float" office:value="0.0368724" calcext:value-type="float">
            <text:p>0,0368724</text:p>
          </table:table-cell>
          <table:table-cell office:value-type="float" office:value="0.232179" calcext:value-type="float">
            <text:p>0,232179</text:p>
          </table:table-cell>
          <table:table-cell office:value-type="float" office:value="1.37559" calcext:value-type="float">
            <text:p>1,37559</text:p>
          </table:table-cell>
          <table:table-cell office:value-type="float" office:value="14.9806" calcext:value-type="float">
            <text:p>14,9806</text:p>
          </table:table-cell>
          <table:table-cell office:value-type="float" office:value="89.475" calcext:value-type="float">
            <text:p>89,47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0454742" calcext:value-type="float">
            <text:p>0,000454742</text:p>
          </table:table-cell>
          <table:table-cell office:value-type="float" office:value="0.00041818" calcext:value-type="float">
            <text:p>0,00041818</text:p>
          </table:table-cell>
          <table:table-cell office:value-type="float" office:value="0.00193805" calcext:value-type="float">
            <text:p>0,00193805</text:p>
          </table:table-cell>
          <table:table-cell office:value-type="float" office:value="0.0029225" calcext:value-type="float">
            <text:p>0,0029225</text:p>
          </table:table-cell>
          <table:table-cell office:value-type="float" office:value="0.00777624" calcext:value-type="float">
            <text:p>0,00777624</text:p>
          </table:table-cell>
          <table:table-cell office:value-type="float" office:value="0.037436" calcext:value-type="float">
            <text:p>0,037436</text:p>
          </table:table-cell>
          <table:table-cell office:value-type="float" office:value="0.221515" calcext:value-type="float">
            <text:p>0,221515</text:p>
          </table:table-cell>
          <table:table-cell office:value-type="float" office:value="1.37253" calcext:value-type="float">
            <text:p>1,37253</text:p>
          </table:table-cell>
          <table:table-cell office:value-type="float" office:value="14.8962" calcext:value-type="float">
            <text:p>14,8962</text:p>
          </table:table-cell>
          <table:table-cell office:value-type="float" office:value="81.5173" calcext:value-type="float">
            <text:p>81,517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0548237" calcext:value-type="float">
            <text:p>0,000548237</text:p>
          </table:table-cell>
          <table:table-cell office:value-type="float" office:value="0.000424944" calcext:value-type="float">
            <text:p>0,000424944</text:p>
          </table:table-cell>
          <table:table-cell office:value-type="float" office:value="0.00210169" calcext:value-type="float">
            <text:p>0,00210169</text:p>
          </table:table-cell>
          <table:table-cell office:value-type="float" office:value="0.00194684" calcext:value-type="float">
            <text:p>0,00194684</text:p>
          </table:table-cell>
          <table:table-cell office:value-type="float" office:value="0.0124293" calcext:value-type="float">
            <text:p>0,0124293</text:p>
          </table:table-cell>
          <table:table-cell office:value-type="float" office:value="0.0363313" calcext:value-type="float">
            <text:p>0,0363313</text:p>
          </table:table-cell>
          <table:table-cell office:value-type="float" office:value="0.23922" calcext:value-type="float">
            <text:p>0,23922</text:p>
          </table:table-cell>
          <table:table-cell office:value-type="float" office:value="1.40688" calcext:value-type="float">
            <text:p>1,40688</text:p>
          </table:table-cell>
          <table:table-cell office:value-type="float" office:value="14.6442" calcext:value-type="float">
            <text:p>14,6442</text:p>
          </table:table-cell>
          <table:table-cell office:value-type="float" office:value="91.4314" calcext:value-type="float">
            <text:p>91,431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0773104" calcext:value-type="float">
            <text:p>0,000773104</text:p>
          </table:table-cell>
          <table:table-cell office:value-type="float" office:value="0.00043889" calcext:value-type="float">
            <text:p>0,00043889</text:p>
          </table:table-cell>
          <table:table-cell office:value-type="float" office:value="0.000738346" calcext:value-type="float">
            <text:p>0,000738346</text:p>
          </table:table-cell>
          <table:table-cell office:value-type="float" office:value="0.00175745" calcext:value-type="float">
            <text:p>0,00175745</text:p>
          </table:table-cell>
          <table:table-cell office:value-type="float" office:value="0.00882783" calcext:value-type="float">
            <text:p>0,00882783</text:p>
          </table:table-cell>
          <table:table-cell office:value-type="float" office:value="0.040568" calcext:value-type="float">
            <text:p>0,040568</text:p>
          </table:table-cell>
          <table:table-cell office:value-type="float" office:value="0.228955" calcext:value-type="float">
            <text:p>0,228955</text:p>
          </table:table-cell>
          <table:table-cell office:value-type="float" office:value="1.41467" calcext:value-type="float">
            <text:p>1,41467</text:p>
          </table:table-cell>
          <table:table-cell office:value-type="float" office:value="15.5937" calcext:value-type="float">
            <text:p>15,5937</text:p>
          </table:table-cell>
          <table:table-cell office:value-type="float" office:value="89.3215" calcext:value-type="float">
            <text:p>89,3215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0.000498683" calcext:value-type="float">
            <text:p>0,000498683</text:p>
          </table:table-cell>
          <table:table-cell table:style-name="ce11" office:value-type="float" office:value="0.000426786" calcext:value-type="float">
            <text:p>0,000426786</text:p>
          </table:table-cell>
          <table:table-cell table:style-name="ce11" office:value-type="float" office:value="0.000675124" calcext:value-type="float">
            <text:p>0,000675124</text:p>
          </table:table-cell>
          <table:table-cell table:style-name="ce11" office:value-type="float" office:value="0.0017281" calcext:value-type="float">
            <text:p>0,0017281</text:p>
          </table:table-cell>
          <table:table-cell table:style-name="ce11" office:value-type="float" office:value="0.0084131" calcext:value-type="float">
            <text:p>0,0084131</text:p>
          </table:table-cell>
          <table:table-cell table:style-name="ce11" office:value-type="float" office:value="0.0366775" calcext:value-type="float">
            <text:p>0,0366775</text:p>
          </table:table-cell>
          <table:table-cell table:style-name="ce11" office:value-type="float" office:value="0.239516" calcext:value-type="float">
            <text:p>0,239516</text:p>
          </table:table-cell>
          <table:table-cell table:style-name="ce11" office:value-type="float" office:value="1.38145" calcext:value-type="float">
            <text:p>1,38145</text:p>
          </table:table-cell>
          <table:table-cell table:style-name="ce11" office:value-type="float" office:value="15.4997" calcext:value-type="float">
            <text:p>15,4997</text:p>
          </table:table-cell>
          <table:table-cell table:style-name="ce11" office:value-type="float" office:value="88.959" calcext:value-type="float">
            <text:p>88,959</text:p>
          </table:table-cell>
        </table:table-row>
        <table:table-row table:style-name="ro2">
          <table:table-cell table:style-name="ce5" office:value-type="string" calcext:value-type="string">
            <text:p>Max time</text:p>
          </table:table-cell>
          <table:table-cell table:style-name="ce12" table:formula="of:=MAX([.B3:.B22])" office:value-type="float" office:value="0.00316746" calcext:value-type="float">
            <text:p>0,00316746</text:p>
          </table:table-cell>
          <table:table-cell table:style-name="ce12" table:formula="of:=MAX([.C3:.C22])" office:value-type="float" office:value="0.0179139" calcext:value-type="float">
            <text:p>0,0179139</text:p>
          </table:table-cell>
          <table:table-cell table:style-name="ce12" table:formula="of:=MAX([.D3:.D22])" office:value-type="float" office:value="0.0210142" calcext:value-type="float">
            <text:p>0,0210142</text:p>
          </table:table-cell>
          <table:table-cell table:style-name="ce12" table:formula="of:=MAX([.E3:.E22])" office:value-type="float" office:value="0.00538161" calcext:value-type="float">
            <text:p>0,00538161</text:p>
          </table:table-cell>
          <table:table-cell table:style-name="ce12" table:formula="of:=MAX([.F3:.F22])" office:value-type="float" office:value="0.0189046" calcext:value-type="float">
            <text:p>0,0189046</text:p>
          </table:table-cell>
          <table:table-cell table:style-name="ce12" table:formula="of:=MAX([.G3:.G22])" office:value-type="float" office:value="0.0488993" calcext:value-type="float">
            <text:p>0,0488993</text:p>
          </table:table-cell>
          <table:table-cell table:style-name="ce12" table:formula="of:=MAX([.H3:.H22])" office:value-type="float" office:value="0.239516" calcext:value-type="float">
            <text:p>0,239516</text:p>
          </table:table-cell>
          <table:table-cell table:style-name="ce12" table:formula="of:=MAX([.I3:.I22])" office:value-type="float" office:value="2.10557" calcext:value-type="float">
            <text:p>2,10557</text:p>
          </table:table-cell>
          <table:table-cell table:style-name="ce12" table:formula="of:=MAX([.J3:.J22])" office:value-type="float" office:value="16.0716" calcext:value-type="float">
            <text:p>16,0716</text:p>
          </table:table-cell>
          <table:table-cell table:style-name="ce12" table:formula="of:=MAX([.K3:.K22])" office:value-type="float" office:value="94.2264" calcext:value-type="float">
            <text:p>94,2264</text:p>
          </table:table-cell>
        </table:table-row>
        <table:table-row table:style-name="ro2">
          <table:table-cell table:style-name="ce6" office:value-type="string" calcext:value-type="string">
            <text:p>Min time</text:p>
          </table:table-cell>
          <table:table-cell table:style-name="ce13" table:formula="of:=MIN([.B3:.B22])" office:value-type="float" office:value="0.000340144" calcext:value-type="float">
            <text:p>0,000340144</text:p>
          </table:table-cell>
          <table:table-cell table:style-name="ce13" table:formula="of:=MIN([.C3:.C22])" office:value-type="float" office:value="0.000406013" calcext:value-type="float">
            <text:p>0,000406013</text:p>
          </table:table-cell>
          <table:table-cell table:style-name="ce13" table:formula="of:=MIN([.D3:.D22])" office:value-type="float" office:value="0.000609303" calcext:value-type="float">
            <text:p>0,000609303</text:p>
          </table:table-cell>
          <table:table-cell table:style-name="ce13" table:formula="of:=MIN([.E3:.E22])" office:value-type="float" office:value="0.0017281" calcext:value-type="float">
            <text:p>0,0017281</text:p>
          </table:table-cell>
          <table:table-cell table:style-name="ce13" table:formula="of:=MIN([.F3:.F22])" office:value-type="float" office:value="0.00695227" calcext:value-type="float">
            <text:p>0,00695227</text:p>
          </table:table-cell>
          <table:table-cell table:style-name="ce13" table:formula="of:=MIN([.G3:.G22])" office:value-type="float" office:value="0.0341006" calcext:value-type="float">
            <text:p>0,0341006</text:p>
          </table:table-cell>
          <table:table-cell table:style-name="ce13" table:formula="of:=MIN([.H3:.H22])" office:value-type="float" office:value="0.218611" calcext:value-type="float">
            <text:p>0,218611</text:p>
          </table:table-cell>
          <table:table-cell table:style-name="ce13" table:formula="of:=MIN([.I3:.I22])" office:value-type="float" office:value="1.37253" calcext:value-type="float">
            <text:p>1,37253</text:p>
          </table:table-cell>
          <table:table-cell table:style-name="ce13" table:formula="of:=MIN([.J3:.J22])" office:value-type="float" office:value="14.437" calcext:value-type="float">
            <text:p>14,437</text:p>
          </table:table-cell>
          <table:table-cell table:style-name="ce13" table:formula="of:=MIN([.K3:.K22])" office:value-type="float" office:value="81.5173" calcext:value-type="float">
            <text:p>81,5173</text:p>
          </table:table-cell>
        </table:table-row>
        <table:table-row table:style-name="ro2">
          <table:table-cell table:style-name="ce7" office:value-type="string" calcext:value-type="string">
            <text:p>Mean time</text:p>
          </table:table-cell>
          <table:table-cell table:style-name="ce14" table:formula="of:=SUM([.B3:.B22]) / 20" office:value-type="float" office:value="0.00089686085" calcext:value-type="float">
            <text:p>0,0008968609</text:p>
          </table:table-cell>
          <table:table-cell table:style-name="ce14" table:formula="of:=SUM([.C3:.C22]) / 20" office:value-type="float" office:value="0.00162954795" calcext:value-type="float">
            <text:p>0,001629548</text:p>
          </table:table-cell>
          <table:table-cell table:style-name="ce14" table:formula="of:=SUM([.D3:.D22]) / 20" office:value-type="float" office:value="0.0021994894" calcext:value-type="float">
            <text:p>0,0021994894</text:p>
          </table:table-cell>
          <table:table-cell table:style-name="ce14" table:formula="of:=SUM([.E3:.E22]) / 20" office:value-type="float" office:value="0.00267016" calcext:value-type="float">
            <text:p>0,00267016</text:p>
          </table:table-cell>
          <table:table-cell table:style-name="ce14" table:formula="of:=SUM([.F3:.F22]) / 20" office:value-type="float" office:value="0.009427" calcext:value-type="float">
            <text:p>0,009427</text:p>
          </table:table-cell>
          <table:table-cell table:style-name="ce14" table:formula="of:=SUM([.G3:.G22]) / 20" office:value-type="float" office:value="0.03812272" calcext:value-type="float">
            <text:p>0,03812272</text:p>
          </table:table-cell>
          <table:table-cell table:style-name="ce14" table:formula="of:=SUM([.H3:.H22]) / 20" office:value-type="float" office:value="0.2278543" calcext:value-type="float">
            <text:p>0,2278543</text:p>
          </table:table-cell>
          <table:table-cell table:style-name="ce14" table:formula="of:=SUM([.I3:.I22]) / 20" office:value-type="float" office:value="1.572805" calcext:value-type="float">
            <text:p>1,572805</text:p>
          </table:table-cell>
          <table:table-cell table:style-name="ce14" table:formula="of:=SUM([.J3:.J22]) / 20" office:value-type="float" office:value="15.117965" calcext:value-type="float">
            <text:p>15,117965</text:p>
          </table:table-cell>
          <table:table-cell table:style-name="ce14" table:formula="of:=SUM([.K3:.K22]) / 20" office:value-type="float" office:value="87.482545" calcext:value-type="float">
            <text:p>87,482545</text:p>
          </table:table-cell>
        </table:table-row>
        <table:table-row table:style-name="ro2">
          <table:table-cell table:style-name="ce8" office:value-type="string" calcext:value-type="string">
            <text:p>STD</text:p>
          </table:table-cell>
          <table:table-cell table:style-name="ce15" table:formula="of:=STDEV([.B3:.B22])" office:value-type="float" office:value="0.000898624132171966" calcext:value-type="float">
            <text:p>0,0008986241</text:p>
          </table:table-cell>
          <table:table-cell table:style-name="ce15" table:formula="of:=STDEV([.C3:.C22])" office:value-type="float" office:value="0.00393818665915963" calcext:value-type="float">
            <text:p>0,0039381867</text:p>
          </table:table-cell>
          <table:table-cell table:style-name="ce15" table:formula="of:=STDEV([.D3:.D22])" office:value-type="float" office:value="0.00445815167845038" calcext:value-type="float">
            <text:p>0,0044581517</text:p>
          </table:table-cell>
          <table:table-cell table:style-name="ce15" table:formula="of:=STDEV([.E3:.E22])" office:value-type="float" office:value="0.000841709824451959" calcext:value-type="float">
            <text:p>0,0008417098</text:p>
          </table:table-cell>
          <table:table-cell table:style-name="ce15" table:formula="of:=STDEV([.F3:.F22])" office:value-type="float" office:value="0.00257667107681087" calcext:value-type="float">
            <text:p>0,0025766711</text:p>
          </table:table-cell>
          <table:table-cell table:style-name="ce15" table:formula="of:=STDEV([.G3:.G22])" office:value-type="float" office:value="0.00325214929815248" calcext:value-type="float">
            <text:p>0,0032521493</text:p>
          </table:table-cell>
          <table:table-cell table:style-name="ce15" table:formula="of:=STDEV([.H3:.H22])" office:value-type="float" office:value="0.00666464330865343" calcext:value-type="float">
            <text:p>0,0066646433</text:p>
          </table:table-cell>
          <table:table-cell table:style-name="ce15" table:formula="of:=STDEV([.I3:.I22])" office:value-type="float" office:value="0.204105033603058" calcext:value-type="float">
            <text:p>0,2041050336</text:p>
          </table:table-cell>
          <table:table-cell table:style-name="ce15" table:formula="of:=STDEV([.J3:.J22])" office:value-type="float" office:value="0.492982062527314" calcext:value-type="float">
            <text:p>0,4929820625</text:p>
          </table:table-cell>
          <table:table-cell table:style-name="ce15" table:formula="of:=STDEV([.K3:.K22])" office:value-type="float" office:value="3.48443842148654" calcext:value-type="float">
            <text:p>3,4844384215</text:p>
          </table:table-cell>
        </table:table-row>
      </table:table>
      <table:table table:name="10" table:style-name="ta1">
        <table:table-column table:style-name="co2" table:default-cell-style-name="ce3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Elapsed Time in Sequential Algorithm in Second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Execution</text:p>
          </table:table-cell>
          <table:table-cell table:style-name="ce9" office:value-type="string" calcext:value-type="string">
            <text:p>4X4</text:p>
          </table:table-cell>
          <table:table-cell table:style-name="ce9" office:value-type="string" calcext:value-type="string">
            <text:p>8X8</text:p>
          </table:table-cell>
          <table:table-cell table:style-name="ce9" office:value-type="string" calcext:value-type="string">
            <text:p>16X16</text:p>
          </table:table-cell>
          <table:table-cell table:style-name="ce9" office:value-type="string" calcext:value-type="string">
            <text:p>32X32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608209" calcext:value-type="float">
            <text:p>0,000608209</text:p>
          </table:table-cell>
          <table:table-cell office:value-type="float" office:value="0.00073645" calcext:value-type="float">
            <text:p>0,00073645</text:p>
          </table:table-cell>
          <table:table-cell office:value-type="float" office:value="0.000727853" calcext:value-type="float">
            <text:p>0,000727853</text:p>
          </table:table-cell>
          <table:table-cell office:value-type="float" office:value="0.00735545" calcext:value-type="float">
            <text:p>0,00735545</text:p>
          </table:table-cell>
          <table:table-cell office:value-type="float" office:value="0.0092199" calcext:value-type="float">
            <text:p>0,0092199</text:p>
          </table:table-cell>
          <table:table-cell office:value-type="float" office:value="0.0335688" calcext:value-type="float">
            <text:p>0,0335688</text:p>
          </table:table-cell>
          <table:table-cell office:value-type="float" office:value="0.223789" calcext:value-type="float">
            <text:p>0,223789</text:p>
          </table:table-cell>
          <table:table-cell office:value-type="float" office:value="1.63119" calcext:value-type="float">
            <text:p>1,63119</text:p>
          </table:table-cell>
          <table:table-cell office:value-type="float" office:value="15.3849" calcext:value-type="float">
            <text:p>15,3849</text:p>
          </table:table-cell>
          <table:table-cell office:value-type="float" office:value="113.997" calcext:value-type="float">
            <text:p>113,99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756435" calcext:value-type="float">
            <text:p>0,000756435</text:p>
          </table:table-cell>
          <table:table-cell office:value-type="float" office:value="0.00169847" calcext:value-type="float">
            <text:p>0,00169847</text:p>
          </table:table-cell>
          <table:table-cell office:value-type="float" office:value="0.000758482" calcext:value-type="float">
            <text:p>0,000758482</text:p>
          </table:table-cell>
          <table:table-cell office:value-type="float" office:value="0.00226183" calcext:value-type="float">
            <text:p>0,00226183</text:p>
          </table:table-cell>
          <table:table-cell office:value-type="float" office:value="0.0085039" calcext:value-type="float">
            <text:p>0,0085039</text:p>
          </table:table-cell>
          <table:table-cell office:value-type="float" office:value="0.037331" calcext:value-type="float">
            <text:p>0,037331</text:p>
          </table:table-cell>
          <table:table-cell office:value-type="float" office:value="0.220726" calcext:value-type="float">
            <text:p>0,220726</text:p>
          </table:table-cell>
          <table:table-cell office:value-type="float" office:value="1.62845" calcext:value-type="float">
            <text:p>1,62845</text:p>
          </table:table-cell>
          <table:table-cell office:value-type="float" office:value="15.1034" calcext:value-type="float">
            <text:p>15,1034</text:p>
          </table:table-cell>
          <table:table-cell office:value-type="float" office:value="106.197" calcext:value-type="float">
            <text:p>106,19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712032" calcext:value-type="float">
            <text:p>0,000712032</text:p>
          </table:table-cell>
          <table:table-cell office:value-type="float" office:value="0.00181817" calcext:value-type="float">
            <text:p>0,00181817</text:p>
          </table:table-cell>
          <table:table-cell office:value-type="float" office:value="0.00111003" calcext:value-type="float">
            <text:p>0,00111003</text:p>
          </table:table-cell>
          <table:table-cell office:value-type="float" office:value="0.00170511" calcext:value-type="float">
            <text:p>0,00170511</text:p>
          </table:table-cell>
          <table:table-cell office:value-type="float" office:value="0.00733475" calcext:value-type="float">
            <text:p>0,00733475</text:p>
          </table:table-cell>
          <table:table-cell office:value-type="float" office:value="0.0394052" calcext:value-type="float">
            <text:p>0,0394052</text:p>
          </table:table-cell>
          <table:table-cell office:value-type="float" office:value="0.217459" calcext:value-type="float">
            <text:p>0,217459</text:p>
          </table:table-cell>
          <table:table-cell office:value-type="float" office:value="1.76754" calcext:value-type="float">
            <text:p>1,76754</text:p>
          </table:table-cell>
          <table:table-cell office:value-type="float" office:value="14.8294" calcext:value-type="float">
            <text:p>14,8294</text:p>
          </table:table-cell>
          <table:table-cell office:value-type="float" office:value="105.05" calcext:value-type="float">
            <text:p>105,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871899" calcext:value-type="float">
            <text:p>0,000871899</text:p>
          </table:table-cell>
          <table:table-cell office:value-type="float" office:value="0.000832983" calcext:value-type="float">
            <text:p>0,000832983</text:p>
          </table:table-cell>
          <table:table-cell office:value-type="float" office:value="0.000715177" calcext:value-type="float">
            <text:p>0,000715177</text:p>
          </table:table-cell>
          <table:table-cell office:value-type="float" office:value="0.0027609" calcext:value-type="float">
            <text:p>0,0027609</text:p>
          </table:table-cell>
          <table:table-cell office:value-type="float" office:value="0.00801465" calcext:value-type="float">
            <text:p>0,00801465</text:p>
          </table:table-cell>
          <table:table-cell office:value-type="float" office:value="0.0398907" calcext:value-type="float">
            <text:p>0,0398907</text:p>
          </table:table-cell>
          <table:table-cell office:value-type="float" office:value="0.242692" calcext:value-type="float">
            <text:p>0,242692</text:p>
          </table:table-cell>
          <table:table-cell office:value-type="float" office:value="1.75505" calcext:value-type="float">
            <text:p>1,75505</text:p>
          </table:table-cell>
          <table:table-cell office:value-type="float" office:value="15.6663" calcext:value-type="float">
            <text:p>15,6663</text:p>
          </table:table-cell>
          <table:table-cell office:value-type="float" office:value="105.951" calcext:value-type="float">
            <text:p>105,95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351521" calcext:value-type="float">
            <text:p>0,00351521</text:p>
          </table:table-cell>
          <table:table-cell office:value-type="float" office:value="0.000680693" calcext:value-type="float">
            <text:p>0,000680693</text:p>
          </table:table-cell>
          <table:table-cell office:value-type="float" office:value="0.000896268" calcext:value-type="float">
            <text:p>0,000896268</text:p>
          </table:table-cell>
          <table:table-cell office:value-type="float" office:value="0.00226123" calcext:value-type="float">
            <text:p>0,00226123</text:p>
          </table:table-cell>
          <table:table-cell office:value-type="float" office:value="0.0065044" calcext:value-type="float">
            <text:p>0,0065044</text:p>
          </table:table-cell>
          <table:table-cell office:value-type="float" office:value="0.038266" calcext:value-type="float">
            <text:p>0,038266</text:p>
          </table:table-cell>
          <table:table-cell office:value-type="float" office:value="0.230316" calcext:value-type="float">
            <text:p>0,230316</text:p>
          </table:table-cell>
          <table:table-cell office:value-type="float" office:value="1.86206" calcext:value-type="float">
            <text:p>1,86206</text:p>
          </table:table-cell>
          <table:table-cell office:value-type="float" office:value="15.502" calcext:value-type="float">
            <text:p>15,502</text:p>
          </table:table-cell>
          <table:table-cell office:value-type="float" office:value="105.008" calcext:value-type="float">
            <text:p>105,00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0817265" calcext:value-type="float">
            <text:p>0,000817265</text:p>
          </table:table-cell>
          <table:table-cell office:value-type="float" office:value="0.000751081" calcext:value-type="float">
            <text:p>0,000751081</text:p>
          </table:table-cell>
          <table:table-cell office:value-type="float" office:value="0.00286418" calcext:value-type="float">
            <text:p>0,00286418</text:p>
          </table:table-cell>
          <table:table-cell office:value-type="float" office:value="0.0018664" calcext:value-type="float">
            <text:p>0,0018664</text:p>
          </table:table-cell>
          <table:table-cell office:value-type="float" office:value="0.00647992" calcext:value-type="float">
            <text:p>0,00647992</text:p>
          </table:table-cell>
          <table:table-cell office:value-type="float" office:value="0.0347664" calcext:value-type="float">
            <text:p>0,0347664</text:p>
          </table:table-cell>
          <table:table-cell office:value-type="float" office:value="0.218237" calcext:value-type="float">
            <text:p>0,218237</text:p>
          </table:table-cell>
          <table:table-cell office:value-type="float" office:value="1.80168" calcext:value-type="float">
            <text:p>1,80168</text:p>
          </table:table-cell>
          <table:table-cell office:value-type="float" office:value="15.5924" calcext:value-type="float">
            <text:p>15,5924</text:p>
          </table:table-cell>
          <table:table-cell office:value-type="float" office:value="105.061" calcext:value-type="float">
            <text:p>105,06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0461261" calcext:value-type="float">
            <text:p>0,000461261</text:p>
          </table:table-cell>
          <table:table-cell office:value-type="float" office:value="0.000871242" calcext:value-type="float">
            <text:p>0,000871242</text:p>
          </table:table-cell>
          <table:table-cell office:value-type="float" office:value="0.000966408" calcext:value-type="float">
            <text:p>0,000966408</text:p>
          </table:table-cell>
          <table:table-cell office:value-type="float" office:value="0.00279583" calcext:value-type="float">
            <text:p>0,00279583</text:p>
          </table:table-cell>
          <table:table-cell office:value-type="float" office:value="0.00646044" calcext:value-type="float">
            <text:p>0,00646044</text:p>
          </table:table-cell>
          <table:table-cell office:value-type="float" office:value="0.0369756" calcext:value-type="float">
            <text:p>0,0369756</text:p>
          </table:table-cell>
          <table:table-cell office:value-type="float" office:value="0.220364" calcext:value-type="float">
            <text:p>0,220364</text:p>
          </table:table-cell>
          <table:table-cell office:value-type="float" office:value="1.61202" calcext:value-type="float">
            <text:p>1,61202</text:p>
          </table:table-cell>
          <table:table-cell office:value-type="float" office:value="16.0334" calcext:value-type="float">
            <text:p>16,0334</text:p>
          </table:table-cell>
          <table:table-cell office:value-type="float" office:value="105.445" calcext:value-type="float">
            <text:p>105,44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415179" calcext:value-type="float">
            <text:p>0,000415179</text:p>
          </table:table-cell>
          <table:table-cell office:value-type="float" office:value="0.000861585" calcext:value-type="float">
            <text:p>0,000861585</text:p>
          </table:table-cell>
          <table:table-cell office:value-type="float" office:value="0.00381823" calcext:value-type="float">
            <text:p>0,00381823</text:p>
          </table:table-cell>
          <table:table-cell office:value-type="float" office:value="0.00485107" calcext:value-type="float">
            <text:p>0,00485107</text:p>
          </table:table-cell>
          <table:table-cell office:value-type="float" office:value="0.00942135" calcext:value-type="float">
            <text:p>0,00942135</text:p>
          </table:table-cell>
          <table:table-cell office:value-type="float" office:value="0.0424299" calcext:value-type="float">
            <text:p>0,0424299</text:p>
          </table:table-cell>
          <table:table-cell office:value-type="float" office:value="0.217798" calcext:value-type="float">
            <text:p>0,217798</text:p>
          </table:table-cell>
          <table:table-cell office:value-type="float" office:value="1.60199" calcext:value-type="float">
            <text:p>1,60199</text:p>
          </table:table-cell>
          <table:table-cell office:value-type="float" office:value="16.0007" calcext:value-type="float">
            <text:p>16,0007</text:p>
          </table:table-cell>
          <table:table-cell office:value-type="float" office:value="106.733" calcext:value-type="float">
            <text:p>106,73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122985" calcext:value-type="float">
            <text:p>0,00122985</text:p>
          </table:table-cell>
          <table:table-cell office:value-type="float" office:value="0.000908474" calcext:value-type="float">
            <text:p>0,000908474</text:p>
          </table:table-cell>
          <table:table-cell office:value-type="float" office:value="0.000951684" calcext:value-type="float">
            <text:p>0,000951684</text:p>
          </table:table-cell>
          <table:table-cell office:value-type="float" office:value="0.00240224" calcext:value-type="float">
            <text:p>0,00240224</text:p>
          </table:table-cell>
          <table:table-cell office:value-type="float" office:value="0.010284" calcext:value-type="float">
            <text:p>0,010284</text:p>
          </table:table-cell>
          <table:table-cell office:value-type="float" office:value="0.0347487" calcext:value-type="float">
            <text:p>0,0347487</text:p>
          </table:table-cell>
          <table:table-cell office:value-type="float" office:value="0.238364" calcext:value-type="float">
            <text:p>0,238364</text:p>
          </table:table-cell>
          <table:table-cell office:value-type="float" office:value="1.62262" calcext:value-type="float">
            <text:p>1,62262</text:p>
          </table:table-cell>
          <table:table-cell office:value-type="float" office:value="15.1919" calcext:value-type="float">
            <text:p>15,1919</text:p>
          </table:table-cell>
          <table:table-cell office:value-type="float" office:value="113.605" calcext:value-type="float">
            <text:p>113,6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578565" calcext:value-type="float">
            <text:p>0,000578565</text:p>
          </table:table-cell>
          <table:table-cell office:value-type="float" office:value="0.00080888" calcext:value-type="float">
            <text:p>0,00080888</text:p>
          </table:table-cell>
          <table:table-cell office:value-type="float" office:value="0.000968444" calcext:value-type="float">
            <text:p>0,000968444</text:p>
          </table:table-cell>
          <table:table-cell office:value-type="float" office:value="0.00179656" calcext:value-type="float">
            <text:p>0,00179656</text:p>
          </table:table-cell>
          <table:table-cell office:value-type="float" office:value="0.00683111" calcext:value-type="float">
            <text:p>0,00683111</text:p>
          </table:table-cell>
          <table:table-cell office:value-type="float" office:value="0.0407244" calcext:value-type="float">
            <text:p>0,0407244</text:p>
          </table:table-cell>
          <table:table-cell office:value-type="float" office:value="0.235127" calcext:value-type="float">
            <text:p>0,235127</text:p>
          </table:table-cell>
          <table:table-cell office:value-type="float" office:value="1.59945" calcext:value-type="float">
            <text:p>1,59945</text:p>
          </table:table-cell>
          <table:table-cell office:value-type="float" office:value="15.4904" calcext:value-type="float">
            <text:p>15,4904</text:p>
          </table:table-cell>
          <table:table-cell office:value-type="float" office:value="116.464" calcext:value-type="float">
            <text:p>116,46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0535354" calcext:value-type="float">
            <text:p>0,000535354</text:p>
          </table:table-cell>
          <table:table-cell office:value-type="float" office:value="0.000827453" calcext:value-type="float">
            <text:p>0,000827453</text:p>
          </table:table-cell>
          <table:table-cell office:value-type="float" office:value="0.000946767" calcext:value-type="float">
            <text:p>0,000946767</text:p>
          </table:table-cell>
          <table:table-cell office:value-type="float" office:value="0.00206905" calcext:value-type="float">
            <text:p>0,00206905</text:p>
          </table:table-cell>
          <table:table-cell office:value-type="float" office:value="0.00835374" calcext:value-type="float">
            <text:p>0,00835374</text:p>
          </table:table-cell>
          <table:table-cell office:value-type="float" office:value="0.038546" calcext:value-type="float">
            <text:p>0,038546</text:p>
          </table:table-cell>
          <table:table-cell office:value-type="float" office:value="0.251354" calcext:value-type="float">
            <text:p>0,251354</text:p>
          </table:table-cell>
          <table:table-cell office:value-type="float" office:value="1.61336" calcext:value-type="float">
            <text:p>1,61336</text:p>
          </table:table-cell>
          <table:table-cell office:value-type="float" office:value="15.1334" calcext:value-type="float">
            <text:p>15,1334</text:p>
          </table:table-cell>
          <table:table-cell office:value-type="float" office:value="113.386" calcext:value-type="float">
            <text:p>113,38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0626804" calcext:value-type="float">
            <text:p>0,000626804</text:p>
          </table:table-cell>
          <table:table-cell office:value-type="float" office:value="0.00230592" calcext:value-type="float">
            <text:p>0,00230592</text:p>
          </table:table-cell>
          <table:table-cell office:value-type="float" office:value="0.00102304" calcext:value-type="float">
            <text:p>0,00102304</text:p>
          </table:table-cell>
          <table:table-cell office:value-type="float" office:value="0.00185689" calcext:value-type="float">
            <text:p>0,00185689</text:p>
          </table:table-cell>
          <table:table-cell office:value-type="float" office:value="0.00793228" calcext:value-type="float">
            <text:p>0,00793228</text:p>
          </table:table-cell>
          <table:table-cell office:value-type="float" office:value="0.0379986" calcext:value-type="float">
            <text:p>0,0379986</text:p>
          </table:table-cell>
          <table:table-cell office:value-type="float" office:value="0.249799" calcext:value-type="float">
            <text:p>0,249799</text:p>
          </table:table-cell>
          <table:table-cell office:value-type="float" office:value="1.59438" calcext:value-type="float">
            <text:p>1,59438</text:p>
          </table:table-cell>
          <table:table-cell office:value-type="float" office:value="15.3071" calcext:value-type="float">
            <text:p>15,3071</text:p>
          </table:table-cell>
          <table:table-cell office:value-type="float" office:value="114.496" calcext:value-type="float">
            <text:p>114,49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0464737" calcext:value-type="float">
            <text:p>0,000464737</text:p>
          </table:table-cell>
          <table:table-cell office:value-type="float" office:value="0.000908337" calcext:value-type="float">
            <text:p>0,000908337</text:p>
          </table:table-cell>
          <table:table-cell office:value-type="float" office:value="0.00086347" calcext:value-type="float">
            <text:p>0,00086347</text:p>
          </table:table-cell>
          <table:table-cell office:value-type="float" office:value="0.00188093" calcext:value-type="float">
            <text:p>0,00188093</text:p>
          </table:table-cell>
          <table:table-cell office:value-type="float" office:value="0.00688236" calcext:value-type="float">
            <text:p>0,00688236</text:p>
          </table:table-cell>
          <table:table-cell office:value-type="float" office:value="0.0384054" calcext:value-type="float">
            <text:p>0,0384054</text:p>
          </table:table-cell>
          <table:table-cell office:value-type="float" office:value="0.235305" calcext:value-type="float">
            <text:p>0,235305</text:p>
          </table:table-cell>
          <table:table-cell office:value-type="float" office:value="1.62363" calcext:value-type="float">
            <text:p>1,62363</text:p>
          </table:table-cell>
          <table:table-cell office:value-type="float" office:value="14.7306" calcext:value-type="float">
            <text:p>14,7306</text:p>
          </table:table-cell>
          <table:table-cell office:value-type="float" office:value="114.027" calcext:value-type="float">
            <text:p>114,02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0533573" calcext:value-type="float">
            <text:p>0,000533573</text:p>
          </table:table-cell>
          <table:table-cell office:value-type="float" office:value="0.00107297" calcext:value-type="float">
            <text:p>0,00107297</text:p>
          </table:table-cell>
          <table:table-cell office:value-type="float" office:value="0.00123386" calcext:value-type="float">
            <text:p>0,00123386</text:p>
          </table:table-cell>
          <table:table-cell office:value-type="float" office:value="0.00199324" calcext:value-type="float">
            <text:p>0,00199324</text:p>
          </table:table-cell>
          <table:table-cell office:value-type="float" office:value="0.00634166" calcext:value-type="float">
            <text:p>0,00634166</text:p>
          </table:table-cell>
          <table:table-cell office:value-type="float" office:value="0.0386103" calcext:value-type="float">
            <text:p>0,0386103</text:p>
          </table:table-cell>
          <table:table-cell office:value-type="float" office:value="0.2393" calcext:value-type="float">
            <text:p>0,2393</text:p>
          </table:table-cell>
          <table:table-cell office:value-type="float" office:value="1.60071" calcext:value-type="float">
            <text:p>1,60071</text:p>
          </table:table-cell>
          <table:table-cell office:value-type="float" office:value="14.9478" calcext:value-type="float">
            <text:p>14,9478</text:p>
          </table:table-cell>
          <table:table-cell office:value-type="float" office:value="114.238" calcext:value-type="float">
            <text:p>114,23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0688637" calcext:value-type="float">
            <text:p>0,000688637</text:p>
          </table:table-cell>
          <table:table-cell office:value-type="float" office:value="0.000614635" calcext:value-type="float">
            <text:p>0,000614635</text:p>
          </table:table-cell>
          <table:table-cell office:value-type="float" office:value="0.00326687" calcext:value-type="float">
            <text:p>0,00326687</text:p>
          </table:table-cell>
          <table:table-cell office:value-type="float" office:value="0.00329336" calcext:value-type="float">
            <text:p>0,00329336</text:p>
          </table:table-cell>
          <table:table-cell office:value-type="float" office:value="0.0115208" calcext:value-type="float">
            <text:p>0,0115208</text:p>
          </table:table-cell>
          <table:table-cell office:value-type="float" office:value="0.0353086" calcext:value-type="float">
            <text:p>0,0353086</text:p>
          </table:table-cell>
          <table:table-cell office:value-type="float" office:value="0.235532" calcext:value-type="float">
            <text:p>0,235532</text:p>
          </table:table-cell>
          <table:table-cell office:value-type="float" office:value="1.6071" calcext:value-type="float">
            <text:p>1,6071</text:p>
          </table:table-cell>
          <table:table-cell office:value-type="float" office:value="14.7764" calcext:value-type="float">
            <text:p>14,7764</text:p>
          </table:table-cell>
          <table:table-cell office:value-type="float" office:value="114.228" calcext:value-type="float">
            <text:p>114,22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0538067" calcext:value-type="float">
            <text:p>0,000538067</text:p>
          </table:table-cell>
          <table:table-cell office:value-type="float" office:value="0.000550321" calcext:value-type="float">
            <text:p>0,000550321</text:p>
          </table:table-cell>
          <table:table-cell office:value-type="float" office:value="0.00108931" calcext:value-type="float">
            <text:p>0,00108931</text:p>
          </table:table-cell>
          <table:table-cell office:value-type="float" office:value="0.00270271" calcext:value-type="float">
            <text:p>0,00270271</text:p>
          </table:table-cell>
          <table:table-cell office:value-type="float" office:value="0.00884106" calcext:value-type="float">
            <text:p>0,00884106</text:p>
          </table:table-cell>
          <table:table-cell office:value-type="float" office:value="0.0348314" calcext:value-type="float">
            <text:p>0,0348314</text:p>
          </table:table-cell>
          <table:table-cell office:value-type="float" office:value="0.233246" calcext:value-type="float">
            <text:p>0,233246</text:p>
          </table:table-cell>
          <table:table-cell office:value-type="float" office:value="1.61949" calcext:value-type="float">
            <text:p>1,61949</text:p>
          </table:table-cell>
          <table:table-cell office:value-type="float" office:value="14.396" calcext:value-type="float">
            <text:p>14,396</text:p>
          </table:table-cell>
          <table:table-cell office:value-type="float" office:value="108.529" calcext:value-type="float">
            <text:p>108,52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0561183" calcext:value-type="float">
            <text:p>0,000561183</text:p>
          </table:table-cell>
          <table:table-cell office:value-type="float" office:value="0.00054849" calcext:value-type="float">
            <text:p>0,00054849</text:p>
          </table:table-cell>
          <table:table-cell office:value-type="float" office:value="0.00269902" calcext:value-type="float">
            <text:p>0,00269902</text:p>
          </table:table-cell>
          <table:table-cell office:value-type="float" office:value="0.00206911" calcext:value-type="float">
            <text:p>0,00206911</text:p>
          </table:table-cell>
          <table:table-cell office:value-type="float" office:value="0.00766464" calcext:value-type="float">
            <text:p>0,00766464</text:p>
          </table:table-cell>
          <table:table-cell office:value-type="float" office:value="0.0431514" calcext:value-type="float">
            <text:p>0,0431514</text:p>
          </table:table-cell>
          <table:table-cell office:value-type="float" office:value="0.259424" calcext:value-type="float">
            <text:p>0,259424</text:p>
          </table:table-cell>
          <table:table-cell office:value-type="float" office:value="1.60301" calcext:value-type="float">
            <text:p>1,60301</text:p>
          </table:table-cell>
          <table:table-cell office:value-type="float" office:value="14.8511" calcext:value-type="float">
            <text:p>14,8511</text:p>
          </table:table-cell>
          <table:table-cell office:value-type="float" office:value="102.52" calcext:value-type="float">
            <text:p>102,5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0626586" calcext:value-type="float">
            <text:p>0,000626586</text:p>
          </table:table-cell>
          <table:table-cell office:value-type="float" office:value="0.000645805" calcext:value-type="float">
            <text:p>0,000645805</text:p>
          </table:table-cell>
          <table:table-cell office:value-type="float" office:value="0.00228384" calcext:value-type="float">
            <text:p>0,00228384</text:p>
          </table:table-cell>
          <table:table-cell office:value-type="float" office:value="0.00372719" calcext:value-type="float">
            <text:p>0,00372719</text:p>
          </table:table-cell>
          <table:table-cell office:value-type="float" office:value="0.00898115" calcext:value-type="float">
            <text:p>0,00898115</text:p>
          </table:table-cell>
          <table:table-cell office:value-type="float" office:value="0.0388414" calcext:value-type="float">
            <text:p>0,0388414</text:p>
          </table:table-cell>
          <table:table-cell office:value-type="float" office:value="0.277435" calcext:value-type="float">
            <text:p>0,277435</text:p>
          </table:table-cell>
          <table:table-cell office:value-type="float" office:value="1.64373" calcext:value-type="float">
            <text:p>1,64373</text:p>
          </table:table-cell>
          <table:table-cell office:value-type="float" office:value="15.0978" calcext:value-type="float">
            <text:p>15,0978</text:p>
          </table:table-cell>
          <table:table-cell office:value-type="float" office:value="118.823" calcext:value-type="float">
            <text:p>118,82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0543639" calcext:value-type="float">
            <text:p>0,000543639</text:p>
          </table:table-cell>
          <table:table-cell office:value-type="float" office:value="0.000615767" calcext:value-type="float">
            <text:p>0,000615767</text:p>
          </table:table-cell>
          <table:table-cell office:value-type="float" office:value="0.00155918" calcext:value-type="float">
            <text:p>0,00155918</text:p>
          </table:table-cell>
          <table:table-cell office:value-type="float" office:value="0.00237939" calcext:value-type="float">
            <text:p>0,00237939</text:p>
          </table:table-cell>
          <table:table-cell office:value-type="float" office:value="0.0107278" calcext:value-type="float">
            <text:p>0,0107278</text:p>
          </table:table-cell>
          <table:table-cell office:value-type="float" office:value="0.0393975" calcext:value-type="float">
            <text:p>0,0393975</text:p>
          </table:table-cell>
          <table:table-cell office:value-type="float" office:value="0.27731" calcext:value-type="float">
            <text:p>0,27731</text:p>
          </table:table-cell>
          <table:table-cell office:value-type="float" office:value="1.63118" calcext:value-type="float">
            <text:p>1,63118</text:p>
          </table:table-cell>
          <table:table-cell office:value-type="float" office:value="15.4057" calcext:value-type="float">
            <text:p>15,4057</text:p>
          </table:table-cell>
          <table:table-cell office:value-type="float" office:value="109.472" calcext:value-type="float">
            <text:p>109,472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0.0016607" calcext:value-type="float">
            <text:p>0,0016607</text:p>
          </table:table-cell>
          <table:table-cell table:style-name="ce11" office:value-type="float" office:value="0.00070927" calcext:value-type="float">
            <text:p>0,00070927</text:p>
          </table:table-cell>
          <table:table-cell table:style-name="ce11" office:value-type="float" office:value="0.00418958" calcext:value-type="float">
            <text:p>0,00418958</text:p>
          </table:table-cell>
          <table:table-cell table:style-name="ce11" office:value-type="float" office:value="0.00196788" calcext:value-type="float">
            <text:p>0,00196788</text:p>
          </table:table-cell>
          <table:table-cell table:style-name="ce11" office:value-type="float" office:value="0.00967687" calcext:value-type="float">
            <text:p>0,00967687</text:p>
          </table:table-cell>
          <table:table-cell table:style-name="ce11" office:value-type="float" office:value="0.0399192" calcext:value-type="float">
            <text:p>0,0399192</text:p>
          </table:table-cell>
          <table:table-cell table:style-name="ce11" office:value-type="float" office:value="0.29462" calcext:value-type="float">
            <text:p>0,29462</text:p>
          </table:table-cell>
          <table:table-cell table:style-name="ce11" office:value-type="float" office:value="1.6009" calcext:value-type="float">
            <text:p>1,6009</text:p>
          </table:table-cell>
          <table:table-cell table:style-name="ce11" office:value-type="float" office:value="16.1173" calcext:value-type="float">
            <text:p>16,1173</text:p>
          </table:table-cell>
          <table:table-cell table:style-name="ce11" office:value-type="float" office:value="110.29" calcext:value-type="float">
            <text:p>110,29</text:p>
          </table:table-cell>
        </table:table-row>
        <table:table-row table:style-name="ro2">
          <table:table-cell table:style-name="ce5" office:value-type="string" calcext:value-type="string">
            <text:p>Max time</text:p>
          </table:table-cell>
          <table:table-cell table:style-name="ce12" table:formula="of:=MAX([.B3:.B22])" office:value-type="float" office:value="0.00351521" calcext:value-type="float">
            <text:p>0,00351521</text:p>
          </table:table-cell>
          <table:table-cell table:style-name="ce12" table:formula="of:=MAX([.C3:.C22])" office:value-type="float" office:value="0.00230592" calcext:value-type="float">
            <text:p>0,00230592</text:p>
          </table:table-cell>
          <table:table-cell table:style-name="ce12" table:formula="of:=MAX([.D3:.D22])" office:value-type="float" office:value="0.00418958" calcext:value-type="float">
            <text:p>0,00418958</text:p>
          </table:table-cell>
          <table:table-cell table:style-name="ce12" table:formula="of:=MAX([.E3:.E22])" office:value-type="float" office:value="0.00735545" calcext:value-type="float">
            <text:p>0,00735545</text:p>
          </table:table-cell>
          <table:table-cell table:style-name="ce12" table:formula="of:=MAX([.F3:.F22])" office:value-type="float" office:value="0.0115208" calcext:value-type="float">
            <text:p>0,0115208</text:p>
          </table:table-cell>
          <table:table-cell table:style-name="ce12" table:formula="of:=MAX([.G3:.G22])" office:value-type="float" office:value="0.0431514" calcext:value-type="float">
            <text:p>0,0431514</text:p>
          </table:table-cell>
          <table:table-cell table:style-name="ce12" table:formula="of:=MAX([.H3:.H22])" office:value-type="float" office:value="0.29462" calcext:value-type="float">
            <text:p>0,29462</text:p>
          </table:table-cell>
          <table:table-cell table:style-name="ce12" table:formula="of:=MAX([.I3:.I22])" office:value-type="float" office:value="1.86206" calcext:value-type="float">
            <text:p>1,86206</text:p>
          </table:table-cell>
          <table:table-cell table:style-name="ce12" table:formula="of:=MAX([.J3:.J22])" office:value-type="float" office:value="16.1173" calcext:value-type="float">
            <text:p>16,1173</text:p>
          </table:table-cell>
          <table:table-cell table:style-name="ce12" table:formula="of:=MAX([.K3:.K22])" office:value-type="float" office:value="118.823" calcext:value-type="float">
            <text:p>118,823</text:p>
          </table:table-cell>
        </table:table-row>
        <table:table-row table:style-name="ro2">
          <table:table-cell table:style-name="ce6" office:value-type="string" calcext:value-type="string">
            <text:p>Min time</text:p>
          </table:table-cell>
          <table:table-cell table:style-name="ce13" table:formula="of:=MIN([.B3:.B22])" office:value-type="float" office:value="0.000415179" calcext:value-type="float">
            <text:p>0,000415179</text:p>
          </table:table-cell>
          <table:table-cell table:style-name="ce13" table:formula="of:=MIN([.C3:.C22])" office:value-type="float" office:value="0.00054849" calcext:value-type="float">
            <text:p>0,00054849</text:p>
          </table:table-cell>
          <table:table-cell table:style-name="ce13" table:formula="of:=MIN([.D3:.D22])" office:value-type="float" office:value="0.000715177" calcext:value-type="float">
            <text:p>0,000715177</text:p>
          </table:table-cell>
          <table:table-cell table:style-name="ce13" table:formula="of:=MIN([.E3:.E22])" office:value-type="float" office:value="0.00170511" calcext:value-type="float">
            <text:p>0,00170511</text:p>
          </table:table-cell>
          <table:table-cell table:style-name="ce13" table:formula="of:=MIN([.F3:.F22])" office:value-type="float" office:value="0.00634166" calcext:value-type="float">
            <text:p>0,00634166</text:p>
          </table:table-cell>
          <table:table-cell table:style-name="ce13" table:formula="of:=MIN([.G3:.G22])" office:value-type="float" office:value="0.0335688" calcext:value-type="float">
            <text:p>0,0335688</text:p>
          </table:table-cell>
          <table:table-cell table:style-name="ce13" table:formula="of:=MIN([.H3:.H22])" office:value-type="float" office:value="0.217459" calcext:value-type="float">
            <text:p>0,217459</text:p>
          </table:table-cell>
          <table:table-cell table:style-name="ce13" table:formula="of:=MIN([.I3:.I22])" office:value-type="float" office:value="1.59438" calcext:value-type="float">
            <text:p>1,59438</text:p>
          </table:table-cell>
          <table:table-cell table:style-name="ce13" table:formula="of:=MIN([.J3:.J22])" office:value-type="float" office:value="14.396" calcext:value-type="float">
            <text:p>14,396</text:p>
          </table:table-cell>
          <table:table-cell table:style-name="ce13" table:formula="of:=MIN([.K3:.K22])" office:value-type="float" office:value="102.52" calcext:value-type="float">
            <text:p>102,52</text:p>
          </table:table-cell>
        </table:table-row>
        <table:table-row table:style-name="ro2">
          <table:table-cell table:style-name="ce7" office:value-type="string" calcext:value-type="string">
            <text:p>Mean time</text:p>
          </table:table-cell>
          <table:table-cell table:style-name="ce14" table:formula="of:=SUM([.B3:.B22]) / 20" office:value-type="float" office:value="0.00083725925" calcext:value-type="float">
            <text:p>0,0008372593</text:p>
          </table:table-cell>
          <table:table-cell table:style-name="ce14" table:formula="of:=SUM([.C3:.C22]) / 20" office:value-type="float" office:value="0.0009383498" calcext:value-type="float">
            <text:p>0,0009383498</text:p>
          </table:table-cell>
          <table:table-cell table:style-name="ce14" table:formula="of:=SUM([.D3:.D22]) / 20" office:value-type="float" office:value="0.00164658465" calcext:value-type="float">
            <text:p>0,0016465847</text:p>
          </table:table-cell>
          <table:table-cell table:style-name="ce14" table:formula="of:=SUM([.E3:.E22]) / 20" office:value-type="float" office:value="0.0026998185" calcext:value-type="float">
            <text:p>0,0026998185</text:p>
          </table:table-cell>
          <table:table-cell table:style-name="ce14" table:formula="of:=SUM([.F3:.F22]) / 20" office:value-type="float" office:value="0.008298839" calcext:value-type="float">
            <text:p>0,008298839</text:p>
          </table:table-cell>
          <table:table-cell table:style-name="ce14" table:formula="of:=SUM([.G3:.G22]) / 20" office:value-type="float" office:value="0.038155825" calcext:value-type="float">
            <text:p>0,038155825</text:p>
          </table:table-cell>
          <table:table-cell table:style-name="ce14" table:formula="of:=SUM([.H3:.H22]) / 20" office:value-type="float" office:value="0.24090985" calcext:value-type="float">
            <text:p>0,24090985</text:p>
          </table:table-cell>
          <table:table-cell table:style-name="ce14" table:formula="of:=SUM([.I3:.I22]) / 20" office:value-type="float" office:value="1.650977" calcext:value-type="float">
            <text:p>1,650977</text:p>
          </table:table-cell>
          <table:table-cell table:style-name="ce14" table:formula="of:=SUM([.J3:.J22]) / 20" office:value-type="float" office:value="15.2779" calcext:value-type="float">
            <text:p>15,2779</text:p>
          </table:table-cell>
          <table:table-cell table:style-name="ce14" table:formula="of:=SUM([.K3:.K22]) / 20" office:value-type="float" office:value="110.176" calcext:value-type="float">
            <text:p>110,176</text:p>
          </table:table-cell>
        </table:table-row>
        <table:table-row table:style-name="ro2">
          <table:table-cell table:style-name="ce8" office:value-type="string" calcext:value-type="string">
            <text:p>STD</text:p>
          </table:table-cell>
          <table:table-cell table:style-name="ce15" table:formula="of:=STDEV([.B3:.B22])" office:value-type="float" office:value="0.0006940038200572" calcext:value-type="float">
            <text:p>0,0006940038</text:p>
          </table:table-cell>
          <table:table-cell table:style-name="ce15" table:formula="of:=STDEV([.C3:.C22])" office:value-type="float" office:value="0.000463639923223161" calcext:value-type="float">
            <text:p>0,0004636399</text:p>
          </table:table-cell>
          <table:table-cell table:style-name="ce15" table:formula="of:=STDEV([.D3:.D22])" office:value-type="float" office:value="0.00111311289961787" calcext:value-type="float">
            <text:p>0,0011131129</text:p>
          </table:table-cell>
          <table:table-cell table:style-name="ce15" table:formula="of:=STDEV([.E3:.E22])" office:value-type="float" office:value="0.00133792088307617" calcext:value-type="float">
            <text:p>0,0013379209</text:p>
          </table:table-cell>
          <table:table-cell table:style-name="ce15" table:formula="of:=STDEV([.F3:.F22])" office:value-type="float" office:value="0.0015300482005648" calcext:value-type="float">
            <text:p>0,0015300482</text:p>
          </table:table-cell>
          <table:table-cell table:style-name="ce15" table:formula="of:=STDEV([.G3:.G22])" office:value-type="float" office:value="0.0025684343446984" calcext:value-type="float">
            <text:p>0,0025684343</text:p>
          </table:table-cell>
          <table:table-cell table:style-name="ce15" table:formula="of:=STDEV([.H3:.H22])" office:value-type="float" office:value="0.0218517737863061" calcext:value-type="float">
            <text:p>0,0218517738</text:p>
          </table:table-cell>
          <table:table-cell table:style-name="ce15" table:formula="of:=STDEV([.I3:.I22])" office:value-type="float" office:value="0.0781441165310675" calcext:value-type="float">
            <text:p>0,0781441165</text:p>
          </table:table-cell>
          <table:table-cell table:style-name="ce15" table:formula="of:=STDEV([.J3:.J22])" office:value-type="float" office:value="0.463613664028234" calcext:value-type="float">
            <text:p>0,463613664</text:p>
          </table:table-cell>
          <table:table-cell table:style-name="ce15" table:formula="of:=STDEV([.K3:.K22])" office:value-type="float" office:value="4.73667350518661" calcext:value-type="float">
            <text:p>4,7366735052</text:p>
          </table:table-cell>
        </table:table-row>
      </table:table>
      <table:table table:name="Sheet7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/00/0000</text:date>, <text:time style:data-style-name="N2" text:time-value="22:48:20.331064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02:08:27.513635071</meta:creation-date>
    <dc:date>2017-10-07T02:36:14.881535747</dc:date>
    <meta:editing-duration>PT2H11M55S</meta:editing-duration>
    <meta:editing-cycles>14</meta:editing-cycles>
    <meta:generator>LibreOffice/5.1.6.2$Linux_X86_64 LibreOffice_project/10m0$Build-2</meta:generator>
    <meta:document-statistic meta:table-count="7" meta:cell-count="1656" meta:object-count="0"/>
  </office:meta>
</office:document-meta>
</file>